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ext-properties style:text-position=""/>
      <style:map style:condition="cell-content()=1" style:apply-style-name="Set3_5f_1" style:base-cell-address="structure.A7"/>
      <style:map style:condition="cell-content()=2" style:apply-style-name="Set3_5f_2" style:base-cell-address="structure.A7"/>
      <style:map style:condition="cell-content()=3" style:apply-style-name="Set3_5f_3" style:base-cell-address="structure.A7"/>
      <style:map style:condition="cell-content()=4" style:apply-style-name="Set3_5f_4" style:base-cell-address="structure.A7"/>
      <style:map style:condition="cell-content()=5" style:apply-style-name="Set3_5f_5" style:base-cell-address="structure.A7"/>
      <style:map style:condition="cell-content()=6" style:apply-style-name="Set3_5f_6" style:base-cell-address="structure.A7"/>
      <style:map style:condition="cell-content()=7" style:apply-style-name="Set3_5f_7" style:base-cell-address="structure.A7"/>
      <style:map style:condition="cell-content()=8" style:apply-style-name="Set3_5f_8" style:base-cell-address="structure.A7"/>
      <style:map style:condition="cell-content()=9" style:apply-style-name="Set3_5f_9" style:base-cell-address="structure.A7"/>
      <style:map style:condition="cell-content()=10" style:apply-style-name="Set3_5f_10" style:base-cell-address="structure.A7"/>
      <style:map style:condition="cell-content()=11" style:apply-style-name="Set3_5f_11" style:base-cell-address="structure.A7"/>
      <style:map style:condition="cell-content()=12" style:apply-style-name="Set3_5f_12" style:base-cell-address="structure.A7"/>
    </style:style>
    <style:style style:name="ce3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4" style:family="table-cell" style:parent-style-name="Default">
      <style:map style:condition="cell-content()=1" style:apply-style-name="Set3_5f_1" style:base-cell-address="structure.A7"/>
      <style:map style:condition="cell-content()=2" style:apply-style-name="Set3_5f_2" style:base-cell-address="structure.A7"/>
      <style:map style:condition="cell-content()=3" style:apply-style-name="Set3_5f_3" style:base-cell-address="structure.A7"/>
      <style:map style:condition="cell-content()=4" style:apply-style-name="Set3_5f_4" style:base-cell-address="structure.A7"/>
      <style:map style:condition="cell-content()=5" style:apply-style-name="Set3_5f_5" style:base-cell-address="structure.A7"/>
      <style:map style:condition="cell-content()=6" style:apply-style-name="Set3_5f_6" style:base-cell-address="structure.A7"/>
      <style:map style:condition="cell-content()=7" style:apply-style-name="Set3_5f_7" style:base-cell-address="structure.A7"/>
      <style:map style:condition="cell-content()=8" style:apply-style-name="Set3_5f_8" style:base-cell-address="structure.A7"/>
      <style:map style:condition="cell-content()=9" style:apply-style-name="Set3_5f_9" style:base-cell-address="structure.A7"/>
      <style:map style:condition="cell-content()=10" style:apply-style-name="Set3_5f_10" style:base-cell-address="structure.A7"/>
      <style:map style:condition="cell-content()=11" style:apply-style-name="Set3_5f_11" style:base-cell-address="structure.A7"/>
      <style:map style:condition="cell-content()=12" style:apply-style-name="Set3_5f_12" style:base-cell-address="structure.A7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/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9:structure.B1048576 structure.A1:structure.B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  <calcext:conditional-format calcext:target-range-address="structure.A7:structure.B8">
            <calcext:condition calcext:apply-style-name="Set3_1" calcext:value="=1" calcext:base-cell-address="structure.A7"/>
            <calcext:condition calcext:apply-style-name="Set3_2" calcext:value="=2" calcext:base-cell-address="structure.A7"/>
            <calcext:condition calcext:apply-style-name="Set3_3" calcext:value="=3" calcext:base-cell-address="structure.A7"/>
            <calcext:condition calcext:apply-style-name="Set3_4" calcext:value="=4" calcext:base-cell-address="structure.A7"/>
            <calcext:condition calcext:apply-style-name="Set3_5" calcext:value="=5" calcext:base-cell-address="structure.A7"/>
            <calcext:condition calcext:apply-style-name="Set3_6" calcext:value="=6" calcext:base-cell-address="structure.A7"/>
            <calcext:condition calcext:apply-style-name="Set3_7" calcext:value="=7" calcext:base-cell-address="structure.A7"/>
            <calcext:condition calcext:apply-style-name="Set3_8" calcext:value="=8" calcext:base-cell-address="structure.A7"/>
            <calcext:condition calcext:apply-style-name="Set3_9" calcext:value="=9" calcext:base-cell-address="structure.A7"/>
            <calcext:condition calcext:apply-style-name="Set3_10" calcext:value="=10" calcext:base-cell-address="structure.A7"/>
            <calcext:condition calcext:apply-style-name="Set3_11" calcext:value="=11" calcext:base-cell-address="structure.A7"/>
            <calcext:condition calcext:apply-style-name="Set3_12" calcext:value="=12" calcext:base-cell-address="structure.A7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4"/>
        <table:table-column table:style-name="co1" table:default-cell-style-name="ce16"/>
        <table:table-column table:style-name="co1" table:default-cell-style-name="ce18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default-cell-style-name="ce27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7" office:value-type="string" calcext:value-type="string">
            <text:p>milestone_2</text:p>
          </table:table-cell>
          <table:table-cell table:style-name="ce9" office:value-type="string" calcext:value-type="string">
            <text:p>milestone_3</text:p>
          </table:table-cell>
          <table:table-cell table:style-name="ce11" office:value-type="string" calcext:value-type="string">
            <text:p>milestone_4</text:p>
          </table:table-cell>
          <table:table-cell table:style-name="ce13" office:value-type="string" calcext:value-type="string">
            <text:p>milestone_5</text:p>
          </table:table-cell>
          <table:table-cell table:style-name="ce15" office:value-type="string" calcext:value-type="string">
            <text:p>milestone_6</text:p>
          </table:table-cell>
          <table:table-cell table:style-name="ce17" office:value-type="string" calcext:value-type="string">
            <text:p>milestone_7</text:p>
          </table:table-cell>
          <table:table-cell table:style-name="ce6" office:value-type="string" calcext:value-type="string">
            <text:p>milestone_8</text:p>
          </table:table-cell>
          <table:table-cell table:style-name="ce6" office:value-type="string" calcext:value-type="string">
            <text:p>milestone_9</text:p>
          </table:table-cell>
          <table:table-cell table:style-name="ce6" office:value-type="string" calcext:value-type="string">
            <text:p>milestone_10</text:p>
          </table:table-cell>
          <table:table-cell table:style-name="ce6" office:value-type="string" calcext:value-type="string">
            <text:p>milestone_11</text:p>
          </table:table-cell>
          <table:table-cell table:style-name="ce6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  <table:table-cell office:value-type="string" calcext:value-type="string">
            <text:p>extra_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SUM([.C2:.M2])" office:value-type="float" office:value="1" calcext:value-type="float">
            <text:p>1</text:p>
          </table:table-cell>
          <table:table-cell table:formula="of:=IF(MOD(ROW(); 3)=MOD(COLUMN()+2;3); [.$Q2]*[.$Q2] + [.$Q2]*(1-[.$Q2])*[.R2]; [.$Q2]*(1-[.$Q2])*[.R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402049251249991" calcext:value-type="float">
            <text:p>0.4020492512</text:p>
          </table:table-cell>
          <table:table-cell table:formula="of:=RAND()" office:value-type="float" office:value="0.463426130707376" calcext:value-type="float">
            <text:p>0.4634261307</text:p>
          </table:table-cell>
          <table:table-cell table:formula="of:=RAND()" office:value-type="float" office:value="0.457842816469203" calcext:value-type="float">
            <text:p>0.4578428165</text:p>
          </table:table-cell>
          <table:table-cell office:value-type="float" office:value="0" calcext:value-type="float">
            <text:p>0</text:p>
          </table:table-cell>
          <table:table-cell table:formula="of:=[.N2]/SUM([.$N2:.$P2])" office:value-type="float" office:value="0.303819029866006" calcext:value-type="float">
            <text:p>0.3038190299</text:p>
          </table:table-cell>
          <table:table-cell table:formula="of:=[.O2]/SUM([.$N2:.$P2])" office:value-type="float" office:value="0.35020007376789" calcext:value-type="float">
            <text:p>0.3502000738</text:p>
          </table:table-cell>
          <table:table-cell table:formula="of:=[.P2]/SUM([.$N2:.$P2])" office:value-type="float" office:value="0.345980896366104" calcext:value-type="float">
            <text:p>0.34598089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SUM([.C3:.M3])" office:value-type="float" office:value="0.932865432219996" calcext:value-type="float">
            <text:p>0.9328654322</text:p>
          </table:table-cell>
          <table:table-cell table:formula="of:=IF(MOD(ROW(); 3)=MOD(COLUMN()+2;3); [.$Q3]*[.$Q3] + [.$Q3]*(1-[.$Q3])*[.R3]; [.$Q3]*(1-[.$Q3])*[.R3])" office:value-type="float" office:value="0.0254979300296121" calcext:value-type="float">
            <text:p>0.02549793</text:p>
          </table:table-cell>
          <table:table-cell/>
          <table:table-cell office:value-type="float" office:value="0.0244820212853107" calcext:value-type="float">
            <text:p>0.0244820213</text:p>
          </table:table-cell>
          <table:table-cell table:style-name="ce13"/>
          <table:table-cell table:style-name="ce15" office:value-type="float" office:value="0.0171546164650808" calcext:value-type="float">
            <text:p>0.0171546165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641336026485078" calcext:value-type="float">
            <text:p>0.6413360265</text:p>
          </table:table-cell>
          <table:table-cell table:formula="of:=RAND()" office:value-type="float" office:value="0.187762316199951" calcext:value-type="float">
            <text:p>0.1877623162</text:p>
          </table:table-cell>
          <table:table-cell table:formula="of:=RAND()" office:value-type="float" office:value="0.365644180439881" calcext:value-type="float">
            <text:p>0.3656441804</text:p>
          </table:table-cell>
          <table:table-cell table:formula="of:=[.Q2]+0.05" office:value-type="float" office:value="0.05" calcext:value-type="float">
            <text:p>0.05</text:p>
          </table:table-cell>
          <table:table-cell table:formula="of:=[.N3]/SUM([.$N3:.$P3])" office:value-type="float" office:value="0.536798526939203" calcext:value-type="float">
            <text:p>0.5367985269</text:p>
          </table:table-cell>
          <table:table-cell table:formula="of:=[.O3]/SUM([.$N3:.$P3])" office:value-type="float" office:value="0.157157138517887" calcext:value-type="float">
            <text:p>0.1571571385</text:p>
          </table:table-cell>
          <table:table-cell table:formula="of:=[.P3]/SUM([.$N3:.$P3])" office:value-type="float" office:value="0.306044334542911" calcext:value-type="float">
            <text:p>0.3060443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SUM([.C4:.M4])" office:value-type="float" office:value="0.939661132371178" calcext:value-type="float">
            <text:p>0.9396611324</text:p>
          </table:table-cell>
          <table:table-cell table:formula="of:=IF(MOD(ROW(); 3)=MOD(COLUMN()+2;3); [.$Q4]*[.$Q4] + [.$Q4]*(1-[.$Q4])*[.R4]; [.$Q4]*(1-[.$Q4])*[.R4])" office:value-type="float" office:value="0.0248772460660082" calcext:value-type="float">
            <text:p>0.0248772461</text:p>
          </table:table-cell>
          <table:table-cell/>
          <table:table-cell office:value-type="float" office:value="0.0165568159037494" calcext:value-type="float">
            <text:p>0.0165568159</text:p>
          </table:table-cell>
          <table:table-cell table:style-name="ce13"/>
          <table:table-cell table:style-name="ce15" office:value-type="float" office:value="0.0189048056590647" calcext:value-type="float">
            <text:p>0.0189048057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877299065818079" calcext:value-type="float">
            <text:p>0.8772990658</text:p>
          </table:table-cell>
          <table:table-cell table:formula="of:=RAND()" office:value-type="float" office:value="0.535130308824591" calcext:value-type="float">
            <text:p>0.5351303088</text:p>
          </table:table-cell>
          <table:table-cell table:formula="of:=RAND()" office:value-type="float" office:value="0.262663821597333" calcext:value-type="float">
            <text:p>0.2626638216</text:p>
          </table:table-cell>
          <table:table-cell table:formula="of:=[.Q3]" office:value-type="float" office:value="0.05" calcext:value-type="float">
            <text:p>0.05</text:p>
          </table:table-cell>
          <table:table-cell table:formula="of:=[.N4]/SUM([.$N4:.$P4])" office:value-type="float" office:value="0.523731496126489" calcext:value-type="float">
            <text:p>0.5237314961</text:p>
          </table:table-cell>
          <table:table-cell table:formula="of:=[.O4]/SUM([.$N4:.$P4])" office:value-type="float" office:value="0.319463006611078" calcext:value-type="float">
            <text:p>0.3194630066</text:p>
          </table:table-cell>
          <table:table-cell table:formula="of:=[.P4]/SUM([.$N4:.$P4])" office:value-type="float" office:value="0.156805497262433" calcext:value-type="float">
            <text:p>0.1568054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SUM([.C5:.M5])" office:value-type="float" office:value="0.959636618098576" calcext:value-type="float">
            <text:p>0.9596366181</text:p>
          </table:table-cell>
          <table:table-cell table:formula="of:=IF(MOD(ROW(); 3)=MOD(COLUMN()+2;3); [.$Q5]*[.$Q5] + [.$Q5]*(1-[.$Q5])*[.R5]; [.$Q5]*(1-[.$Q5])*[.R5])" office:value-type="float" office:value="0.0130723202307628" calcext:value-type="float">
            <text:p>0.0130723202</text:p>
          </table:table-cell>
          <table:table-cell/>
          <table:table-cell office:value-type="float" office:value="0.0137555764222164" calcext:value-type="float">
            <text:p>0.0137555764</text:p>
          </table:table-cell>
          <table:table-cell table:style-name="ce13"/>
          <table:table-cell table:style-name="ce15" office:value-type="float" office:value="0.0135354852484444" calcext:value-type="float">
            <text:p>0.013535485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396822042646818" calcext:value-type="float">
            <text:p>0.3968220426</text:p>
          </table:table-cell>
          <table:table-cell table:formula="of:=RAND()" office:value-type="float" office:value="0.664111649501137" calcext:value-type="float">
            <text:p>0.6641116495</text:p>
          </table:table-cell>
          <table:table-cell table:formula="of:=RAND()" office:value-type="float" office:value="0.72193389172241" calcext:value-type="float">
            <text:p>0.7219338917</text:p>
          </table:table-cell>
          <table:table-cell table:formula="of:=[.Q3]" office:value-type="float" office:value="0.05" calcext:value-type="float">
            <text:p>0.05</text:p>
          </table:table-cell>
          <table:table-cell table:formula="of:=[.N5]/SUM([.$N5:.$P5])" office:value-type="float" office:value="0.222575162752901" calcext:value-type="float">
            <text:p>0.2225751628</text:p>
          </table:table-cell>
          <table:table-cell table:formula="of:=[.O5]/SUM([.$N5:.$P5])" office:value-type="float" office:value="0.372496339890504" calcext:value-type="float">
            <text:p>0.3724963399</text:p>
          </table:table-cell>
          <table:table-cell table:formula="of:=[.P5]/SUM([.$N5:.$P5])" office:value-type="float" office:value="0.404928497356595" calcext:value-type="float">
            <text:p>0.4049284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-SUM([.C6:.M6])" office:value-type="float" office:value="0.861468597951357" calcext:value-type="float">
            <text:p>0.861468598</text:p>
          </table:table-cell>
          <table:table-cell table:formula="of:=IF(MOD(ROW(); 3)=MOD(COLUMN()+2;3); [.$Q6]*[.$Q6] + [.$Q6]*(1-[.$Q6])*[.R6]; [.$Q6]*(1-[.$Q6])*[.R6])" office:value-type="float" office:value="0.0329408370938112" calcext:value-type="float">
            <text:p>0.0329408371</text:p>
          </table:table-cell>
          <table:table-cell/>
          <table:table-cell office:value-type="float" office:value="0.0642610748455883" calcext:value-type="float">
            <text:p>0.0642610748</text:p>
          </table:table-cell>
          <table:table-cell table:style-name="ce13"/>
          <table:table-cell table:style-name="ce15" office:value-type="float" office:value="0.0413294901092435" calcext:value-type="float">
            <text:p>0.0413294901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617657063179649" calcext:value-type="float">
            <text:p>0.6176570632</text:p>
          </table:table-cell>
          <table:table-cell table:formula="of:=RAND()" office:value-type="float" office:value="0.0728345880052075" calcext:value-type="float">
            <text:p>0.072834588</text:p>
          </table:table-cell>
          <table:table-cell table:formula="of:=RAND()" office:value-type="float" office:value="0.997053068090427" calcext:value-type="float">
            <text:p>0.9970530681</text:p>
          </table:table-cell>
          <table:table-cell table:formula="of:=[.Q5]+0.05" office:value-type="float" office:value="0.1" calcext:value-type="float">
            <text:p>0.1</text:p>
          </table:table-cell>
          <table:table-cell table:formula="of:=[.N6]/SUM([.$N6:.$P6])" office:value-type="float" office:value="0.366009301042346" calcext:value-type="float">
            <text:p>0.366009301</text:p>
          </table:table-cell>
          <table:table-cell table:formula="of:=[.O6]/SUM([.$N6:.$P6])" office:value-type="float" office:value="0.0431600935805045" calcext:value-type="float">
            <text:p>0.0431600936</text:p>
          </table:table-cell>
          <table:table-cell table:formula="of:=[.P6]/SUM([.$N6:.$P6])" office:value-type="float" office:value="0.590830605377149" calcext:value-type="float">
            <text:p>0.59083060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-SUM([.C7:.M7])" office:value-type="float" office:value="0.904297002647613" calcext:value-type="float">
            <text:p>0.9042970026</text:p>
          </table:table-cell>
          <table:table-cell table:formula="of:=IF(MOD(ROW(); 3)=MOD(COLUMN()+2;3); [.$Q7]*[.$Q7] + [.$Q7]*(1-[.$Q7])*[.R7]; [.$Q7]*(1-[.$Q7])*[.R7])" office:value-type="float" office:value="0.0435035239810108" calcext:value-type="float">
            <text:p>0.043503524</text:p>
          </table:table-cell>
          <table:table-cell/>
          <table:table-cell office:value-type="float" office:value="0.00191299966633804" calcext:value-type="float">
            <text:p>0.0019129997</text:p>
          </table:table-cell>
          <table:table-cell table:style-name="ce13"/>
          <table:table-cell table:style-name="ce15" office:value-type="float" office:value="0.0502864737050382" calcext:value-type="float">
            <text:p>0.0502864737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456972308340482" calcext:value-type="float">
            <text:p>0.4569723083</text:p>
          </table:table-cell>
          <table:table-cell table:formula="of:=RAND()" office:value-type="float" office:value="0.0972603292902932" calcext:value-type="float">
            <text:p>0.0972603293</text:p>
          </table:table-cell>
          <table:table-cell table:formula="of:=RAND()" office:value-type="float" office:value="0.391150724153789" calcext:value-type="float">
            <text:p>0.3911507242</text:p>
          </table:table-cell>
          <table:table-cell table:formula="of:=[.Q6]" office:value-type="float" office:value="0.1" calcext:value-type="float">
            <text:p>0.1</text:p>
          </table:table-cell>
          <table:table-cell table:formula="of:=[.N7]/SUM([.$N7:.$P7])" office:value-type="float" office:value="0.483372488677898" calcext:value-type="float">
            <text:p>0.4833724887</text:p>
          </table:table-cell>
          <table:table-cell table:formula="of:=[.O7]/SUM([.$N7:.$P7])" office:value-type="float" office:value="0.10287924795577" calcext:value-type="float">
            <text:p>0.102879248</text:p>
          </table:table-cell>
          <table:table-cell table:formula="of:=[.P7]/SUM([.$N7:.$P7])" office:value-type="float" office:value="0.413748263366333" calcext:value-type="float">
            <text:p>0.4137482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-SUM([.C8:.M8])" office:value-type="float" office:value="0.883574437743025" calcext:value-type="float">
            <text:p>0.8835744377</text:p>
          </table:table-cell>
          <table:table-cell table:formula="of:=IF(MOD(ROW(); 3)=MOD(COLUMN()+2;3); [.$Q8]*[.$Q8] + [.$Q8]*(1-[.$Q8])*[.R8]; [.$Q8]*(1-[.$Q8])*[.R8])" office:value-type="float" office:value="0.0714195556090112" calcext:value-type="float">
            <text:p>0.0714195556</text:p>
          </table:table-cell>
          <table:table-cell/>
          <table:table-cell office:value-type="float" office:value="0.0396249237605029" calcext:value-type="float">
            <text:p>0.0396249238</text:p>
          </table:table-cell>
          <table:table-cell table:style-name="ce13"/>
          <table:table-cell table:style-name="ce15" office:value-type="float" office:value="0.00538108288746088" calcext:value-type="float">
            <text:p>0.0053810829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972614665166475" calcext:value-type="float">
            <text:p>0.9726146652</text:p>
          </table:table-cell>
          <table:table-cell table:formula="of:=RAND()" office:value-type="float" office:value="0.268867857870646" calcext:value-type="float">
            <text:p>0.2688678579</text:p>
          </table:table-cell>
          <table:table-cell table:formula="of:=RAND()" office:value-type="float" office:value="0.183720231965229" calcext:value-type="float">
            <text:p>0.183720232</text:p>
          </table:table-cell>
          <table:table-cell table:formula="of:=[.Q6]" office:value-type="float" office:value="0.1" calcext:value-type="float">
            <text:p>0.1</text:p>
          </table:table-cell>
          <table:table-cell table:formula="of:=[.N8]/SUM([.$N8:.$P8])" office:value-type="float" office:value="0.682439506766791" calcext:value-type="float">
            <text:p>0.6824395068</text:p>
          </table:table-cell>
          <table:table-cell table:formula="of:=[.O8]/SUM([.$N8:.$P8])" office:value-type="float" office:value="0.188652356253832" calcext:value-type="float">
            <text:p>0.1886523563</text:p>
          </table:table-cell>
          <table:table-cell table:formula="of:=[.P8]/SUM([.$N8:.$P8])" office:value-type="float" office:value="0.128908136979378" calcext:value-type="float">
            <text:p>0.128908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-SUM([.C9:.M9])" office:value-type="float" office:value="0.906293806715235" calcext:value-type="float">
            <text:p>0.9062938067</text:p>
          </table:table-cell>
          <table:table-cell table:formula="of:=IF(MOD(ROW(); 3)=MOD(COLUMN()+2;3); [.$Q9]*[.$Q9] + [.$Q9]*(1-[.$Q9])*[.R9]; [.$Q9]*(1-[.$Q9])*[.R9])" office:value-type="float" office:value="0.0194814308657248" calcext:value-type="float">
            <text:p>0.0194814309</text:p>
          </table:table-cell>
          <table:table-cell/>
          <table:table-cell office:value-type="float" office:value="0.038722978344053" calcext:value-type="float">
            <text:p>0.0387229783</text:p>
          </table:table-cell>
          <table:table-cell table:style-name="ce13"/>
          <table:table-cell table:style-name="ce15" office:value-type="float" office:value="0.0355017840749868" calcext:value-type="float">
            <text:p>0.0355017841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229536213795654" calcext:value-type="float">
            <text:p>0.2295362138</text:p>
          </table:table-cell>
          <table:table-cell table:formula="of:=RAND()" office:value-type="float" office:value="0.40568632085342" calcext:value-type="float">
            <text:p>0.4056863209</text:p>
          </table:table-cell>
          <table:table-cell table:formula="of:=RAND()" office:value-type="float" office:value="0.867021702987274" calcext:value-type="float">
            <text:p>0.867021703</text:p>
          </table:table-cell>
          <table:table-cell table:formula="of:=[.Q8]+0.05" office:value-type="float" office:value="0.15" calcext:value-type="float">
            <text:p>0.15</text:p>
          </table:table-cell>
          <table:table-cell table:formula="of:=[.N9]/SUM([.$N9:.$P9])" office:value-type="float" office:value="0.152795536201763" calcext:value-type="float">
            <text:p>0.1527955362</text:p>
          </table:table-cell>
          <table:table-cell table:formula="of:=[.O9]/SUM([.$N9:.$P9])" office:value-type="float" office:value="0.270053504409997" calcext:value-type="float">
            <text:p>0.2700535044</text:p>
          </table:table-cell>
          <table:table-cell table:formula="of:=[.P9]/SUM([.$N9:.$P9])" office:value-type="float" office:value="0.57715095938824" calcext:value-type="float">
            <text:p>0.57715095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-SUM([.C10:.M10])" office:value-type="float" office:value="0.828379730470979" calcext:value-type="float">
            <text:p>0.8283797305</text:p>
          </table:table-cell>
          <table:table-cell table:formula="of:=IF(MOD(ROW(); 3)=MOD(COLUMN()+2;3); [.$Q10]*[.$Q10] + [.$Q10]*(1-[.$Q10])*[.R10]; [.$Q10]*(1-[.$Q10])*[.R10])" office:value-type="float" office:value="0.0628296690449617" calcext:value-type="float">
            <text:p>0.062829669</text:p>
          </table:table-cell>
          <table:table-cell/>
          <table:table-cell office:value-type="float" office:value="0.0550185226009807" calcext:value-type="float">
            <text:p>0.0550185226</text:p>
          </table:table-cell>
          <table:table-cell table:style-name="ce13"/>
          <table:table-cell table:style-name="ce15" office:value-type="float" office:value="0.0537720778830781" calcext:value-type="float">
            <text:p>0.0537720779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609208625624888" calcext:value-type="float">
            <text:p>0.6092086256</text:p>
          </table:table-cell>
          <table:table-cell table:formula="of:=RAND()" office:value-type="float" office:value="0.0871769626392052" calcext:value-type="float">
            <text:p>0.0871769626</text:p>
          </table:table-cell>
          <table:table-cell table:formula="of:=RAND()" office:value-type="float" office:value="0.539879076946679" calcext:value-type="float">
            <text:p>0.5398790769</text:p>
          </table:table-cell>
          <table:table-cell table:formula="of:=[.Q9]" office:value-type="float" office:value="0.15" calcext:value-type="float">
            <text:p>0.15</text:p>
          </table:table-cell>
          <table:table-cell table:formula="of:=[.N10]/SUM([.$N10:.$P10])" office:value-type="float" office:value="0.4927817179997" calcext:value-type="float">
            <text:p>0.492781718</text:p>
          </table:table-cell>
          <table:table-cell table:formula="of:=[.O10]/SUM([.$N10:.$P10])" office:value-type="float" office:value="0.070516423458841" calcext:value-type="float">
            <text:p>0.0705164235</text:p>
          </table:table-cell>
          <table:table-cell table:formula="of:=[.P10]/SUM([.$N10:.$P10])" office:value-type="float" office:value="0.436701858541459" calcext:value-type="float">
            <text:p>0.43670185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-SUM([.C11:.M11])" office:value-type="float" office:value="0.784181189908042" calcext:value-type="float">
            <text:p>0.7841811899</text:p>
          </table:table-cell>
          <table:table-cell table:formula="of:=IF(MOD(ROW(); 3)=MOD(COLUMN()+2;3); [.$Q11]*[.$Q11] + [.$Q11]*(1-[.$Q11])*[.R11]; [.$Q11]*(1-[.$Q11])*[.R11])" office:value-type="float" office:value="0.102095537710459" calcext:value-type="float">
            <text:p>0.1020955377</text:p>
          </table:table-cell>
          <table:table-cell/>
          <table:table-cell office:value-type="float" office:value="0.0575148571939653" calcext:value-type="float">
            <text:p>0.0575148572</text:p>
          </table:table-cell>
          <table:table-cell table:style-name="ce13"/>
          <table:table-cell table:style-name="ce15" office:value-type="float" office:value="0.0562084151875336" calcext:value-type="float">
            <text:p>0.056208415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829267093795352" calcext:value-type="float">
            <text:p>0.8292670938</text:p>
          </table:table-cell>
          <table:table-cell table:formula="of:=RAND()" office:value-type="float" office:value="0.362132784794085" calcext:value-type="float">
            <text:p>0.3621327848</text:p>
          </table:table-cell>
          <table:table-cell table:formula="of:=RAND()" office:value-type="float" office:value="0.136960447884168" calcext:value-type="float">
            <text:p>0.1369604479</text:p>
          </table:table-cell>
          <table:table-cell table:formula="of:=[.Q9]" office:value-type="float" office:value="0.15" calcext:value-type="float">
            <text:p>0.15</text:p>
          </table:table-cell>
          <table:table-cell table:formula="of:=[.N11]/SUM([.$N11:.$P11])" office:value-type="float" office:value="0.624278727140855" calcext:value-type="float">
            <text:p>0.6242787271</text:p>
          </table:table-cell>
          <table:table-cell table:formula="of:=[.O11]/SUM([.$N11:.$P11])" office:value-type="float" office:value="0.272616380944949" calcext:value-type="float">
            <text:p>0.2726163809</text:p>
          </table:table-cell>
          <table:table-cell table:formula="of:=[.P11]/SUM([.$N11:.$P11])" office:value-type="float" office:value="0.103104891914196" calcext:value-type="float">
            <text:p>0.10310489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-SUM([.C12:.M12])" office:value-type="float" office:value="0.78500776501044" calcext:value-type="float">
            <text:p>0.785007765</text:p>
          </table:table-cell>
          <table:table-cell table:formula="of:=IF(MOD(ROW(); 3)=MOD(COLUMN()+2;3); [.$Q12]*[.$Q12] + [.$Q12]*(1-[.$Q12])*[.R12]; [.$Q12]*(1-[.$Q12])*[.R12])" office:value-type="float" office:value="0.069464225404011" calcext:value-type="float">
            <text:p>0.0694642254</text:p>
          </table:table-cell>
          <table:table-cell/>
          <table:table-cell office:value-type="float" office:value="0.0503786814884582" calcext:value-type="float">
            <text:p>0.0503786815</text:p>
          </table:table-cell>
          <table:table-cell/>
          <table:table-cell office:value-type="float" office:value="0.0951493280970906" calcext:value-type="float">
            <text:p>0.0951493281</text:p>
          </table:table-cell>
          <table:table-cell table:number-columns-repeated="6"/>
          <table:table-cell table:formula="of:=RAND()" office:value-type="float" office:value="0.502039972809143" calcext:value-type="float">
            <text:p>0.5020399728</text:p>
          </table:table-cell>
          <table:table-cell table:formula="of:=RAND()" office:value-type="float" office:value="0.170145417912863" calcext:value-type="float">
            <text:p>0.1701454179</text:p>
          </table:table-cell>
          <table:table-cell table:formula="of:=RAND()" office:value-type="float" office:value="0.48418531926974" calcext:value-type="float">
            <text:p>0.4841853193</text:p>
          </table:table-cell>
          <table:table-cell table:formula="of:=[.Q11]+0.05" office:value-type="float" office:value="0.2" calcext:value-type="float">
            <text:p>0.2</text:p>
          </table:table-cell>
          <table:table-cell table:formula="of:=[.N12]/SUM([.$N12:.$P12])" office:value-type="float" office:value="0.434151408775069" calcext:value-type="float">
            <text:p>0.4341514088</text:p>
          </table:table-cell>
          <table:table-cell table:formula="of:=[.O12]/SUM([.$N12:.$P12])" office:value-type="float" office:value="0.14713743304176" calcext:value-type="float">
            <text:p>0.147137433</text:p>
          </table:table-cell>
          <table:table-cell table:formula="of:=[.P12]/SUM([.$N12:.$P12])" office:value-type="float" office:value="0.418711158183171" calcext:value-type="float">
            <text:p>0.41871115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-SUM([.C13:.M13])" office:value-type="float" office:value="0.791175530351412" calcext:value-type="float">
            <text:p>0.7911755304</text:p>
          </table:table-cell>
          <table:table-cell table:formula="of:=IF(MOD(ROW(); 3)=MOD(COLUMN()+2;3); [.$Q13]*[.$Q13] + [.$Q13]*(1-[.$Q13])*[.R13]; [.$Q13]*(1-[.$Q13])*[.R13])" office:value-type="float" office:value="0.0532413574444738" calcext:value-type="float">
            <text:p>0.0532413574</text:p>
          </table:table-cell>
          <table:table-cell/>
          <table:table-cell office:value-type="float" office:value="0.0380167954352801" calcext:value-type="float">
            <text:p>0.0380167954</text:p>
          </table:table-cell>
          <table:table-cell/>
          <table:table-cell office:value-type="float" office:value="0.117566316768834" calcext:value-type="float">
            <text:p>0.1175663168</text:p>
          </table:table-cell>
          <table:table-cell table:number-columns-repeated="6"/>
          <table:table-cell table:formula="of:=RAND()" office:value-type="float" office:value="0.798561038798653" calcext:value-type="float">
            <text:p>0.7985610388</text:p>
          </table:table-cell>
          <table:table-cell table:formula="of:=RAND()" office:value-type="float" office:value="0.709845326724462" calcext:value-type="float">
            <text:p>0.7098453267</text:p>
          </table:table-cell>
          <table:table-cell table:formula="of:=RAND()" office:value-type="float" office:value="0.891415358425929" calcext:value-type="float">
            <text:p>0.8914153584</text:p>
          </table:table-cell>
          <table:table-cell table:formula="of:=[.Q12]" office:value-type="float" office:value="0.2" calcext:value-type="float">
            <text:p>0.2</text:p>
          </table:table-cell>
          <table:table-cell table:formula="of:=[.N13]/SUM([.$N13:.$P13])" office:value-type="float" office:value="0.332758484027961" calcext:value-type="float">
            <text:p>0.332758484</text:p>
          </table:table-cell>
          <table:table-cell table:formula="of:=[.O13]/SUM([.$N13:.$P13])" office:value-type="float" office:value="0.295790857979388" calcext:value-type="float">
            <text:p>0.295790858</text:p>
          </table:table-cell>
          <table:table-cell table:formula="of:=[.P13]/SUM([.$N13:.$P13])" office:value-type="float" office:value="0.37145065799265" calcext:value-type="float">
            <text:p>0.3714506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-SUM([.C14:.M14])" office:value-type="float" office:value="0.824804769746073" calcext:value-type="float">
            <text:p>0.8248047697</text:p>
          </table:table-cell>
          <table:table-cell table:formula="of:=IF(MOD(ROW(); 3)=MOD(COLUMN()+2;3); [.$Q14]*[.$Q14] + [.$Q14]*(1-[.$Q14])*[.R14]; [.$Q14]*(1-[.$Q14])*[.R14])" office:value-type="float" office:value="0.0736539240063726" calcext:value-type="float">
            <text:p>0.073653924</text:p>
          </table:table-cell>
          <table:table-cell/>
          <table:table-cell office:value-type="float" office:value="0.0546091204913322" calcext:value-type="float">
            <text:p>0.0546091205</text:p>
          </table:table-cell>
          <table:table-cell/>
          <table:table-cell office:value-type="float" office:value="0.0469321857562223" calcext:value-type="float">
            <text:p>0.0469321858</text:p>
          </table:table-cell>
          <table:table-cell table:number-columns-repeated="6"/>
          <table:table-cell table:formula="of:=RAND()" office:value-type="float" office:value="0.437585898092948" calcext:value-type="float">
            <text:p>0.4375858981</text:p>
          </table:table-cell>
          <table:table-cell table:formula="of:=RAND()" office:value-type="float" office:value="0.997952350298874" calcext:value-type="float">
            <text:p>0.9979523503</text:p>
          </table:table-cell>
          <table:table-cell table:formula="of:=RAND()" office:value-type="float" office:value="0.644865323019763" calcext:value-type="float">
            <text:p>0.644865323</text:p>
          </table:table-cell>
          <table:table-cell table:formula="of:=[.Q12]" office:value-type="float" office:value="0.2" calcext:value-type="float">
            <text:p>0.2</text:p>
          </table:table-cell>
          <table:table-cell table:formula="of:=[.N14]/SUM([.$N14:.$P14])" office:value-type="float" office:value="0.210337025039829" calcext:value-type="float">
            <text:p>0.210337025</text:p>
          </table:table-cell>
          <table:table-cell table:formula="of:=[.O14]/SUM([.$N14:.$P14])" office:value-type="float" office:value="0.479691711748864" calcext:value-type="float">
            <text:p>0.4796917117</text:p>
          </table:table-cell>
          <table:table-cell table:formula="of:=[.P14]/SUM([.$N14:.$P14])" office:value-type="float" office:value="0.309971263211307" calcext:value-type="float">
            <text:p>0.3099712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-SUM([.C15:.M15])" office:value-type="float" office:value="0.886438400308327" calcext:value-type="float">
            <text:p>0.8864384003</text:p>
          </table:table-cell>
          <table:table-cell table:formula="of:=IF(MOD(ROW(); 3)=MOD(COLUMN()+2;3); [.$Q15]*[.$Q15] + [.$Q15]*(1-[.$Q15])*[.R15]; [.$Q15]*(1-[.$Q15])*[.R15])" office:value-type="float" office:value="0.00701491118118463" calcext:value-type="float">
            <text:p>0.0070149112</text:p>
          </table:table-cell>
          <table:table-cell/>
          <table:table-cell office:value-type="float" office:value="0.105053142863021" calcext:value-type="float">
            <text:p>0.1050531429</text:p>
          </table:table-cell>
          <table:table-cell/>
          <table:table-cell office:value-type="float" office:value="0.00149354564746723" calcext:value-type="float">
            <text:p>0.0014935456</text:p>
          </table:table-cell>
          <table:table-cell table:number-columns-repeated="6"/>
          <table:table-cell table:formula="of:=RAND()" office:value-type="float" office:value="0.0427561845863238" calcext:value-type="float">
            <text:p>0.0427561846</text:p>
          </table:table-cell>
          <table:table-cell table:formula="of:=RAND()" office:value-type="float" office:value="0.778613346512429" calcext:value-type="float">
            <text:p>0.7786133465</text:p>
          </table:table-cell>
          <table:table-cell table:formula="of:=RAND()" office:value-type="float" office:value="0.321451012579448" calcext:value-type="float">
            <text:p>0.3214510126</text:p>
          </table:table-cell>
          <table:table-cell table:formula="of:=[.Q14]+0.05" office:value-type="float" office:value="0.25" calcext:value-type="float">
            <text:p>0.25</text:p>
          </table:table-cell>
          <table:table-cell table:formula="of:=[.N15]/SUM([.$N15:.$P15])" office:value-type="float" office:value="0.0374128596329847" calcext:value-type="float">
            <text:p>0.0374128596</text:p>
          </table:table-cell>
          <table:table-cell table:formula="of:=[.O15]/SUM([.$N15:.$P15])" office:value-type="float" office:value="0.68130849661351" calcext:value-type="float">
            <text:p>0.6813084966</text:p>
          </table:table-cell>
          <table:table-cell table:formula="of:=[.P15]/SUM([.$N15:.$P15])" office:value-type="float" office:value="0.281278643753506" calcext:value-type="float">
            <text:p>0.2812786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-SUM([.C16:.M16])" office:value-type="float" office:value="0.780110256909119" calcext:value-type="float">
            <text:p>0.7801102569</text:p>
          </table:table-cell>
          <table:table-cell table:formula="of:=IF(MOD(ROW(); 3)=MOD(COLUMN()+2;3); [.$Q16]*[.$Q16] + [.$Q16]*(1-[.$Q16])*[.R16]; [.$Q16]*(1-[.$Q16])*[.R16])" office:value-type="float" office:value="0.0306747107877946" calcext:value-type="float">
            <text:p>0.0306747108</text:p>
          </table:table-cell>
          <table:table-cell/>
          <table:table-cell office:value-type="float" office:value="0.0763035839555937" calcext:value-type="float">
            <text:p>0.076303584</text:p>
          </table:table-cell>
          <table:table-cell/>
          <table:table-cell office:value-type="float" office:value="0.112911448347493" calcext:value-type="float">
            <text:p>0.1129114483</text:p>
          </table:table-cell>
          <table:table-cell table:number-columns-repeated="6"/>
          <table:table-cell table:formula="of:=RAND()" office:value-type="float" office:value="0.095597485662438" calcext:value-type="float">
            <text:p>0.0955974857</text:p>
          </table:table-cell>
          <table:table-cell table:formula="of:=RAND()" office:value-type="float" office:value="0.271959540317766" calcext:value-type="float">
            <text:p>0.2719595403</text:p>
          </table:table-cell>
          <table:table-cell table:formula="of:=RAND()" office:value-type="float" office:value="0.216785192784552" calcext:value-type="float">
            <text:p>0.2167851928</text:p>
          </table:table-cell>
          <table:table-cell table:formula="of:=[.Q15]" office:value-type="float" office:value="0.25" calcext:value-type="float">
            <text:p>0.25</text:p>
          </table:table-cell>
          <table:table-cell table:formula="of:=[.N16]/SUM([.$N16:.$P16])" office:value-type="float" office:value="0.163598457534905" calcext:value-type="float">
            <text:p>0.1635984575</text:p>
          </table:table-cell>
          <table:table-cell table:formula="of:=[.O16]/SUM([.$N16:.$P16])" office:value-type="float" office:value="0.465411417461266" calcext:value-type="float">
            <text:p>0.4654114175</text:p>
          </table:table-cell>
          <table:table-cell table:formula="of:=[.P16]/SUM([.$N16:.$P16])" office:value-type="float" office:value="0.370990125003829" calcext:value-type="float">
            <text:p>0.370990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-SUM([.C17:.M17])" office:value-type="float" office:value="0.695066345001259" calcext:value-type="float">
            <text:p>0.695066345</text:p>
          </table:table-cell>
          <table:table-cell table:formula="of:=IF(MOD(ROW(); 3)=MOD(COLUMN()+2;3); [.$Q17]*[.$Q17] + [.$Q17]*(1-[.$Q17])*[.R17]; [.$Q17]*(1-[.$Q17])*[.R17])" office:value-type="float" office:value="0.136218587783587" calcext:value-type="float">
            <text:p>0.1362185878</text:p>
          </table:table-cell>
          <table:table-cell/>
          <table:table-cell office:value-type="float" office:value="0.114244181191545" calcext:value-type="float">
            <text:p>0.1142441812</text:p>
          </table:table-cell>
          <table:table-cell/>
          <table:table-cell office:value-type="float" office:value="0.0544708860236088" calcext:value-type="float">
            <text:p>0.054470886</text:p>
          </table:table-cell>
          <table:table-cell table:number-columns-repeated="6"/>
          <table:table-cell table:formula="of:=RAND()" office:value-type="float" office:value="0.556853967602365" calcext:value-type="float">
            <text:p>0.5568539676</text:p>
          </table:table-cell>
          <table:table-cell table:formula="of:=RAND()" office:value-type="float" office:value="0.0643256983021274" calcext:value-type="float">
            <text:p>0.0643256983</text:p>
          </table:table-cell>
          <table:table-cell table:formula="of:=RAND()" office:value-type="float" office:value="0.795154016883306" calcext:value-type="float">
            <text:p>0.7951540169</text:p>
          </table:table-cell>
          <table:table-cell table:formula="of:=[.Q15]" office:value-type="float" office:value="0.25" calcext:value-type="float">
            <text:p>0.25</text:p>
          </table:table-cell>
          <table:table-cell table:formula="of:=[.N17]/SUM([.$N17:.$P17])" office:value-type="float" office:value="0.393165801512464" calcext:value-type="float">
            <text:p>0.3931658015</text:p>
          </table:table-cell>
          <table:table-cell table:formula="of:=[.O17]/SUM([.$N17:.$P17])" office:value-type="float" office:value="0.0454170504337042" calcext:value-type="float">
            <text:p>0.0454170504</text:p>
          </table:table-cell>
          <table:table-cell table:formula="of:=[.P17]/SUM([.$N17:.$P17])" office:value-type="float" office:value="0.561417148053832" calcext:value-type="float">
            <text:p>0.56141714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-SUM([.C18:.M18])" office:value-type="float" office:value="0.749931783961565" calcext:value-type="float">
            <text:p>0.749931784</text:p>
          </table:table-cell>
          <table:table-cell table:formula="of:=IF(MOD(ROW(); 3)=MOD(COLUMN()+2;3); [.$Q18]*[.$Q18] + [.$Q18]*(1-[.$Q18])*[.R18]; [.$Q18]*(1-[.$Q18])*[.R18])" office:value-type="float" office:value="0.109764168643521" calcext:value-type="float">
            <text:p>0.1097641686</text:p>
          </table:table-cell>
          <table:table-cell/>
          <table:table-cell office:value-type="float" office:value="0.125373800980382" calcext:value-type="float">
            <text:p>0.125373801</text:p>
          </table:table-cell>
          <table:table-cell/>
          <table:table-cell office:value-type="float" office:value="0.0149302464145322" calcext:value-type="float">
            <text:p>0.0149302464</text:p>
          </table:table-cell>
          <table:table-cell table:number-columns-repeated="6"/>
          <table:table-cell table:formula="of:=RAND()" office:value-type="float" office:value="0.949671018519439" calcext:value-type="float">
            <text:p>0.9496710185</text:p>
          </table:table-cell>
          <table:table-cell table:formula="of:=RAND()" office:value-type="float" office:value="0.363609366002493" calcext:value-type="float">
            <text:p>0.363609366</text:p>
          </table:table-cell>
          <table:table-cell table:formula="of:=RAND()" office:value-type="float" office:value="0.50362322212561" calcext:value-type="float">
            <text:p>0.5036232221</text:p>
          </table:table-cell>
          <table:table-cell table:formula="of:=[.Q17]+0.05" office:value-type="float" office:value="0.3" calcext:value-type="float">
            <text:p>0.3</text:p>
          </table:table-cell>
          <table:table-cell table:formula="of:=[.N18]/SUM([.$N18:.$P18])" office:value-type="float" office:value="0.5226865173501" calcext:value-type="float">
            <text:p>0.5226865174</text:p>
          </table:table-cell>
          <table:table-cell table:formula="of:=[.O18]/SUM([.$N18:.$P18])" office:value-type="float" office:value="0.200125843039855" calcext:value-type="float">
            <text:p>0.200125843</text:p>
          </table:table-cell>
          <table:table-cell table:formula="of:=[.P18]/SUM([.$N18:.$P18])" office:value-type="float" office:value="0.277187639610045" calcext:value-type="float">
            <text:p>0.27718763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-SUM([.C19:.M19])" office:value-type="float" office:value="0.773133915537654" calcext:value-type="float">
            <text:p>0.7731339155</text:p>
          </table:table-cell>
          <table:table-cell table:formula="of:=IF(MOD(ROW(); 3)=MOD(COLUMN()+2;3); [.$Q19]*[.$Q19] + [.$Q19]*(1-[.$Q19])*[.R19]; [.$Q19]*(1-[.$Q19])*[.R19])" office:value-type="float" office:value="0.00058584603870114" calcext:value-type="float">
            <text:p>0.000585846</text:p>
          </table:table-cell>
          <table:table-cell/>
          <table:table-cell office:value-type="float" office:value="0.0944354916194327" calcext:value-type="float">
            <text:p>0.0944354916</text:p>
          </table:table-cell>
          <table:table-cell/>
          <table:table-cell office:value-type="float" office:value="0.131844746804212" calcext:value-type="float">
            <text:p>0.1318447468</text:p>
          </table:table-cell>
          <table:table-cell table:number-columns-repeated="6"/>
          <table:table-cell table:formula="of:=RAND()" office:value-type="float" office:value="0.00390935235191137" calcext:value-type="float">
            <text:p>0.0039093524</text:p>
          </table:table-cell>
          <table:table-cell table:formula="of:=RAND()" office:value-type="float" office:value="0.432526749907993" calcext:value-type="float">
            <text:p>0.4325267499</text:p>
          </table:table-cell>
          <table:table-cell table:formula="of:=RAND()" office:value-type="float" office:value="0.964894519897273" calcext:value-type="float">
            <text:p>0.9648945199</text:p>
          </table:table-cell>
          <table:table-cell table:formula="of:=[.Q18]" office:value-type="float" office:value="0.3" calcext:value-type="float">
            <text:p>0.3</text:p>
          </table:table-cell>
          <table:table-cell table:formula="of:=[.N19]/SUM([.$N19:.$P19])" office:value-type="float" office:value="0.002789743041434" calcext:value-type="float">
            <text:p>0.002789743</text:p>
          </table:table-cell>
          <table:table-cell table:formula="of:=[.O19]/SUM([.$N19:.$P19])" office:value-type="float" office:value="0.308654319736602" calcext:value-type="float">
            <text:p>0.3086543197</text:p>
          </table:table-cell>
          <table:table-cell table:formula="of:=[.P19]/SUM([.$N19:.$P19])" office:value-type="float" office:value="0.688555937221964" calcext:value-type="float">
            <text:p>0.68855593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-SUM([.C20:.M20])" office:value-type="float" office:value="0.772217410701266" calcext:value-type="float">
            <text:p>0.7722174107</text:p>
          </table:table-cell>
          <table:table-cell table:formula="of:=IF(MOD(ROW(); 3)=MOD(COLUMN()+2;3); [.$Q20]*[.$Q20] + [.$Q20]*(1-[.$Q20])*[.R20]; [.$Q20]*(1-[.$Q20])*[.R20])" office:value-type="float" office:value="0.175132483972297" calcext:value-type="float">
            <text:p>0.175132484</text:p>
          </table:table-cell>
          <table:table-cell/>
          <table:table-cell office:value-type="float" office:value="0.0384418140766868" calcext:value-type="float">
            <text:p>0.0384418141</text:p>
          </table:table-cell>
          <table:table-cell/>
          <table:table-cell office:value-type="float" office:value="0.0142082912497501" calcext:value-type="float">
            <text:p>0.0142082912</text:p>
          </table:table-cell>
          <table:table-cell table:number-columns-repeated="6"/>
          <table:table-cell table:formula="of:=RAND()" office:value-type="float" office:value="0.714150327141397" calcext:value-type="float">
            <text:p>0.7141503271</text:p>
          </table:table-cell>
          <table:table-cell table:formula="of:=RAND()" office:value-type="float" office:value="0.927118988358416" calcext:value-type="float">
            <text:p>0.9271189884</text:p>
          </table:table-cell>
          <table:table-cell table:formula="of:=RAND()" office:value-type="float" office:value="0.120356349604657" calcext:value-type="float">
            <text:p>0.1203563496</text:p>
          </table:table-cell>
          <table:table-cell table:formula="of:=[.Q18]" office:value-type="float" office:value="0.3" calcext:value-type="float">
            <text:p>0.3</text:p>
          </table:table-cell>
          <table:table-cell table:formula="of:=[.N20]/SUM([.$N20:.$P20])" office:value-type="float" office:value="0.405392780820462" calcext:value-type="float">
            <text:p>0.4053927808</text:p>
          </table:table-cell>
          <table:table-cell table:formula="of:=[.O20]/SUM([.$N20:.$P20])" office:value-type="float" office:value="0.526286036087829" calcext:value-type="float">
            <text:p>0.5262860361</text:p>
          </table:table-cell>
          <table:table-cell table:formula="of:=[.P20]/SUM([.$N20:.$P20])" office:value-type="float" office:value="0.0683211830917093" calcext:value-type="float">
            <text:p>0.06832118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-SUM([.C21:.M21])" office:value-type="float" office:value="0.706519277581033" calcext:value-type="float">
            <text:p>0.7065192776</text:p>
          </table:table-cell>
          <table:table-cell table:formula="of:=IF(MOD(ROW(); 3)=MOD(COLUMN()+2;3); [.$Q21]*[.$Q21] + [.$Q21]*(1-[.$Q21])*[.R21]; [.$Q21]*(1-[.$Q21])*[.R21])" office:value-type="float" office:value="0.0621578123128592" calcext:value-type="float">
            <text:p>0.0621578123</text:p>
          </table:table-cell>
          <table:table-cell/>
          <table:table-cell office:value-type="float" office:value="0.216714486157963" calcext:value-type="float">
            <text:p>0.2167144862</text:p>
          </table:table-cell>
          <table:table-cell/>
          <table:table-cell office:value-type="float" office:value="0.0146084239481448" calcext:value-type="float">
            <text:p>0.0146084239</text:p>
          </table:table-cell>
          <table:table-cell table:number-columns-repeated="6"/>
          <table:table-cell table:formula="of:=RAND()" office:value-type="float" office:value="0.34318080113735" calcext:value-type="float">
            <text:p>0.3431808011</text:p>
          </table:table-cell>
          <table:table-cell table:formula="of:=RAND()" office:value-type="float" office:value="0.109464221983217" calcext:value-type="float">
            <text:p>0.109464222</text:p>
          </table:table-cell>
          <table:table-cell table:formula="of:=RAND()" office:value-type="float" office:value="0.803409998021085" calcext:value-type="float">
            <text:p>0.803409998</text:p>
          </table:table-cell>
          <table:table-cell table:formula="of:=[.Q20]+0.05" office:value-type="float" office:value="0.35" calcext:value-type="float">
            <text:p>0.35</text:p>
          </table:table-cell>
          <table:table-cell table:formula="of:=[.N21]/SUM([.$N21:.$P21])" office:value-type="float" office:value="0.273221153023557" calcext:value-type="float">
            <text:p>0.273221153</text:p>
          </table:table-cell>
          <table:table-cell table:formula="of:=[.O21]/SUM([.$N21:.$P21])" office:value-type="float" office:value="0.0871492252654049" calcext:value-type="float">
            <text:p>0.0871492253</text:p>
          </table:table-cell>
          <table:table-cell table:formula="of:=[.P21]/SUM([.$N21:.$P21])" office:value-type="float" office:value="0.639629621711038" calcext:value-type="float">
            <text:p>0.63962962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-SUM([.C22:.M22])" office:value-type="float" office:value="0.621812140735301" calcext:value-type="float">
            <text:p>0.6218121407</text:p>
          </table:table-cell>
          <table:table-cell table:formula="of:=IF(MOD(ROW(); 3)=MOD(COLUMN()+2;3); [.$Q22]*[.$Q22] + [.$Q22]*(1-[.$Q22])*[.R22]; [.$Q22]*(1-[.$Q22])*[.R22])" office:value-type="float" office:value="0.0357075354484958" calcext:value-type="float">
            <text:p>0.0357075354</text:p>
          </table:table-cell>
          <table:table-cell/>
          <table:table-cell office:value-type="float" office:value="0.0944597917880116" calcext:value-type="float">
            <text:p>0.0944597918</text:p>
          </table:table-cell>
          <table:table-cell/>
          <table:table-cell office:value-type="float" office:value="0.248020532028192" calcext:value-type="float">
            <text:p>0.248020532</text:p>
          </table:table-cell>
          <table:table-cell table:number-columns-repeated="6"/>
          <table:table-cell table:formula="of:=RAND()" office:value-type="float" office:value="0.147267225547694" calcext:value-type="float">
            <text:p>0.1472672255</text:p>
          </table:table-cell>
          <table:table-cell table:formula="of:=RAND()" office:value-type="float" office:value="0.41831259673927" calcext:value-type="float">
            <text:p>0.4183125967</text:p>
          </table:table-cell>
          <table:table-cell table:formula="of:=RAND()" office:value-type="float" office:value="0.372689744382657" calcext:value-type="float">
            <text:p>0.3726897444</text:p>
          </table:table-cell>
          <table:table-cell table:formula="of:=[.Q21]" office:value-type="float" office:value="0.35" calcext:value-type="float">
            <text:p>0.35</text:p>
          </table:table-cell>
          <table:table-cell table:formula="of:=[.N22]/SUM([.$N22:.$P22])" office:value-type="float" office:value="0.156956199773608" calcext:value-type="float">
            <text:p>0.1569561998</text:p>
          </table:table-cell>
          <table:table-cell table:formula="of:=[.O22]/SUM([.$N22:.$P22])" office:value-type="float" office:value="0.445834130828805" calcext:value-type="float">
            <text:p>0.4458341308</text:p>
          </table:table-cell>
          <table:table-cell table:formula="of:=[.P22]/SUM([.$N22:.$P22])" office:value-type="float" office:value="0.397209669397587" calcext:value-type="float">
            <text:p>0.39720966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-SUM([.C23:.M23])" office:value-type="float" office:value="0.639120606900598" calcext:value-type="float">
            <text:p>0.6391206069</text:p>
          </table:table-cell>
          <table:table-cell table:formula="of:=IF(MOD(ROW(); 3)=MOD(COLUMN()+2;3); [.$Q23]*[.$Q23] + [.$Q23]*(1-[.$Q23])*[.R23]; [.$Q23]*(1-[.$Q23])*[.R23])" office:value-type="float" office:value="0.220075335031542" calcext:value-type="float">
            <text:p>0.220075335</text:p>
          </table:table-cell>
          <table:table-cell/>
          <table:table-cell office:value-type="float" office:value="0.100377217715775" calcext:value-type="float">
            <text:p>0.1003772177</text:p>
          </table:table-cell>
          <table:table-cell/>
          <table:table-cell office:value-type="float" office:value="0.0404268403520846" calcext:value-type="float">
            <text:p>0.0404268404</text:p>
          </table:table-cell>
          <table:table-cell table:number-columns-repeated="6"/>
          <table:table-cell table:formula="of:=RAND()" office:value-type="float" office:value="0.813040137873031" calcext:value-type="float">
            <text:p>0.8130401379</text:p>
          </table:table-cell>
          <table:table-cell table:formula="of:=RAND()" office:value-type="float" office:value="0.718622672255151" calcext:value-type="float">
            <text:p>0.7186226723</text:p>
          </table:table-cell>
          <table:table-cell table:formula="of:=RAND()" office:value-type="float" office:value="0.36396615498193" calcext:value-type="float">
            <text:p>0.363966155</text:p>
          </table:table-cell>
          <table:table-cell table:formula="of:=[.Q21]" office:value-type="float" office:value="0.35" calcext:value-type="float">
            <text:p>0.35</text:p>
          </table:table-cell>
          <table:table-cell table:formula="of:=[.N23]/SUM([.$N23:.$P23])" office:value-type="float" office:value="0.428902571567218" calcext:value-type="float">
            <text:p>0.4289025716</text:p>
          </table:table-cell>
          <table:table-cell table:formula="of:=[.O23]/SUM([.$N23:.$P23])" office:value-type="float" office:value="0.379094583107622" calcext:value-type="float">
            <text:p>0.3790945831</text:p>
          </table:table-cell>
          <table:table-cell table:formula="of:=[.P23]/SUM([.$N23:.$P23])" office:value-type="float" office:value="0.19200284532516" calcext:value-type="float">
            <text:p>0.19200284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-SUM([.C24:.M24])" office:value-type="float" office:value="0.582630533346519" calcext:value-type="float">
            <text:p>0.5826305333</text:p>
          </table:table-cell>
          <table:table-cell table:formula="of:=IF(MOD(ROW(); 3)=MOD(COLUMN()+2;3); [.$Q24]*[.$Q24] + [.$Q24]*(1-[.$Q24])*[.R24]; [.$Q24]*(1-[.$Q24])*[.R24])" office:value-type="float" office:value="0.0896620713376243" calcext:value-type="float">
            <text:p>0.0896620713</text:p>
          </table:table-cell>
          <table:table-cell/>
          <table:table-cell office:value-type="float" office:value="0.232346165196557" calcext:value-type="float">
            <text:p>0.2323461652</text:p>
          </table:table-cell>
          <table:table-cell/>
          <table:table-cell office:value-type="float" office:value="0.0953612301192998" calcext:value-type="float">
            <text:p>0.0953612301</text:p>
          </table:table-cell>
          <table:table-cell table:number-columns-repeated="6"/>
          <table:table-cell table:formula="of:=RAND()" office:value-type="float" office:value="0.658175794058479" calcext:value-type="float">
            <text:p>0.6581757941</text:p>
          </table:table-cell>
          <table:table-cell table:formula="of:=RAND()" office:value-type="float" office:value="0.48060300538782" calcext:value-type="float">
            <text:p>0.4806030054</text:p>
          </table:table-cell>
          <table:table-cell table:formula="of:=RAND()" office:value-type="float" office:value="0.622971606466423" calcext:value-type="float">
            <text:p>0.6229716065</text:p>
          </table:table-cell>
          <table:table-cell table:formula="of:=[.Q23]+0.05" office:value-type="float" office:value="0.4" calcext:value-type="float">
            <text:p>0.4</text:p>
          </table:table-cell>
          <table:table-cell table:formula="of:=[.N24]/SUM([.$N24:.$P24])" office:value-type="float" office:value="0.373591963906768" calcext:value-type="float">
            <text:p>0.3735919639</text:p>
          </table:table-cell>
          <table:table-cell table:formula="of:=[.O24]/SUM([.$N24:.$P24])" office:value-type="float" office:value="0.272798577922751" calcext:value-type="float">
            <text:p>0.2727985779</text:p>
          </table:table-cell>
          <table:table-cell table:formula="of:=[.P24]/SUM([.$N24:.$P24])" office:value-type="float" office:value="0.353609458170481" calcext:value-type="float">
            <text:p>0.35360945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-SUM([.C25:.M25])" office:value-type="float" office:value="0.549677489509325" calcext:value-type="float">
            <text:p>0.5496774895</text:p>
          </table:table-cell>
          <table:table-cell table:formula="of:=IF(MOD(ROW(); 3)=MOD(COLUMN()+2;3); [.$Q25]*[.$Q25] + [.$Q25]*(1-[.$Q25])*[.R25]; [.$Q25]*(1-[.$Q25])*[.R25])" office:value-type="float" office:value="0.0621921870663053" calcext:value-type="float">
            <text:p>0.0621921871</text:p>
          </table:table-cell>
          <table:table-cell/>
          <table:table-cell office:value-type="float" office:value="0.0917248161206714" calcext:value-type="float">
            <text:p>0.0917248161</text:p>
          </table:table-cell>
          <table:table-cell/>
          <table:table-cell office:value-type="float" office:value="0.296405507303698" calcext:value-type="float">
            <text:p>0.2964055073</text:p>
          </table:table-cell>
          <table:table-cell table:number-columns-repeated="6"/>
          <table:table-cell table:formula="of:=RAND()" office:value-type="float" office:value="0.354313902673312" calcext:value-type="float">
            <text:p>0.3543139027</text:p>
          </table:table-cell>
          <table:table-cell table:formula="of:=RAND()" office:value-type="float" office:value="0.543362116324715" calcext:value-type="float">
            <text:p>0.5433621163</text:p>
          </table:table-cell>
          <table:table-cell table:formula="of:=RAND()" office:value-type="float" office:value="0.469623326029599" calcext:value-type="float">
            <text:p>0.469623326</text:p>
          </table:table-cell>
          <table:table-cell table:formula="of:=[.Q24]" office:value-type="float" office:value="0.4" calcext:value-type="float">
            <text:p>0.4</text:p>
          </table:table-cell>
          <table:table-cell table:formula="of:=[.N25]/SUM([.$N25:.$P25])" office:value-type="float" office:value="0.259134112776272" calcext:value-type="float">
            <text:p>0.2591341128</text:p>
          </table:table-cell>
          <table:table-cell table:formula="of:=[.O25]/SUM([.$N25:.$P25])" office:value-type="float" office:value="0.397398066707724" calcext:value-type="float">
            <text:p>0.3973980667</text:p>
          </table:table-cell>
          <table:table-cell table:formula="of:=[.P25]/SUM([.$N25:.$P25])" office:value-type="float" office:value="0.343467820516005" calcext:value-type="float">
            <text:p>0.34346782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-SUM([.C26:.M26])" office:value-type="float" office:value="0.651112887656218" calcext:value-type="float">
            <text:p>0.6511128877</text:p>
          </table:table-cell>
          <table:table-cell table:formula="of:=IF(MOD(ROW(); 3)=MOD(COLUMN()+2;3); [.$Q26]*[.$Q26] + [.$Q26]*(1-[.$Q26])*[.R26]; [.$Q26]*(1-[.$Q26])*[.R26])" office:value-type="float" office:value="0.207382508453871" calcext:value-type="float">
            <text:p>0.2073825085</text:p>
          </table:table-cell>
          <table:table-cell/>
          <table:table-cell office:value-type="float" office:value="0.0967940218186207" calcext:value-type="float">
            <text:p>0.0967940218</text:p>
          </table:table-cell>
          <table:table-cell/>
          <table:table-cell office:value-type="float" office:value="0.0447105820712905" calcext:value-type="float">
            <text:p>0.0447105821</text:p>
          </table:table-cell>
          <table:table-cell table:number-columns-repeated="6"/>
          <table:table-cell table:formula="of:=RAND()" office:value-type="float" office:value="0.261308602173813" calcext:value-type="float">
            <text:p>0.2613086022</text:p>
          </table:table-cell>
          <table:table-cell table:formula="of:=RAND()" office:value-type="float" office:value="0.651637683971785" calcext:value-type="float">
            <text:p>0.651637684</text:p>
          </table:table-cell>
          <table:table-cell table:formula="of:=RAND()" office:value-type="float" office:value="0.410623667580483" calcext:value-type="float">
            <text:p>0.4106236676</text:p>
          </table:table-cell>
          <table:table-cell table:formula="of:=[.Q24]" office:value-type="float" office:value="0.4" calcext:value-type="float">
            <text:p>0.4</text:p>
          </table:table-cell>
          <table:table-cell table:formula="of:=[.N26]/SUM([.$N26:.$P26])" office:value-type="float" office:value="0.197427118557794" calcext:value-type="float">
            <text:p>0.1974271186</text:p>
          </table:table-cell>
          <table:table-cell table:formula="of:=[.O26]/SUM([.$N26:.$P26])" office:value-type="float" office:value="0.492333391323451" calcext:value-type="float">
            <text:p>0.4923333913</text:p>
          </table:table-cell>
          <table:table-cell table:formula="of:=[.P26]/SUM([.$N26:.$P26])" office:value-type="float" office:value="0.310239490118755" calcext:value-type="float">
            <text:p>0.31023949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-SUM([.C27:.M27])" office:value-type="float" office:value="0.451633427918934" calcext:value-type="float">
            <text:p>0.4516334279</text:p>
          </table:table-cell>
          <table:table-cell table:formula="of:=IF(MOD(ROW(); 3)=MOD(COLUMN()+2;3); [.$Q27]*[.$Q27] + [.$Q27]*(1-[.$Q27])*[.R27]; [.$Q27]*(1-[.$Q27])*[.R27])" office:value-type="float" office:value="0.0862537917282627" calcext:value-type="float">
            <text:p>0.0862537917</text:p>
          </table:table-cell>
          <table:table-cell/>
          <table:table-cell office:value-type="float" office:value="0.420309879622705" calcext:value-type="float">
            <text:p>0.4203098796</text:p>
          </table:table-cell>
          <table:table-cell/>
          <table:table-cell office:value-type="float" office:value="0.0418029007300979" calcext:value-type="float">
            <text:p>0.0418029007</text:p>
          </table:table-cell>
          <table:table-cell table:number-columns-repeated="6"/>
          <table:table-cell table:formula="of:=RAND()" office:value-type="float" office:value="0.517753456602804" calcext:value-type="float">
            <text:p>0.5177534566</text:p>
          </table:table-cell>
          <table:table-cell table:formula="of:=RAND()" office:value-type="float" office:value="0.458622035919689" calcext:value-type="float">
            <text:p>0.4586220359</text:p>
          </table:table-cell>
          <table:table-cell table:formula="of:=RAND()" office:value-type="float" office:value="0.509286504957037" calcext:value-type="float">
            <text:p>0.509286505</text:p>
          </table:table-cell>
          <table:table-cell table:formula="of:=[.Q26]+0.05" office:value-type="float" office:value="0.45" calcext:value-type="float">
            <text:p>0.45</text:p>
          </table:table-cell>
          <table:table-cell table:formula="of:=[.N27]/SUM([.$N27:.$P27])" office:value-type="float" office:value="0.348500168599041" calcext:value-type="float">
            <text:p>0.3485001686</text:p>
          </table:table-cell>
          <table:table-cell table:formula="of:=[.O27]/SUM([.$N27:.$P27])" office:value-type="float" office:value="0.308698773138005" calcext:value-type="float">
            <text:p>0.3086987731</text:p>
          </table:table-cell>
          <table:table-cell table:formula="of:=[.P27]/SUM([.$N27:.$P27])" office:value-type="float" office:value="0.342801058262954" calcext:value-type="float">
            <text:p>0.34280105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-SUM([.C28:.M28])" office:value-type="float" office:value="0.506235927864017" calcext:value-type="float">
            <text:p>0.5062359279</text:p>
          </table:table-cell>
          <table:table-cell table:formula="of:=IF(MOD(ROW(); 3)=MOD(COLUMN()+2;3); [.$Q28]*[.$Q28] + [.$Q28]*(1-[.$Q28])*[.R28]; [.$Q28]*(1-[.$Q28])*[.R28])" office:value-type="float" office:value="0.14534943072146" calcext:value-type="float">
            <text:p>0.1453494307</text:p>
          </table:table-cell>
          <table:table-cell/>
          <table:table-cell office:value-type="float" office:value="0.105408423846768" calcext:value-type="float">
            <text:p>0.1054084238</text:p>
          </table:table-cell>
          <table:table-cell/>
          <table:table-cell office:value-type="float" office:value="0.243006217567755" calcext:value-type="float">
            <text:p>0.2430062176</text:p>
          </table:table-cell>
          <table:table-cell table:number-columns-repeated="6"/>
          <table:table-cell table:formula="of:=RAND()" office:value-type="float" office:value="0.770325598423369" calcext:value-type="float">
            <text:p>0.7703255984</text:p>
          </table:table-cell>
          <table:table-cell table:formula="of:=RAND()" office:value-type="float" office:value="0.386138984118588" calcext:value-type="float">
            <text:p>0.3861389841</text:p>
          </table:table-cell>
          <table:table-cell table:formula="of:=RAND()" office:value-type="float" office:value="0.155240490284548" calcext:value-type="float">
            <text:p>0.1552404903</text:p>
          </table:table-cell>
          <table:table-cell table:formula="of:=[.Q27]" office:value-type="float" office:value="0.45" calcext:value-type="float">
            <text:p>0.45</text:p>
          </table:table-cell>
          <table:table-cell table:formula="of:=[.N28]/SUM([.$N28:.$P28])" office:value-type="float" office:value="0.587270427157414" calcext:value-type="float">
            <text:p>0.5872704272</text:p>
          </table:table-cell>
          <table:table-cell table:formula="of:=[.O28]/SUM([.$N28:.$P28])" office:value-type="float" office:value="0.294379424245515" calcext:value-type="float">
            <text:p>0.2943794242</text:p>
          </table:table-cell>
          <table:table-cell table:formula="of:=[.P28]/SUM([.$N28:.$P28])" office:value-type="float" office:value="0.118350148597071" calcext:value-type="float">
            <text:p>0.11835014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-SUM([.C29:.M29])" office:value-type="float" office:value="0.49461221404022" calcext:value-type="float">
            <text:p>0.494612214</text:p>
          </table:table-cell>
          <table:table-cell table:formula="of:=IF(MOD(ROW(); 3)=MOD(COLUMN()+2;3); [.$Q29]*[.$Q29] + [.$Q29]*(1-[.$Q29])*[.R29]; [.$Q29]*(1-[.$Q29])*[.R29])" office:value-type="float" office:value="0.311846248410151" calcext:value-type="float">
            <text:p>0.3118462484</text:p>
          </table:table-cell>
          <table:table-cell/>
          <table:table-cell office:value-type="float" office:value="0.0521180266645144" calcext:value-type="float">
            <text:p>0.0521180267</text:p>
          </table:table-cell>
          <table:table-cell/>
          <table:table-cell office:value-type="float" office:value="0.141423510885114" calcext:value-type="float">
            <text:p>0.1414235109</text:p>
          </table:table-cell>
          <table:table-cell table:number-columns-repeated="6"/>
          <table:table-cell table:formula="of:=RAND()" office:value-type="float" office:value="0.71571693837177" calcext:value-type="float">
            <text:p>0.7157169384</text:p>
          </table:table-cell>
          <table:table-cell table:formula="of:=RAND()" office:value-type="float" office:value="0.81260807288345" calcext:value-type="float">
            <text:p>0.8126080729</text:p>
          </table:table-cell>
          <table:table-cell table:formula="of:=RAND()" office:value-type="float" office:value="0.0916660247661668" calcext:value-type="float">
            <text:p>0.0916660248</text:p>
          </table:table-cell>
          <table:table-cell table:formula="of:=[.Q27]" office:value-type="float" office:value="0.45" calcext:value-type="float">
            <text:p>0.45</text:p>
          </table:table-cell>
          <table:table-cell table:formula="of:=[.N29]/SUM([.$N29:.$P29])" office:value-type="float" office:value="0.4418030238794" calcext:value-type="float">
            <text:p>0.4418030239</text:p>
          </table:table-cell>
          <table:table-cell table:formula="of:=[.O29]/SUM([.$N29:.$P29])" office:value-type="float" office:value="0.501612697116629" calcext:value-type="float">
            <text:p>0.5016126971</text:p>
          </table:table-cell>
          <table:table-cell table:formula="of:=[.P29]/SUM([.$N29:.$P29])" office:value-type="float" office:value="0.0565842790039714" calcext:value-type="float">
            <text:p>0.0565842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-SUM([.C30:.M30])" office:value-type="float" office:value="0.558450131157801" calcext:value-type="float">
            <text:p>0.5584501312</text:p>
          </table:table-cell>
          <table:table-cell table:formula="of:=IF(MOD(ROW(); 3)=MOD(COLUMN()+2;3); [.$Q30]*[.$Q30] + [.$Q30]*(1-[.$Q30])*[.R30]; [.$Q30]*(1-[.$Q30])*[.R30])" office:value-type="float" office:value="0.0804259608901384" calcext:value-type="float">
            <text:p>0.0804259609</text:p>
          </table:table-cell>
          <table:table-cell/>
          <table:table-cell office:value-type="float" office:value="0.315571149214929" calcext:value-type="float">
            <text:p>0.3155711492</text:p>
          </table:table-cell>
          <table:table-cell/>
          <table:table-cell office:value-type="float" office:value="0.0455527587371318" calcext:value-type="float">
            <text:p>0.0455527587</text:p>
          </table:table-cell>
          <table:table-cell table:number-columns-repeated="6"/>
          <table:table-cell table:formula="of:=RAND()" office:value-type="float" office:value="0.482057211571373" calcext:value-type="float">
            <text:p>0.4820572116</text:p>
          </table:table-cell>
          <table:table-cell table:formula="of:=RAND()" office:value-type="float" office:value="0.110539020388387" calcext:value-type="float">
            <text:p>0.1105390204</text:p>
          </table:table-cell>
          <table:table-cell table:formula="of:=RAND()" office:value-type="float" office:value="0.905854039059885" calcext:value-type="float">
            <text:p>0.9058540391</text:p>
          </table:table-cell>
          <table:table-cell table:formula="of:=[.Q29]+0.05" office:value-type="float" office:value="0.5" calcext:value-type="float">
            <text:p>0.5</text:p>
          </table:table-cell>
          <table:table-cell table:formula="of:=[.N30]/SUM([.$N30:.$P30])" office:value-type="float" office:value="0.321703843560554" calcext:value-type="float">
            <text:p>0.3217038436</text:p>
          </table:table-cell>
          <table:table-cell table:formula="of:=[.O30]/SUM([.$N30:.$P30])" office:value-type="float" office:value="0.0737688947883262" calcext:value-type="float">
            <text:p>0.0737688948</text:p>
          </table:table-cell>
          <table:table-cell table:formula="of:=[.P30]/SUM([.$N30:.$P30])" office:value-type="float" office:value="0.60452726165112" calcext:value-type="float">
            <text:p>0.60452726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-SUM([.C31:.M31])" office:value-type="float" office:value="0.533018358461677" calcext:value-type="float">
            <text:p>0.5330183585</text:p>
          </table:table-cell>
          <table:table-cell table:formula="of:=IF(MOD(ROW(); 3)=MOD(COLUMN()+2;3); [.$Q31]*[.$Q31] + [.$Q31]*(1-[.$Q31])*[.R31]; [.$Q31]*(1-[.$Q31])*[.R31])" office:value-type="float" office:value="0.0928788158134723" calcext:value-type="float">
            <text:p>0.0928788158</text:p>
          </table:table-cell>
          <table:table-cell/>
          <table:table-cell office:value-type="float" office:value="0.0334172625608892" calcext:value-type="float">
            <text:p>0.0334172626</text:p>
          </table:table-cell>
          <table:table-cell/>
          <table:table-cell office:value-type="float" office:value="0.340685563163961" calcext:value-type="float">
            <text:p>0.3406855632</text:p>
          </table:table-cell>
          <table:table-cell table:number-columns-repeated="6"/>
          <table:table-cell table:formula="of:=RAND()" office:value-type="float" office:value="0.87640401313547" calcext:value-type="float">
            <text:p>0.8764040131</text:p>
          </table:table-cell>
          <table:table-cell table:formula="of:=RAND()" office:value-type="float" office:value="0.742882216232829" calcext:value-type="float">
            <text:p>0.7428822162</text:p>
          </table:table-cell>
          <table:table-cell table:formula="of:=RAND()" office:value-type="float" office:value="0.739712443955509" calcext:value-type="float">
            <text:p>0.739712444</text:p>
          </table:table-cell>
          <table:table-cell table:formula="of:=[.Q30]" office:value-type="float" office:value="0.5" calcext:value-type="float">
            <text:p>0.5</text:p>
          </table:table-cell>
          <table:table-cell table:formula="of:=[.N31]/SUM([.$N31:.$P31])" office:value-type="float" office:value="0.371515263253889" calcext:value-type="float">
            <text:p>0.3715152633</text:p>
          </table:table-cell>
          <table:table-cell table:formula="of:=[.O31]/SUM([.$N31:.$P31])" office:value-type="float" office:value="0.31491421535482" calcext:value-type="float">
            <text:p>0.3149142154</text:p>
          </table:table-cell>
          <table:table-cell table:formula="of:=[.P31]/SUM([.$N31:.$P31])" office:value-type="float" office:value="0.313570521391291" calcext:value-type="float">
            <text:p>0.31357052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-SUM([.C32:.M32])" office:value-type="float" office:value="0.406740521858408" calcext:value-type="float">
            <text:p>0.4067405219</text:p>
          </table:table-cell>
          <table:table-cell table:formula="of:=IF(MOD(ROW(); 3)=MOD(COLUMN()+2;3); [.$Q32]*[.$Q32] + [.$Q32]*(1-[.$Q32])*[.R32]; [.$Q32]*(1-[.$Q32])*[.R32])" office:value-type="float" office:value="0.368971835444717" calcext:value-type="float">
            <text:p>0.3689718354</text:p>
          </table:table-cell>
          <table:table-cell/>
          <table:table-cell office:value-type="float" office:value="0.118173583929422" calcext:value-type="float">
            <text:p>0.1181735839</text:p>
          </table:table-cell>
          <table:table-cell/>
          <table:table-cell office:value-type="float" office:value="0.106114058767453" calcext:value-type="float">
            <text:p>0.1061140588</text:p>
          </table:table-cell>
          <table:table-cell table:number-columns-repeated="6"/>
          <table:table-cell table:formula="of:=RAND()" office:value-type="float" office:value="0.958865980734117" calcext:value-type="float">
            <text:p>0.9588659807</text:p>
          </table:table-cell>
          <table:table-cell table:formula="of:=RAND()" office:value-type="float" office:value="0.154371059848927" calcext:value-type="float">
            <text:p>0.1543710598</text:p>
          </table:table-cell>
          <table:table-cell table:formula="of:=RAND()" office:value-type="float" office:value="0.901664169333303" calcext:value-type="float">
            <text:p>0.9016641693</text:p>
          </table:table-cell>
          <table:table-cell table:formula="of:=[.Q30]" office:value-type="float" office:value="0.5" calcext:value-type="float">
            <text:p>0.5</text:p>
          </table:table-cell>
          <table:table-cell table:formula="of:=[.N32]/SUM([.$N32:.$P32])" office:value-type="float" office:value="0.475887341778869" calcext:value-type="float">
            <text:p>0.4758873418</text:p>
          </table:table-cell>
          <table:table-cell table:formula="of:=[.O32]/SUM([.$N32:.$P32])" office:value-type="float" office:value="0.076614704030743" calcext:value-type="float">
            <text:p>0.076614704</text:p>
          </table:table-cell>
          <table:table-cell table:formula="of:=[.P32]/SUM([.$N32:.$P32])" office:value-type="float" office:value="0.447497954190388" calcext:value-type="float">
            <text:p>0.44749795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-SUM([.C33:.M33])" office:value-type="float" office:value="0.499775250313571" calcext:value-type="float">
            <text:p>0.4997752503</text:p>
          </table:table-cell>
          <table:table-cell table:formula="of:=IF(MOD(ROW(); 3)=MOD(COLUMN()+2;3); [.$Q33]*[.$Q33] + [.$Q33]*(1-[.$Q33])*[.R33]; [.$Q33]*(1-[.$Q33])*[.R33])" office:value-type="float" office:value="0.0278355623736742" calcext:value-type="float">
            <text:p>0.0278355624</text:p>
          </table:table-cell>
          <table:table-cell/>
          <table:table-cell office:value-type="float" office:value="0.394792038063718" calcext:value-type="float">
            <text:p>0.3947920381</text:p>
          </table:table-cell>
          <table:table-cell/>
          <table:table-cell office:value-type="float" office:value="0.0775971492490368" calcext:value-type="float">
            <text:p>0.0775971492</text:p>
          </table:table-cell>
          <table:table-cell table:number-columns-repeated="6"/>
          <table:table-cell table:formula="of:=RAND()" office:value-type="float" office:value="0.114096641656943" calcext:value-type="float">
            <text:p>0.1140966417</text:p>
          </table:table-cell>
          <table:table-cell table:formula="of:=RAND()" office:value-type="float" office:value="0.476104574394412" calcext:value-type="float">
            <text:p>0.4761045744</text:p>
          </table:table-cell>
          <table:table-cell table:formula="of:=RAND()" office:value-type="float" office:value="0.424289471472912" calcext:value-type="float">
            <text:p>0.4242894715</text:p>
          </table:table-cell>
          <table:table-cell table:formula="of:=[.Q32]+0.05" office:value-type="float" office:value="0.55" calcext:value-type="float">
            <text:p>0.55</text:p>
          </table:table-cell>
          <table:table-cell table:formula="of:=[.N33]/SUM([.$N33:.$P33])" office:value-type="float" office:value="0.112466918681512" calcext:value-type="float">
            <text:p>0.1124669187</text:p>
          </table:table-cell>
          <table:table-cell table:formula="of:=[.O33]/SUM([.$N33:.$P33])" office:value-type="float" office:value="0.469304036251219" calcext:value-type="float">
            <text:p>0.4693040363</text:p>
          </table:table-cell>
          <table:table-cell table:formula="of:=[.P33]/SUM([.$N33:.$P33])" office:value-type="float" office:value="0.41822904506727" calcext:value-type="float">
            <text:p>0.41822904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-SUM([.C34:.M34])" office:value-type="float" office:value="0.517753736326105" calcext:value-type="float">
            <text:p>0.5177537363</text:p>
          </table:table-cell>
          <table:table-cell table:formula="of:=IF(MOD(ROW(); 3)=MOD(COLUMN()+2;3); [.$Q34]*[.$Q34] + [.$Q34]*(1-[.$Q34])*[.R34]; [.$Q34]*(1-[.$Q34])*[.R34])" office:value-type="float" office:value="0.0723598492533178" calcext:value-type="float">
            <text:p>0.0723598493</text:p>
          </table:table-cell>
          <table:table-cell/>
          <table:table-cell office:value-type="float" office:value="0.0275245623729889" calcext:value-type="float">
            <text:p>0.0275245624</text:p>
          </table:table-cell>
          <table:table-cell/>
          <table:table-cell office:value-type="float" office:value="0.382361852047588" calcext:value-type="float">
            <text:p>0.382361852</text:p>
          </table:table-cell>
          <table:table-cell table:number-columns-repeated="6"/>
          <table:table-cell table:formula="of:=RAND()" office:value-type="float" office:value="0.490053971181624" calcext:value-type="float">
            <text:p>0.4900539712</text:p>
          </table:table-cell>
          <table:table-cell table:formula="of:=RAND()" office:value-type="float" office:value="0.451901022228412" calcext:value-type="float">
            <text:p>0.4519010222</text:p>
          </table:table-cell>
          <table:table-cell table:formula="of:=RAND()" office:value-type="float" office:value="0.734228126359118" calcext:value-type="float">
            <text:p>0.7342281264</text:p>
          </table:table-cell>
          <table:table-cell table:formula="of:=[.Q33]" office:value-type="float" office:value="0.55" calcext:value-type="float">
            <text:p>0.55</text:p>
          </table:table-cell>
          <table:table-cell table:formula="of:=[.N34]/SUM([.$N34:.$P34])" office:value-type="float" office:value="0.292363027286132" calcext:value-type="float">
            <text:p>0.2923630273</text:p>
          </table:table-cell>
          <table:table-cell table:formula="of:=[.O34]/SUM([.$N34:.$P34])" office:value-type="float" office:value="0.269601224889228" calcext:value-type="float">
            <text:p>0.2696012249</text:p>
          </table:table-cell>
          <table:table-cell table:formula="of:=[.P34]/SUM([.$N34:.$P34])" office:value-type="float" office:value="0.438035747824639" calcext:value-type="float">
            <text:p>0.43803574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-SUM([.C35:.M35])" office:value-type="float" office:value="0.470435052231731" calcext:value-type="float">
            <text:p>0.4704350522</text:p>
          </table:table-cell>
          <table:table-cell table:formula="of:=IF(MOD(ROW(); 3)=MOD(COLUMN()+2;3); [.$Q35]*[.$Q35] + [.$Q35]*(1-[.$Q35])*[.R35]; [.$Q35]*(1-[.$Q35])*[.R35])" office:value-type="float" office:value="0.346387281050579" calcext:value-type="float">
            <text:p>0.3463872811</text:p>
          </table:table-cell>
          <table:table-cell/>
          <table:table-cell office:value-type="float" office:value="0.0587305482788168" calcext:value-type="float">
            <text:p>0.0587305483</text:p>
          </table:table-cell>
          <table:table-cell/>
          <table:table-cell office:value-type="float" office:value="0.124447118438873" calcext:value-type="float">
            <text:p>0.1244471184</text:p>
          </table:table-cell>
          <table:table-cell table:number-columns-repeated="6"/>
          <table:table-cell table:formula="of:=RAND()" office:value-type="float" office:value="0.405379461706616" calcext:value-type="float">
            <text:p>0.4053794617</text:p>
          </table:table-cell>
          <table:table-cell table:formula="of:=RAND()" office:value-type="float" office:value="0.911251615383662" calcext:value-type="float">
            <text:p>0.9112516154</text:p>
          </table:table-cell>
          <table:table-cell table:formula="of:=RAND()" office:value-type="float" office:value="0.969484954038593" calcext:value-type="float">
            <text:p>0.969484954</text:p>
          </table:table-cell>
          <table:table-cell table:formula="of:=[.Q33]" office:value-type="float" office:value="0.55" calcext:value-type="float">
            <text:p>0.55</text:p>
          </table:table-cell>
          <table:table-cell table:formula="of:=[.N35]/SUM([.$N35:.$P35])" office:value-type="float" office:value="0.177322347679108" calcext:value-type="float">
            <text:p>0.1773223477</text:p>
          </table:table-cell>
          <table:table-cell table:formula="of:=[.O35]/SUM([.$N35:.$P35])" office:value-type="float" office:value="0.398602521908606" calcext:value-type="float">
            <text:p>0.3986025219</text:p>
          </table:table-cell>
          <table:table-cell table:formula="of:=[.P35]/SUM([.$N35:.$P35])" office:value-type="float" office:value="0.424075130412286" calcext:value-type="float">
            <text:p>0.42407513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-SUM([.C36:.M36])" office:value-type="float" office:value="0.334650176294308" calcext:value-type="float">
            <text:p>0.3346501763</text:p>
          </table:table-cell>
          <table:table-cell table:formula="of:=IF(MOD(ROW(); 3)=MOD(COLUMN()+2;3); [.$Q36]*[.$Q36] + [.$Q36]*(1-[.$Q36])*[.R36]; [.$Q36]*(1-[.$Q36])*[.R36])" office:value-type="float" office:value="0.11266764406523" calcext:value-type="float">
            <text:p>0.1126676441</text:p>
          </table:table-cell>
          <table:table-cell/>
          <table:table-cell office:value-type="float" office:value="0.443651521364888" calcext:value-type="float">
            <text:p>0.4436515214</text:p>
          </table:table-cell>
          <table:table-cell/>
          <table:table-cell office:value-type="float" office:value="0.109030658275574" calcext:value-type="float">
            <text:p>0.1090306583</text:p>
          </table:table-cell>
          <table:table-cell table:number-columns-repeated="6"/>
          <table:table-cell table:formula="of:=RAND()" office:value-type="float" office:value="0.14774781151209" calcext:value-type="float">
            <text:p>0.1477478115</text:p>
          </table:table-cell>
          <table:table-cell table:formula="of:=RAND()" office:value-type="float" office:value="0.0988944960990921" calcext:value-type="float">
            <text:p>0.0988944961</text:p>
          </table:table-cell>
          <table:table-cell table:formula="of:=RAND()" office:value-type="float" office:value="0.0680840280382261" calcext:value-type="float">
            <text:p>0.068084028</text:p>
          </table:table-cell>
          <table:table-cell table:formula="of:=[.Q35]+0.05" office:value-type="float" office:value="0.6" calcext:value-type="float">
            <text:p>0.6</text:p>
          </table:table-cell>
          <table:table-cell table:formula="of:=[.N36]/SUM([.$N36:.$P36])" office:value-type="float" office:value="0.469448516938459" calcext:value-type="float">
            <text:p>0.4694485169</text:p>
          </table:table-cell>
          <table:table-cell table:formula="of:=[.O36]/SUM([.$N36:.$P36])" office:value-type="float" office:value="0.314223771248861" calcext:value-type="float">
            <text:p>0.3142237712</text:p>
          </table:table-cell>
          <table:table-cell table:formula="of:=[.P36]/SUM([.$N36:.$P36])" office:value-type="float" office:value="0.21632771181268" calcext:value-type="float">
            <text:p>0.21632771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-SUM([.C37:.M37])" office:value-type="float" office:value="0.327369451196045" calcext:value-type="float">
            <text:p>0.3273694512</text:p>
          </table:table-cell>
          <table:table-cell table:formula="of:=IF(MOD(ROW(); 3)=MOD(COLUMN()+2;3); [.$Q37]*[.$Q37] + [.$Q37]*(1-[.$Q37])*[.R37]; [.$Q37]*(1-[.$Q37])*[.R37])" office:value-type="float" office:value="0.0499150300084068" calcext:value-type="float">
            <text:p>0.04991503</text:p>
          </table:table-cell>
          <table:table-cell/>
          <table:table-cell office:value-type="float" office:value="0.154565533925014" calcext:value-type="float">
            <text:p>0.1545655339</text:p>
          </table:table-cell>
          <table:table-cell/>
          <table:table-cell office:value-type="float" office:value="0.468149984870534" calcext:value-type="float">
            <text:p>0.4681499849</text:p>
          </table:table-cell>
          <table:table-cell table:number-columns-repeated="6"/>
          <table:table-cell table:formula="of:=RAND()" office:value-type="float" office:value="0.388119986630045" calcext:value-type="float">
            <text:p>0.3881199866</text:p>
          </table:table-cell>
          <table:table-cell table:formula="of:=RAND()" office:value-type="float" office:value="0.681837345822714" calcext:value-type="float">
            <text:p>0.6818373458</text:p>
          </table:table-cell>
          <table:table-cell table:formula="of:=RAND()" office:value-type="float" office:value="0.796189933721826" calcext:value-type="float">
            <text:p>0.7961899337</text:p>
          </table:table-cell>
          <table:table-cell table:formula="of:=[.Q36]" office:value-type="float" office:value="0.6" calcext:value-type="float">
            <text:p>0.6</text:p>
          </table:table-cell>
          <table:table-cell table:formula="of:=[.N37]/SUM([.$N37:.$P37])" office:value-type="float" office:value="0.207979291701695" calcext:value-type="float">
            <text:p>0.2079792917</text:p>
          </table:table-cell>
          <table:table-cell table:formula="of:=[.O37]/SUM([.$N37:.$P37])" office:value-type="float" office:value="0.365371671454639" calcext:value-type="float">
            <text:p>0.3653716715</text:p>
          </table:table-cell>
          <table:table-cell table:formula="of:=[.P37]/SUM([.$N37:.$P37])" office:value-type="float" office:value="0.426649036843665" calcext:value-type="float">
            <text:p>0.42664903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-SUM([.C38:.M38])" office:value-type="float" office:value="0.326147802959111" calcext:value-type="float">
            <text:p>0.326147803</text:p>
          </table:table-cell>
          <table:table-cell table:formula="of:=IF(MOD(ROW(); 3)=MOD(COLUMN()+2;3); [.$Q38]*[.$Q38] + [.$Q38]*(1-[.$Q38])*[.R38]; [.$Q38]*(1-[.$Q38])*[.R38])" office:value-type="float" office:value="0.497509820291051" calcext:value-type="float">
            <text:p>0.4975098203</text:p>
          </table:table-cell>
          <table:table-cell/>
          <table:table-cell office:value-type="float" office:value="0.0673625628488108" calcext:value-type="float">
            <text:p>0.0673625628</text:p>
          </table:table-cell>
          <table:table-cell/>
          <table:table-cell office:value-type="float" office:value="0.108979813901027" calcext:value-type="float">
            <text:p>0.1089798139</text:p>
          </table:table-cell>
          <table:table-cell table:number-columns-repeated="6"/>
          <table:table-cell table:formula="of:=RAND()" office:value-type="float" office:value="0.505941500305198" calcext:value-type="float">
            <text:p>0.5059415003</text:p>
          </table:table-cell>
          <table:table-cell table:formula="of:=RAND()" office:value-type="float" office:value="0.172794684651308" calcext:value-type="float">
            <text:p>0.1727946847</text:p>
          </table:table-cell>
          <table:table-cell table:formula="of:=RAND()" office:value-type="float" office:value="0.204298639874473" calcext:value-type="float">
            <text:p>0.2042986399</text:p>
          </table:table-cell>
          <table:table-cell table:formula="of:=[.Q36]" office:value-type="float" office:value="0.6" calcext:value-type="float">
            <text:p>0.6</text:p>
          </table:table-cell>
          <table:table-cell table:formula="of:=[.N38]/SUM([.$N38:.$P38])" office:value-type="float" office:value="0.572957584546045" calcext:value-type="float">
            <text:p>0.5729575845</text:p>
          </table:table-cell>
          <table:table-cell table:formula="of:=[.O38]/SUM([.$N38:.$P38])" office:value-type="float" office:value="0.195682752018735" calcext:value-type="float">
            <text:p>0.195682752</text:p>
          </table:table-cell>
          <table:table-cell table:formula="of:=[.P38]/SUM([.$N38:.$P38])" office:value-type="float" office:value="0.23135966343522" calcext:value-type="float">
            <text:p>0.23135966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-SUM([.C39:.M39])" office:value-type="float" office:value="0.417769855883401" calcext:value-type="float">
            <text:p>0.4177698559</text:p>
          </table:table-cell>
          <table:table-cell table:formula="of:=IF(MOD(ROW(); 3)=MOD(COLUMN()+2;3); [.$Q39]*[.$Q39] + [.$Q39]*(1-[.$Q39])*[.R39]; [.$Q39]*(1-[.$Q39])*[.R39])" office:value-type="float" office:value="0.0544459421740548" calcext:value-type="float">
            <text:p>0.0544459422</text:p>
          </table:table-cell>
          <table:table-cell/>
          <table:table-cell office:value-type="float" office:value="0.46358712747229" calcext:value-type="float">
            <text:p>0.4635871275</text:p>
          </table:table-cell>
          <table:table-cell/>
          <table:table-cell office:value-type="float" office:value="0.0641970744702543" calcext:value-type="float">
            <text:p>0.0641970745</text:p>
          </table:table-cell>
          <table:table-cell table:number-columns-repeated="6"/>
          <table:table-cell table:formula="of:=RAND()" office:value-type="float" office:value="0.600884051178582" calcext:value-type="float">
            <text:p>0.6008840512</text:p>
          </table:table-cell>
          <table:table-cell table:formula="of:=RAND()" office:value-type="float" office:value="0.952885606675409" calcext:value-type="float">
            <text:p>0.9528856067</text:p>
          </table:table-cell>
          <table:table-cell table:formula="of:=RAND()" office:value-type="float" office:value="0.956998200770189" calcext:value-type="float">
            <text:p>0.9569982008</text:p>
          </table:table-cell>
          <table:table-cell table:formula="of:=[.Q38]+0.05" office:value-type="float" office:value="0.65" calcext:value-type="float">
            <text:p>0.65</text:p>
          </table:table-cell>
          <table:table-cell table:formula="of:=[.N39]/SUM([.$N39:.$P39])" office:value-type="float" office:value="0.239322822743098" calcext:value-type="float">
            <text:p>0.2393228227</text:p>
          </table:table-cell>
          <table:table-cell table:formula="of:=[.O39]/SUM([.$N39:.$P39])" office:value-type="float" office:value="0.379519597322534" calcext:value-type="float">
            <text:p>0.3795195973</text:p>
          </table:table-cell>
          <table:table-cell table:formula="of:=[.P39]/SUM([.$N39:.$P39])" office:value-type="float" office:value="0.381157579934369" calcext:value-type="float">
            <text:p>0.38115757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-SUM([.C40:.M40])" office:value-type="float" office:value="0.323591041772225" calcext:value-type="float">
            <text:p>0.3235910418</text:p>
          </table:table-cell>
          <table:table-cell table:formula="of:=IF(MOD(ROW(); 3)=MOD(COLUMN()+2;3); [.$Q40]*[.$Q40] + [.$Q40]*(1-[.$Q40])*[.R40]; [.$Q40]*(1-[.$Q40])*[.R40])" office:value-type="float" office:value="0.0794492073732677" calcext:value-type="float">
            <text:p>0.0794492074</text:p>
          </table:table-cell>
          <table:table-cell/>
          <table:table-cell office:value-type="float" office:value="0.0832038615782277" calcext:value-type="float">
            <text:p>0.0832038616</text:p>
          </table:table-cell>
          <table:table-cell/>
          <table:table-cell office:value-type="float" office:value="0.51375588927628" calcext:value-type="float">
            <text:p>0.5137558893</text:p>
          </table:table-cell>
          <table:table-cell table:number-columns-repeated="6"/>
          <table:table-cell table:formula="of:=RAND()" office:value-type="float" office:value="0.485933955875225" calcext:value-type="float">
            <text:p>0.4859339559</text:p>
          </table:table-cell>
          <table:table-cell table:formula="of:=RAND()" office:value-type="float" office:value="0.166669675032608" calcext:value-type="float">
            <text:p>0.166669675</text:p>
          </table:table-cell>
          <table:table-cell table:formula="of:=RAND()" office:value-type="float" office:value="0.738851093646292" calcext:value-type="float">
            <text:p>0.7388510936</text:p>
          </table:table-cell>
          <table:table-cell table:formula="of:=[.Q39]" office:value-type="float" office:value="0.65" calcext:value-type="float">
            <text:p>0.65</text:p>
          </table:table-cell>
          <table:table-cell table:formula="of:=[.N40]/SUM([.$N40:.$P40])" office:value-type="float" office:value="0.349227285157221" calcext:value-type="float">
            <text:p>0.3492272852</text:p>
          </table:table-cell>
          <table:table-cell table:formula="of:=[.O40]/SUM([.$N40:.$P40])" office:value-type="float" office:value="0.119780882619818" calcext:value-type="float">
            <text:p>0.1197808826</text:p>
          </table:table-cell>
          <table:table-cell table:formula="of:=[.P40]/SUM([.$N40:.$P40])" office:value-type="float" office:value="0.530991832222962" calcext:value-type="float">
            <text:p>0.53099183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-SUM([.C41:.M41])" office:value-type="float" office:value="0.313615093632698" calcext:value-type="float">
            <text:p>0.3136150936</text:p>
          </table:table-cell>
          <table:table-cell table:formula="of:=IF(MOD(ROW(); 3)=MOD(COLUMN()+2;3); [.$Q41]*[.$Q41] + [.$Q41]*(1-[.$Q41])*[.R41]; [.$Q41]*(1-[.$Q41])*[.R41])" office:value-type="float" office:value="0.503846018490642" calcext:value-type="float">
            <text:p>0.5038460185</text:p>
          </table:table-cell>
          <table:table-cell/>
          <table:table-cell office:value-type="float" office:value="0.0992139118405269" calcext:value-type="float">
            <text:p>0.0992139118</text:p>
          </table:table-cell>
          <table:table-cell/>
          <table:table-cell office:value-type="float" office:value="0.083324976036133" calcext:value-type="float">
            <text:p>0.083324976</text:p>
          </table:table-cell>
          <table:table-cell table:number-columns-repeated="6"/>
          <table:table-cell table:formula="of:=RAND()" office:value-type="float" office:value="0.559938244638033" calcext:value-type="float">
            <text:p>0.5599382446</text:p>
          </table:table-cell>
          <table:table-cell table:formula="of:=RAND()" office:value-type="float" office:value="0.751205702428706" calcext:value-type="float">
            <text:p>0.7512057024</text:p>
          </table:table-cell>
          <table:table-cell table:formula="of:=RAND()" office:value-type="float" office:value="0.254832520113487" calcext:value-type="float">
            <text:p>0.2548325201</text:p>
          </table:table-cell>
          <table:table-cell table:formula="of:=[.Q39]" office:value-type="float" office:value="0.65" calcext:value-type="float">
            <text:p>0.65</text:p>
          </table:table-cell>
          <table:table-cell table:formula="of:=[.N41]/SUM([.$N41:.$P41])" office:value-type="float" office:value="0.357564916442381" calcext:value-type="float">
            <text:p>0.3575649164</text:p>
          </table:table-cell>
          <table:table-cell table:formula="of:=[.O41]/SUM([.$N41:.$P41])" office:value-type="float" office:value="0.47970433666948" calcext:value-type="float">
            <text:p>0.4797043367</text:p>
          </table:table-cell>
          <table:table-cell table:formula="of:=[.P41]/SUM([.$N41:.$P41])" office:value-type="float" office:value="0.162730746888139" calcext:value-type="float">
            <text:p>0.16273074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-SUM([.C42:.M42])" office:value-type="float" office:value="0.313466985970566" calcext:value-type="float">
            <text:p>0.313466986</text:p>
          </table:table-cell>
          <table:table-cell table:formula="of:=IF(MOD(ROW(); 3)=MOD(COLUMN()+2;3); [.$Q42]*[.$Q42] + [.$Q42]*(1-[.$Q42])*[.R42]; [.$Q42]*(1-[.$Q42])*[.R42])" office:value-type="float" office:value="0.0403529780085609" calcext:value-type="float">
            <text:p>0.040352978</text:p>
          </table:table-cell>
          <table:table-cell/>
          <table:table-cell office:value-type="float" office:value="0.556152170073124" calcext:value-type="float">
            <text:p>0.5561521701</text:p>
          </table:table-cell>
          <table:table-cell/>
          <table:table-cell office:value-type="float" office:value="0.0900278659477487" calcext:value-type="float">
            <text:p>0.0900278659</text:p>
          </table:table-cell>
          <table:table-cell table:number-columns-repeated="6"/>
          <table:table-cell table:formula="of:=RAND()" office:value-type="float" office:value="0.129912301315926" calcext:value-type="float">
            <text:p>0.1299123013</text:p>
          </table:table-cell>
          <table:table-cell table:formula="of:=RAND()" office:value-type="float" office:value="0.135535265202634" calcext:value-type="float">
            <text:p>0.1355352652</text:p>
          </table:table-cell>
          <table:table-cell table:formula="of:=RAND()" office:value-type="float" office:value="0.410626037530109" calcext:value-type="float">
            <text:p>0.4106260375</text:p>
          </table:table-cell>
          <table:table-cell table:formula="of:=[.Q41]+0.05" office:value-type="float" office:value="0.7" calcext:value-type="float">
            <text:p>0.7</text:p>
          </table:table-cell>
          <table:table-cell table:formula="of:=[.N42]/SUM([.$N42:.$P42])" office:value-type="float" office:value="0.192157038136004" calcext:value-type="float">
            <text:p>0.1921570381</text:p>
          </table:table-cell>
          <table:table-cell table:formula="of:=[.O42]/SUM([.$N42:.$P42])" office:value-type="float" office:value="0.200474126472296" calcext:value-type="float">
            <text:p>0.2004741265</text:p>
          </table:table-cell>
          <table:table-cell table:formula="of:=[.P42]/SUM([.$N42:.$P42])" office:value-type="float" office:value="0.6073688353917" calcext:value-type="float">
            <text:p>0.60736883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-SUM([.C43:.M43])" office:value-type="float" office:value="0.283443853069442" calcext:value-type="float">
            <text:p>0.2834438531</text:p>
          </table:table-cell>
          <table:table-cell table:formula="of:=IF(MOD(ROW(); 3)=MOD(COLUMN()+2;3); [.$Q43]*[.$Q43] + [.$Q43]*(1-[.$Q43])*[.R43]; [.$Q43]*(1-[.$Q43])*[.R43])" office:value-type="float" office:value="0.0940897034139267" calcext:value-type="float">
            <text:p>0.0940897034</text:p>
          </table:table-cell>
          <table:table-cell/>
          <table:table-cell office:value-type="float" office:value="0.0886784289987337" calcext:value-type="float">
            <text:p>0.088678429</text:p>
          </table:table-cell>
          <table:table-cell/>
          <table:table-cell office:value-type="float" office:value="0.533788014517898" calcext:value-type="float">
            <text:p>0.5337880145</text:p>
          </table:table-cell>
          <table:table-cell table:number-columns-repeated="6"/>
          <table:table-cell table:formula="of:=RAND()" office:value-type="float" office:value="0.843681791215204" calcext:value-type="float">
            <text:p>0.8436817912</text:p>
          </table:table-cell>
          <table:table-cell table:formula="of:=RAND()" office:value-type="float" office:value="0.0558342862641439" calcext:value-type="float">
            <text:p>0.0558342863</text:p>
          </table:table-cell>
          <table:table-cell table:formula="of:=RAND()" office:value-type="float" office:value="0.983507991326128" calcext:value-type="float">
            <text:p>0.9835079913</text:p>
          </table:table-cell>
          <table:table-cell table:formula="of:=[.Q42]" office:value-type="float" office:value="0.7" calcext:value-type="float">
            <text:p>0.7</text:p>
          </table:table-cell>
          <table:table-cell table:formula="of:=[.N43]/SUM([.$N43:.$P43])" office:value-type="float" office:value="0.448046206732985" calcext:value-type="float">
            <text:p>0.4480462067</text:p>
          </table:table-cell>
          <table:table-cell table:formula="of:=[.O43]/SUM([.$N43:.$P43])" office:value-type="float" office:value="0.0296513927724584" calcext:value-type="float">
            <text:p>0.0296513928</text:p>
          </table:table-cell>
          <table:table-cell table:formula="of:=[.P43]/SUM([.$N43:.$P43])" office:value-type="float" office:value="0.522302400494557" calcext:value-type="float">
            <text:p>0.52230240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-SUM([.C44:.M44])" office:value-type="float" office:value="0.288708633556356" calcext:value-type="float">
            <text:p>0.2887086336</text:p>
          </table:table-cell>
          <table:table-cell table:formula="of:=IF(MOD(ROW(); 3)=MOD(COLUMN()+2;3); [.$Q44]*[.$Q44] + [.$Q44]*(1-[.$Q44])*[.R44]; [.$Q44]*(1-[.$Q44])*[.R44])" office:value-type="float" office:value="0.570405680363075" calcext:value-type="float">
            <text:p>0.5704056804</text:p>
          </table:table-cell>
          <table:table-cell/>
          <table:table-cell office:value-type="float" office:value="0.0735768375554017" calcext:value-type="float">
            <text:p>0.0735768376</text:p>
          </table:table-cell>
          <table:table-cell/>
          <table:table-cell office:value-type="float" office:value="0.0673088485251675" calcext:value-type="float">
            <text:p>0.0673088485</text:p>
          </table:table-cell>
          <table:table-cell table:number-columns-repeated="6"/>
          <table:table-cell table:formula="of:=RAND()" office:value-type="float" office:value="0.821666355594061" calcext:value-type="float">
            <text:p>0.8216663556</text:p>
          </table:table-cell>
          <table:table-cell table:formula="of:=RAND()" office:value-type="float" office:value="0.93998706608545" calcext:value-type="float">
            <text:p>0.9399870661</text:p>
          </table:table-cell>
          <table:table-cell table:formula="of:=RAND()" office:value-type="float" office:value="0.384338427349026" calcext:value-type="float">
            <text:p>0.3843384273</text:p>
          </table:table-cell>
          <table:table-cell table:formula="of:=[.Q42]" office:value-type="float" office:value="0.7" calcext:value-type="float">
            <text:p>0.7</text:p>
          </table:table-cell>
          <table:table-cell table:formula="of:=[.N44]/SUM([.$N44:.$P44])" office:value-type="float" office:value="0.382884192205119" calcext:value-type="float">
            <text:p>0.3828841922</text:p>
          </table:table-cell>
          <table:table-cell table:formula="of:=[.O44]/SUM([.$N44:.$P44])" office:value-type="float" office:value="0.438019867834526" calcext:value-type="float">
            <text:p>0.4380198678</text:p>
          </table:table-cell>
          <table:table-cell table:formula="of:=[.P44]/SUM([.$N44:.$P44])" office:value-type="float" office:value="0.179095939960355" calcext:value-type="float">
            <text:p>0.179095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-SUM([.C45:.M45])" office:value-type="float" office:value="0.363883747730328" calcext:value-type="float">
            <text:p>0.3638837477</text:p>
          </table:table-cell>
          <table:table-cell table:formula="of:=IF(MOD(ROW(); 3)=MOD(COLUMN()+2;3); [.$Q45]*[.$Q45] + [.$Q45]*(1-[.$Q45])*[.R45]; [.$Q45]*(1-[.$Q45])*[.R45])" office:value-type="float" office:value="0.0428267039753315" calcext:value-type="float">
            <text:p>0.042826704</text:p>
          </table:table-cell>
          <table:table-cell/>
          <table:table-cell office:value-type="float" office:value="0.578022166719164" calcext:value-type="float">
            <text:p>0.5780221667</text:p>
          </table:table-cell>
          <table:table-cell/>
          <table:table-cell office:value-type="float" office:value="0.0152673815751762" calcext:value-type="float">
            <text:p>0.0152673816</text:p>
          </table:table-cell>
          <table:table-cell table:number-columns-repeated="6"/>
          <table:table-cell table:formula="of:=RAND()" office:value-type="float" office:value="0.321575622423552" calcext:value-type="float">
            <text:p>0.3215756224</text:p>
          </table:table-cell>
          <table:table-cell table:formula="of:=RAND()" office:value-type="float" office:value="0.457402190077119" calcext:value-type="float">
            <text:p>0.4574021901</text:p>
          </table:table-cell>
          <table:table-cell table:formula="of:=RAND()" office:value-type="float" office:value="0.628915478543781" calcext:value-type="float">
            <text:p>0.6289154785</text:p>
          </table:table-cell>
          <table:table-cell table:formula="of:=[.Q44]+0.05" office:value-type="float" office:value="0.75" calcext:value-type="float">
            <text:p>0.75</text:p>
          </table:table-cell>
          <table:table-cell table:formula="of:=[.N45]/SUM([.$N45:.$P45])" office:value-type="float" office:value="0.228409087868435" calcext:value-type="float">
            <text:p>0.2284090879</text:p>
          </table:table-cell>
          <table:table-cell table:formula="of:=[.O45]/SUM([.$N45:.$P45])" office:value-type="float" office:value="0.324884132190013" calcext:value-type="float">
            <text:p>0.3248841322</text:p>
          </table:table-cell>
          <table:table-cell table:formula="of:=[.P45]/SUM([.$N45:.$P45])" office:value-type="float" office:value="0.446706779941552" calcext:value-type="float">
            <text:p>0.44670677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-SUM([.C46:.M46])" office:value-type="float" office:value="0.134717892821341" calcext:value-type="float">
            <text:p>0.1347178928</text:p>
          </table:table-cell>
          <table:table-cell table:formula="of:=IF(MOD(ROW(); 3)=MOD(COLUMN()+2;3); [.$Q46]*[.$Q46] + [.$Q46]*(1-[.$Q46])*[.R46]; [.$Q46]*(1-[.$Q46])*[.R46])" office:value-type="float" office:value="0.0757871822328637" calcext:value-type="float">
            <text:p>0.0757871822</text:p>
          </table:table-cell>
          <table:table-cell/>
          <table:table-cell office:value-type="float" office:value="0.147226235989846" calcext:value-type="float">
            <text:p>0.147226236</text:p>
          </table:table-cell>
          <table:table-cell/>
          <table:table-cell office:value-type="float" office:value="0.642268688955949" calcext:value-type="float">
            <text:p>0.642268689</text:p>
          </table:table-cell>
          <table:table-cell table:number-columns-repeated="6"/>
          <table:table-cell table:formula="of:=RAND()" office:value-type="float" office:value="0.804059095331468" calcext:value-type="float">
            <text:p>0.8040590953</text:p>
          </table:table-cell>
          <table:table-cell table:formula="of:=RAND()" office:value-type="float" office:value="0.922480770736001" calcext:value-type="float">
            <text:p>0.9224807707</text:p>
          </table:table-cell>
          <table:table-cell table:formula="of:=RAND()" office:value-type="float" office:value="0.262728977724897" calcext:value-type="float">
            <text:p>0.2627289777</text:p>
          </table:table-cell>
          <table:table-cell table:formula="of:=[.Q45]" office:value-type="float" office:value="0.75" calcext:value-type="float">
            <text:p>0.75</text:p>
          </table:table-cell>
          <table:table-cell table:formula="of:=[.N46]/SUM([.$N46:.$P46])" office:value-type="float" office:value="0.40419830524194" calcext:value-type="float">
            <text:p>0.4041983052</text:p>
          </table:table-cell>
          <table:table-cell table:formula="of:=[.O46]/SUM([.$N46:.$P46])" office:value-type="float" office:value="0.463728557160415" calcext:value-type="float">
            <text:p>0.4637285572</text:p>
          </table:table-cell>
          <table:table-cell table:formula="of:=[.P46]/SUM([.$N46:.$P46])" office:value-type="float" office:value="0.132073137597645" calcext:value-type="float">
            <text:p>0.13207313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-SUM([.C47:.M47])" office:value-type="float" office:value="0.250863361097649" calcext:value-type="float">
            <text:p>0.2508633611</text:p>
          </table:table-cell>
          <table:table-cell table:formula="of:=IF(MOD(ROW(); 3)=MOD(COLUMN()+2;3); [.$Q47]*[.$Q47] + [.$Q47]*(1-[.$Q47])*[.R47]; [.$Q47]*(1-[.$Q47])*[.R47])" office:value-type="float" office:value="0.611152970396382" calcext:value-type="float">
            <text:p>0.6111529704</text:p>
          </table:table-cell>
          <table:table-cell/>
          <table:table-cell office:value-type="float" office:value="0.0430085217175751" calcext:value-type="float">
            <text:p>0.0430085217</text:p>
          </table:table-cell>
          <table:table-cell/>
          <table:table-cell office:value-type="float" office:value="0.0949751467883937" calcext:value-type="float">
            <text:p>0.0949751468</text:p>
          </table:table-cell>
          <table:table-cell table:number-columns-repeated="6"/>
          <table:table-cell table:formula="of:=RAND()" office:value-type="float" office:value="0.431037133908831" calcext:value-type="float">
            <text:p>0.4310371339</text:p>
          </table:table-cell>
          <table:table-cell table:formula="of:=RAND()" office:value-type="float" office:value="0.920977846370079" calcext:value-type="float">
            <text:p>0.9209778464</text:p>
          </table:table-cell>
          <table:table-cell table:formula="of:=RAND()" office:value-type="float" office:value="0.309126404295536" calcext:value-type="float">
            <text:p>0.3091264043</text:p>
          </table:table-cell>
          <table:table-cell table:formula="of:=[.Q45]" office:value-type="float" office:value="0.75" calcext:value-type="float">
            <text:p>0.75</text:p>
          </table:table-cell>
          <table:table-cell table:formula="of:=[.N47]/SUM([.$N47:.$P47])" office:value-type="float" office:value="0.259482508780705" calcext:value-type="float">
            <text:p>0.2594825088</text:p>
          </table:table-cell>
          <table:table-cell table:formula="of:=[.O47]/SUM([.$N47:.$P47])" office:value-type="float" office:value="0.554424719606885" calcext:value-type="float">
            <text:p>0.5544247196</text:p>
          </table:table-cell>
          <table:table-cell table:formula="of:=[.P47]/SUM([.$N47:.$P47])" office:value-type="float" office:value="0.186092771612411" calcext:value-type="float">
            <text:p>0.18609277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-SUM([.C48:.M48])" office:value-type="float" office:value="0.176017584676184" calcext:value-type="float">
            <text:p>0.1760175847</text:p>
          </table:table-cell>
          <table:table-cell table:formula="of:=IF(MOD(ROW(); 3)=MOD(COLUMN()+2;3); [.$Q48]*[.$Q48] + [.$Q48]*(1-[.$Q48])*[.R48]; [.$Q48]*(1-[.$Q48])*[.R48])" office:value-type="float" office:value="0.0479554839263639" calcext:value-type="float">
            <text:p>0.0479554839</text:p>
          </table:table-cell>
          <table:table-cell/>
          <table:table-cell office:value-type="float" office:value="0.699133515726602" calcext:value-type="float">
            <text:p>0.6991335157</text:p>
          </table:table-cell>
          <table:table-cell/>
          <table:table-cell office:value-type="float" office:value="0.0768934156708502" calcext:value-type="float">
            <text:p>0.0768934157</text:p>
          </table:table-cell>
          <table:table-cell table:number-columns-repeated="6"/>
          <table:table-cell table:formula="of:=RAND()" office:value-type="float" office:value="0.439114431501366" calcext:value-type="float">
            <text:p>0.4391144315</text:p>
          </table:table-cell>
          <table:table-cell table:formula="of:=RAND()" office:value-type="float" office:value="0.328649712842889" calcext:value-type="float">
            <text:p>0.3286497128</text:p>
          </table:table-cell>
          <table:table-cell table:formula="of:=RAND()" office:value-type="float" office:value="0.697309363163268" calcext:value-type="float">
            <text:p>0.6973093632</text:p>
          </table:table-cell>
          <table:table-cell table:formula="of:=[.Q47]+0.05" office:value-type="float" office:value="0.8" calcext:value-type="float">
            <text:p>0.8</text:p>
          </table:table-cell>
          <table:table-cell table:formula="of:=[.N48]/SUM([.$N48:.$P48])" office:value-type="float" office:value="0.299721774539774" calcext:value-type="float">
            <text:p>0.2997217745</text:p>
          </table:table-cell>
          <table:table-cell table:formula="of:=[.O48]/SUM([.$N48:.$P48])" office:value-type="float" office:value="0.224323019397169" calcext:value-type="float">
            <text:p>0.2243230194</text:p>
          </table:table-cell>
          <table:table-cell table:formula="of:=[.P48]/SUM([.$N48:.$P48])" office:value-type="float" office:value="0.475955206063056" calcext:value-type="float">
            <text:p>0.47595520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-SUM([.C49:.M49])" office:value-type="float" office:value="0.267231527317271" calcext:value-type="float">
            <text:p>0.2672315273</text:p>
          </table:table-cell>
          <table:table-cell table:formula="of:=IF(MOD(ROW(); 3)=MOD(COLUMN()+2;3); [.$Q49]*[.$Q49] + [.$Q49]*(1-[.$Q49])*[.R49]; [.$Q49]*(1-[.$Q49])*[.R49])" office:value-type="float" office:value="0.0150903514515536" calcext:value-type="float">
            <text:p>0.0150903515</text:p>
          </table:table-cell>
          <table:table-cell/>
          <table:table-cell office:value-type="float" office:value="0.0713866689260438" calcext:value-type="float">
            <text:p>0.0713866689</text:p>
          </table:table-cell>
          <table:table-cell/>
          <table:table-cell office:value-type="float" office:value="0.646291452305131" calcext:value-type="float">
            <text:p>0.6462914523</text:p>
          </table:table-cell>
          <table:table-cell table:number-columns-repeated="6"/>
          <table:table-cell table:formula="of:=RAND()" office:value-type="float" office:value="0.0851613770937547" calcext:value-type="float">
            <text:p>0.0851613771</text:p>
          </table:table-cell>
          <table:table-cell table:formula="of:=RAND()" office:value-type="float" office:value="0.365796076948754" calcext:value-type="float">
            <text:p>0.3657960769</text:p>
          </table:table-cell>
          <table:table-cell table:formula="of:=RAND()" office:value-type="float" office:value="0.451991717071587" calcext:value-type="float">
            <text:p>0.4519917171</text:p>
          </table:table-cell>
          <table:table-cell table:formula="of:=[.Q48]" office:value-type="float" office:value="0.8" calcext:value-type="float">
            <text:p>0.8</text:p>
          </table:table-cell>
          <table:table-cell table:formula="of:=[.N49]/SUM([.$N49:.$P49])" office:value-type="float" office:value="0.0943146965722103" calcext:value-type="float">
            <text:p>0.0943146966</text:p>
          </table:table-cell>
          <table:table-cell table:formula="of:=[.O49]/SUM([.$N49:.$P49])" office:value-type="float" office:value="0.405112589557417" calcext:value-type="float">
            <text:p>0.4051125896</text:p>
          </table:table-cell>
          <table:table-cell table:formula="of:=[.P49]/SUM([.$N49:.$P49])" office:value-type="float" office:value="0.500572713870373" calcext:value-type="float">
            <text:p>0.50057271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-SUM([.C50:.M50])" office:value-type="float" office:value="0.135745090200364" calcext:value-type="float">
            <text:p>0.1357450902</text:p>
          </table:table-cell>
          <table:table-cell table:formula="of:=IF(MOD(ROW(); 3)=MOD(COLUMN()+2;3); [.$Q50]*[.$Q50] + [.$Q50]*(1-[.$Q50])*[.R50]; [.$Q50]*(1-[.$Q50])*[.R50])" office:value-type="float" office:value="0.702797349196069" calcext:value-type="float">
            <text:p>0.7027973492</text:p>
          </table:table-cell>
          <table:table-cell/>
          <table:table-cell office:value-type="float" office:value="0.141154374715078" calcext:value-type="float">
            <text:p>0.1411543747</text:p>
          </table:table-cell>
          <table:table-cell/>
          <table:table-cell office:value-type="float" office:value="0.0203031858884888" calcext:value-type="float">
            <text:p>0.0203031859</text:p>
          </table:table-cell>
          <table:table-cell table:number-columns-repeated="6"/>
          <table:table-cell table:formula="of:=RAND()" office:value-type="float" office:value="0.646439220174216" calcext:value-type="float">
            <text:p>0.6464392202</text:p>
          </table:table-cell>
          <table:table-cell table:formula="of:=RAND()" office:value-type="float" office:value="0.398381361621432" calcext:value-type="float">
            <text:p>0.3983813616</text:p>
          </table:table-cell>
          <table:table-cell table:formula="of:=RAND()" office:value-type="float" office:value="0.602227845438756" calcext:value-type="float">
            <text:p>0.6022278454</text:p>
          </table:table-cell>
          <table:table-cell table:formula="of:=[.Q48]" office:value-type="float" office:value="0.8" calcext:value-type="float">
            <text:p>0.8</text:p>
          </table:table-cell>
          <table:table-cell table:formula="of:=[.N50]/SUM([.$N50:.$P50])" office:value-type="float" office:value="0.392483432475429" calcext:value-type="float">
            <text:p>0.3924834325</text:p>
          </table:table-cell>
          <table:table-cell table:formula="of:=[.O50]/SUM([.$N50:.$P50])" office:value-type="float" office:value="0.241875924856905" calcext:value-type="float">
            <text:p>0.2418759249</text:p>
          </table:table-cell>
          <table:table-cell table:formula="of:=[.P50]/SUM([.$N50:.$P50])" office:value-type="float" office:value="0.365640642667666" calcext:value-type="float">
            <text:p>0.36564064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-SUM([.C51:.M51])" office:value-type="float" office:value="0.215484470099693" calcext:value-type="float">
            <text:p>0.2154844701</text:p>
          </table:table-cell>
          <table:table-cell table:formula="of:=IF(MOD(ROW(); 3)=MOD(COLUMN()+2;3); [.$Q51]*[.$Q51] + [.$Q51]*(1-[.$Q51])*[.R51]; [.$Q51]*(1-[.$Q51])*[.R51])" office:value-type="float" office:value="0.00149255361095332" calcext:value-type="float">
            <text:p>0.0014925536</text:p>
          </table:table-cell>
          <table:table-cell/>
          <table:table-cell office:value-type="float" office:value="0.725542665110498" calcext:value-type="float">
            <text:p>0.7255426651</text:p>
          </table:table-cell>
          <table:table-cell/>
          <table:table-cell office:value-type="float" office:value="0.0574803111788555" calcext:value-type="float">
            <text:p>0.0574803112</text:p>
          </table:table-cell>
          <table:table-cell table:number-columns-repeated="6"/>
          <table:table-cell table:formula="of:=RAND()" office:value-type="float" office:value="0.0179127237061039" calcext:value-type="float">
            <text:p>0.0179127237</text:p>
          </table:table-cell>
          <table:table-cell table:formula="of:=RAND()" office:value-type="float" office:value="0.658788775908761" calcext:value-type="float">
            <text:p>0.6587887759</text:p>
          </table:table-cell>
          <table:table-cell table:formula="of:=RAND()" office:value-type="float" office:value="0.85347621445029" calcext:value-type="float">
            <text:p>0.8534762145</text:p>
          </table:table-cell>
          <table:table-cell table:formula="of:=[.Q50]+0.05" office:value-type="float" office:value="0.85" calcext:value-type="float">
            <text:p>0.85</text:p>
          </table:table-cell>
          <table:table-cell table:formula="of:=[.N51]/SUM([.$N51:.$P51])" office:value-type="float" office:value="0.0117063028310064" calcext:value-type="float">
            <text:p>0.0117063028</text:p>
          </table:table-cell>
          <table:table-cell table:formula="of:=[.O51]/SUM([.$N51:.$P51])" office:value-type="float" office:value="0.430530891839083" calcext:value-type="float">
            <text:p>0.4305308918</text:p>
          </table:table-cell>
          <table:table-cell table:formula="of:=[.P51]/SUM([.$N51:.$P51])" office:value-type="float" office:value="0.55776280532991" calcext:value-type="float">
            <text:p>0.55776280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-SUM([.C52:.M52])" office:value-type="float" office:value="0.120010152082751" calcext:value-type="float">
            <text:p>0.1200101521</text:p>
          </table:table-cell>
          <table:table-cell table:formula="of:=IF(MOD(ROW(); 3)=MOD(COLUMN()+2;3); [.$Q52]*[.$Q52] + [.$Q52]*(1-[.$Q52])*[.R52]; [.$Q52]*(1-[.$Q52])*[.R52])" office:value-type="float" office:value="0.054309493783407" calcext:value-type="float">
            <text:p>0.0543094938</text:p>
          </table:table-cell>
          <table:table-cell/>
          <table:table-cell office:value-type="float" office:value="0.0602396211914105" calcext:value-type="float">
            <text:p>0.0602396212</text:p>
          </table:table-cell>
          <table:table-cell/>
          <table:table-cell office:value-type="float" office:value="0.765440732942431" calcext:value-type="float">
            <text:p>0.7654407329</text:p>
          </table:table-cell>
          <table:table-cell table:number-columns-repeated="6"/>
          <table:table-cell table:formula="of:=RAND()" office:value-type="float" office:value="0.789770040311851" calcext:value-type="float">
            <text:p>0.7897700403</text:p>
          </table:table-cell>
          <table:table-cell table:formula="of:=RAND()" office:value-type="float" office:value="0.450650116312318" calcext:value-type="float">
            <text:p>0.4506501163</text:p>
          </table:table-cell>
          <table:table-cell table:formula="of:=RAND()" office:value-type="float" office:value="0.6136880871637" calcext:value-type="float">
            <text:p>0.6136880872</text:p>
          </table:table-cell>
          <table:table-cell table:formula="of:=[.Q51]" office:value-type="float" office:value="0.85" calcext:value-type="float">
            <text:p>0.85</text:p>
          </table:table-cell>
          <table:table-cell table:formula="of:=[.N52]/SUM([.$N52:.$P52])" office:value-type="float" office:value="0.425956813987506" calcext:value-type="float">
            <text:p>0.425956814</text:p>
          </table:table-cell>
          <table:table-cell table:formula="of:=[.O52]/SUM([.$N52:.$P52])" office:value-type="float" office:value="0.243054912151007" calcext:value-type="float">
            <text:p>0.2430549122</text:p>
          </table:table-cell>
          <table:table-cell table:formula="of:=[.P52]/SUM([.$N52:.$P52])" office:value-type="float" office:value="0.330988273861487" calcext:value-type="float">
            <text:p>0.33098827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-SUM([.C53:.M53])" office:value-type="float" office:value="0.153270894406158" calcext:value-type="float">
            <text:p>0.1532708944</text:p>
          </table:table-cell>
          <table:table-cell table:formula="of:=IF(MOD(ROW(); 3)=MOD(COLUMN()+2;3); [.$Q53]*[.$Q53] + [.$Q53]*(1-[.$Q53])*[.R53]; [.$Q53]*(1-[.$Q53])*[.R53])" office:value-type="float" office:value="0.768470309859579" calcext:value-type="float">
            <text:p>0.7684703099</text:p>
          </table:table-cell>
          <table:table-cell/>
          <table:table-cell office:value-type="float" office:value="0.0352352859274761" calcext:value-type="float">
            <text:p>0.0352352859</text:p>
          </table:table-cell>
          <table:table-cell/>
          <table:table-cell office:value-type="float" office:value="0.0430235098067871" calcext:value-type="float">
            <text:p>0.0430235098</text:p>
          </table:table-cell>
          <table:table-cell table:number-columns-repeated="6"/>
          <table:table-cell table:formula="of:=RAND()" office:value-type="float" office:value="0.451892459881492" calcext:value-type="float">
            <text:p>0.4518924599</text:p>
          </table:table-cell>
          <table:table-cell table:formula="of:=RAND()" office:value-type="float" office:value="0.199608155642636" calcext:value-type="float">
            <text:p>0.1996081556</text:p>
          </table:table-cell>
          <table:table-cell table:formula="of:=RAND()" office:value-type="float" office:value="0.601836349375303" calcext:value-type="float">
            <text:p>0.6018363494</text:p>
          </table:table-cell>
          <table:table-cell table:formula="of:=[.Q51]" office:value-type="float" office:value="0.85" calcext:value-type="float">
            <text:p>0.85</text:p>
          </table:table-cell>
          <table:table-cell table:formula="of:=[.N53]/SUM([.$N53:.$P53])" office:value-type="float" office:value="0.360551449879045" calcext:value-type="float">
            <text:p>0.3605514499</text:p>
          </table:table-cell>
          <table:table-cell table:formula="of:=[.O53]/SUM([.$N53:.$P53])" office:value-type="float" office:value="0.159261364846646" calcext:value-type="float">
            <text:p>0.1592613648</text:p>
          </table:table-cell>
          <table:table-cell table:formula="of:=[.P53]/SUM([.$N53:.$P53])" office:value-type="float" office:value="0.480187185274309" calcext:value-type="float">
            <text:p>0.48018718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-SUM([.C54:.M54])" office:value-type="float" office:value="0.0546372582244106" calcext:value-type="float">
            <text:p>0.0546372582</text:p>
          </table:table-cell>
          <table:table-cell table:formula="of:=IF(MOD(ROW(); 3)=MOD(COLUMN()+2;3); [.$Q54]*[.$Q54] + [.$Q54]*(1-[.$Q54])*[.R54]; [.$Q54]*(1-[.$Q54])*[.R54])" office:value-type="float" office:value="0.0476944464578565" calcext:value-type="float">
            <text:p>0.0476944465</text:p>
          </table:table-cell>
          <table:table-cell/>
          <table:table-cell office:value-type="float" office:value="0.834615130835932" calcext:value-type="float">
            <text:p>0.8346151308</text:p>
          </table:table-cell>
          <table:table-cell/>
          <table:table-cell office:value-type="float" office:value="0.0630531644818009" calcext:value-type="float">
            <text:p>0.0630531645</text:p>
          </table:table-cell>
          <table:table-cell table:number-columns-repeated="6"/>
          <table:table-cell table:formula="of:=RAND()" office:value-type="float" office:value="0.3843472142471" calcext:value-type="float">
            <text:p>0.3843472142</text:p>
          </table:table-cell>
          <table:table-cell table:formula="of:=RAND()" office:value-type="float" office:value="0.213469263282605" calcext:value-type="float">
            <text:p>0.2134692633</text:p>
          </table:table-cell>
          <table:table-cell table:formula="of:=RAND()" office:value-type="float" office:value="0.127451385947949" calcext:value-type="float">
            <text:p>0.1274513859</text:p>
          </table:table-cell>
          <table:table-cell table:formula="of:=[.Q53]+0.05" office:value-type="float" office:value="0.9" calcext:value-type="float">
            <text:p>0.9</text:p>
          </table:table-cell>
          <table:table-cell table:formula="of:=[.N54]/SUM([.$N54:.$P54])" office:value-type="float" office:value="0.529938293976185" calcext:value-type="float">
            <text:p>0.529938294</text:p>
          </table:table-cell>
          <table:table-cell table:formula="of:=[.O54]/SUM([.$N54:.$P54])" office:value-type="float" office:value="0.294331617368266" calcext:value-type="float">
            <text:p>0.2943316174</text:p>
          </table:table-cell>
          <table:table-cell table:formula="of:=[.P54]/SUM([.$N54:.$P54])" office:value-type="float" office:value="0.175730088655549" calcext:value-type="float">
            <text:p>0.17573008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-SUM([.C55:.M55])" office:value-type="float" office:value="0.124856010761759" calcext:value-type="float">
            <text:p>0.1248560108</text:p>
          </table:table-cell>
          <table:table-cell table:formula="of:=IF(MOD(ROW(); 3)=MOD(COLUMN()+2;3); [.$Q55]*[.$Q55] + [.$Q55]*(1-[.$Q55])*[.R55]; [.$Q55]*(1-[.$Q55])*[.R55])" office:value-type="float" office:value="0.0113641347928073" calcext:value-type="float">
            <text:p>0.0113641348</text:p>
          </table:table-cell>
          <table:table-cell/>
          <table:table-cell office:value-type="float" office:value="0.0491695748207594" calcext:value-type="float">
            <text:p>0.0491695748</text:p>
          </table:table-cell>
          <table:table-cell/>
          <table:table-cell office:value-type="float" office:value="0.814610279624674" calcext:value-type="float">
            <text:p>0.8146102796</text:p>
          </table:table-cell>
          <table:table-cell table:number-columns-repeated="6"/>
          <table:table-cell table:formula="of:=RAND()" office:value-type="float" office:value="0.187911138986237" calcext:value-type="float">
            <text:p>0.187911139</text:p>
          </table:table-cell>
          <table:table-cell table:formula="of:=RAND()" office:value-type="float" office:value="0.866906468407251" calcext:value-type="float">
            <text:p>0.8669064684</text:p>
          </table:table-cell>
          <table:table-cell table:formula="of:=RAND()" office:value-type="float" office:value="0.433373338692917" calcext:value-type="float">
            <text:p>0.4333733387</text:p>
          </table:table-cell>
          <table:table-cell table:formula="of:=[.Q54]" office:value-type="float" office:value="0.9" calcext:value-type="float">
            <text:p>0.9</text:p>
          </table:table-cell>
          <table:table-cell table:formula="of:=[.N55]/SUM([.$N55:.$P55])" office:value-type="float" office:value="0.126268164364526" calcext:value-type="float">
            <text:p>0.1262681644</text:p>
          </table:table-cell>
          <table:table-cell table:formula="of:=[.O55]/SUM([.$N55:.$P55])" office:value-type="float" office:value="0.582523681310528" calcext:value-type="float">
            <text:p>0.5825236813</text:p>
          </table:table-cell>
          <table:table-cell table:formula="of:=[.P55]/SUM([.$N55:.$P55])" office:value-type="float" office:value="0.291208154324946" calcext:value-type="float">
            <text:p>0.29120815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-SUM([.C56:.M56])" office:value-type="float" office:value="0.130378158860588" calcext:value-type="float">
            <text:p>0.1303781589</text:p>
          </table:table-cell>
          <table:table-cell table:formula="of:=IF(MOD(ROW(); 3)=MOD(COLUMN()+2;3); [.$Q56]*[.$Q56] + [.$Q56]*(1-[.$Q56])*[.R56]; [.$Q56]*(1-[.$Q56])*[.R56])" office:value-type="float" office:value="0.829610608319805" calcext:value-type="float">
            <text:p>0.8296106083</text:p>
          </table:table-cell>
          <table:table-cell/>
          <table:table-cell office:value-type="float" office:value="0.0106500112571682" calcext:value-type="float">
            <text:p>0.0106500113</text:p>
          </table:table-cell>
          <table:table-cell/>
          <table:table-cell office:value-type="float" office:value="0.029361221562439" calcext:value-type="float">
            <text:p>0.0293612216</text:p>
          </table:table-cell>
          <table:table-cell table:number-columns-repeated="6"/>
          <table:table-cell table:formula="of:=RAND()" office:value-type="float" office:value="0.367499102256261" calcext:value-type="float">
            <text:p>0.3674991023</text:p>
          </table:table-cell>
          <table:table-cell table:formula="of:=RAND()" office:value-type="float" office:value="0.733310908894055" calcext:value-type="float">
            <text:p>0.7333109089</text:p>
          </table:table-cell>
          <table:table-cell table:formula="of:=RAND()" office:value-type="float" office:value="0.58577301899776" calcext:value-type="float">
            <text:p>0.585773019</text:p>
          </table:table-cell>
          <table:table-cell table:formula="of:=[.Q54]" office:value-type="float" office:value="0.9" calcext:value-type="float">
            <text:p>0.9</text:p>
          </table:table-cell>
          <table:table-cell table:formula="of:=[.N56]/SUM([.$N56:.$P56])" office:value-type="float" office:value="0.217895647997831" calcext:value-type="float">
            <text:p>0.217895648</text:p>
          </table:table-cell>
          <table:table-cell table:formula="of:=[.O56]/SUM([.$N56:.$P56])" office:value-type="float" office:value="0.434790873491519" calcext:value-type="float">
            <text:p>0.4347908735</text:p>
          </table:table-cell>
          <table:table-cell table:formula="of:=[.P56]/SUM([.$N56:.$P56])" office:value-type="float" office:value="0.34731347851065" calcext:value-type="float">
            <text:p>0.34731347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-SUM([.C57:.M57])" office:value-type="float" office:value="0.0608235367783269" calcext:value-type="float">
            <text:p>0.0608235368</text:p>
          </table:table-cell>
          <table:table-cell table:formula="of:=IF(MOD(ROW(); 3)=MOD(COLUMN()+2;3); [.$Q57]*[.$Q57] + [.$Q57]*(1-[.$Q57])*[.R57]; [.$Q57]*(1-[.$Q57])*[.R57])" office:value-type="float" office:value="0.0212588734734953" calcext:value-type="float">
            <text:p>0.0212588735</text:p>
          </table:table-cell>
          <table:table-cell/>
          <table:table-cell office:value-type="float" office:value="0.915533560579953" calcext:value-type="float">
            <text:p>0.9155335606</text:p>
          </table:table-cell>
          <table:table-cell/>
          <table:table-cell office:value-type="float" office:value="0.00238402916822474" calcext:value-type="float">
            <text:p>0.0023840292</text:p>
          </table:table-cell>
          <table:table-cell table:number-columns-repeated="6"/>
          <table:table-cell table:formula="of:=RAND()" office:value-type="float" office:value="0.532245179987513" calcext:value-type="float">
            <text:p>0.53224518</text:p>
          </table:table-cell>
          <table:table-cell table:formula="of:=RAND()" office:value-type="float" office:value="0.143375176819973" calcext:value-type="float">
            <text:p>0.1433751768</text:p>
          </table:table-cell>
          <table:table-cell table:formula="of:=RAND()" office:value-type="float" office:value="0.513607571047058" calcext:value-type="float">
            <text:p>0.513607571</text:p>
          </table:table-cell>
          <table:table-cell table:formula="of:=[.Q56]+0.05" office:value-type="float" office:value="0.95" calcext:value-type="float">
            <text:p>0.95</text:p>
          </table:table-cell>
          <table:table-cell table:formula="of:=[.N57]/SUM([.$N57:.$P57])" office:value-type="float" office:value="0.447555231020956" calcext:value-type="float">
            <text:p>0.447555231</text:p>
          </table:table-cell>
          <table:table-cell table:formula="of:=[.O57]/SUM([.$N57:.$P57])" office:value-type="float" office:value="0.120561562221829" calcext:value-type="float">
            <text:p>0.1205615622</text:p>
          </table:table-cell>
          <table:table-cell table:formula="of:=[.P57]/SUM([.$N57:.$P57])" office:value-type="float" office:value="0.431883206757215" calcext:value-type="float">
            <text:p>0.43188320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-SUM([.C58:.M58])" office:value-type="float" office:value="0.0187542714990759" calcext:value-type="float">
            <text:p>0.0187542715</text:p>
          </table:table-cell>
          <table:table-cell table:formula="of:=IF(MOD(ROW(); 3)=MOD(COLUMN()+2;3); [.$Q58]*[.$Q58] + [.$Q58]*(1-[.$Q58])*[.R58]; [.$Q58]*(1-[.$Q58])*[.R58])" office:value-type="float" office:value="0.0198659844776873" calcext:value-type="float">
            <text:p>0.0198659845</text:p>
          </table:table-cell>
          <table:table-cell/>
          <table:table-cell office:value-type="float" office:value="0.0244917865070567" calcext:value-type="float">
            <text:p>0.0244917865</text:p>
          </table:table-cell>
          <table:table-cell/>
          <table:table-cell office:value-type="float" office:value="0.93688795751618" calcext:value-type="float">
            <text:p>0.9368879575</text:p>
          </table:table-cell>
          <table:table-cell table:number-columns-repeated="6"/>
          <table:table-cell table:formula="of:=RAND()" office:value-type="float" office:value="0.618815814494155" calcext:value-type="float">
            <text:p>0.6188158145</text:p>
          </table:table-cell>
          <table:table-cell table:formula="of:=RAND()" office:value-type="float" office:value="0.581071237684228" calcext:value-type="float">
            <text:p>0.5810712377</text:p>
          </table:table-cell>
          <table:table-cell table:formula="of:=RAND()" office:value-type="float" office:value="0.279714989265177" calcext:value-type="float">
            <text:p>0.2797149893</text:p>
          </table:table-cell>
          <table:table-cell table:formula="of:=[.Q57]" office:value-type="float" office:value="0.95" calcext:value-type="float">
            <text:p>0.95</text:p>
          </table:table-cell>
          <table:table-cell table:formula="of:=[.N58]/SUM([.$N58:.$P58])" office:value-type="float" office:value="0.418231252161841" calcext:value-type="float">
            <text:p>0.4182312522</text:p>
          </table:table-cell>
          <table:table-cell table:formula="of:=[.O58]/SUM([.$N58:.$P58])" office:value-type="float" office:value="0.392721300328371" calcext:value-type="float">
            <text:p>0.3927213003</text:p>
          </table:table-cell>
          <table:table-cell table:formula="of:=[.P58]/SUM([.$N58:.$P58])" office:value-type="float" office:value="0.189047447509788" calcext:value-type="float">
            <text:p>0.18904744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-SUM([.C59:.M59])" office:value-type="float" office:value="0.0444006063540332" calcext:value-type="float">
            <text:p>0.0444006064</text:p>
          </table:table-cell>
          <table:table-cell table:formula="of:=IF(MOD(ROW(); 3)=MOD(COLUMN()+2;3); [.$Q59]*[.$Q59] + [.$Q59]*(1-[.$Q59])*[.R59]; [.$Q59]*(1-[.$Q59])*[.R59])" office:value-type="float" office:value="0.91102925797374" calcext:value-type="float">
            <text:p>0.911029258</text:p>
          </table:table-cell>
          <table:table-cell/>
          <table:table-cell office:value-type="float" office:value="0.0216180093015909" calcext:value-type="float">
            <text:p>0.0216180093</text:p>
          </table:table-cell>
          <table:table-cell/>
          <table:table-cell office:value-type="float" office:value="0.0229521263706363" calcext:value-type="float">
            <text:p>0.0229521264</text:p>
          </table:table-cell>
          <table:table-cell table:number-columns-repeated="6"/>
          <table:table-cell table:formula="of:=RAND()" office:value-type="float" office:value="0.304577563772909" calcext:value-type="float">
            <text:p>0.3045775638</text:p>
          </table:table-cell>
          <table:table-cell table:formula="of:=RAND()" office:value-type="float" office:value="0.495942231151275" calcext:value-type="float">
            <text:p>0.4959422312</text:p>
          </table:table-cell>
          <table:table-cell table:formula="of:=RAND()" office:value-type="float" office:value="0.895692738892604" calcext:value-type="float">
            <text:p>0.8956927389</text:p>
          </table:table-cell>
          <table:table-cell table:formula="of:=[.Q57]" office:value-type="float" office:value="0.95" calcext:value-type="float">
            <text:p>0.95</text:p>
          </table:table-cell>
          <table:table-cell table:formula="of:=[.N59]/SUM([.$N59:.$P59])" office:value-type="float" office:value="0.17956332576293" calcext:value-type="float">
            <text:p>0.1795633258</text:p>
          </table:table-cell>
          <table:table-cell table:formula="of:=[.O59]/SUM([.$N59:.$P59])" office:value-type="float" office:value="0.292382128574014" calcext:value-type="float">
            <text:p>0.2923821286</text:p>
          </table:table-cell>
          <table:table-cell table:formula="of:=[.P59]/SUM([.$N59:.$P59])" office:value-type="float" office:value="0.528054545663055" calcext:value-type="float">
            <text:p>0.52805454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-SUM([.C60:.M60])" office:value-type="float" office:value="0" calcext:value-type="float">
            <text:p>0</text:p>
          </table:table-cell>
          <table:table-cell table:formula="of:=IF(MOD(ROW(); 3)=MOD(COLUMN()+2;3); [.$Q60]*[.$Q60] + [.$Q60]*(1-[.$Q60])*[.R60]; [.$Q60]*(1-[.$Q60])*[.R60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391753955627792" calcext:value-type="float">
            <text:p>0.3917539556</text:p>
          </table:table-cell>
          <table:table-cell table:formula="of:=RAND()" office:value-type="float" office:value="0.714816669118591" calcext:value-type="float">
            <text:p>0.7148166691</text:p>
          </table:table-cell>
          <table:table-cell table:formula="of:=RAND()" office:value-type="float" office:value="0.709855054731164" calcext:value-type="float">
            <text:p>0.7098550547</text:p>
          </table:table-cell>
          <table:table-cell table:formula="of:=[.Q59]+0.05" office:value-type="float" office:value="1" calcext:value-type="float">
            <text:p>1</text:p>
          </table:table-cell>
          <table:table-cell table:formula="of:=[.N60]/SUM([.$N60:.$P60])" office:value-type="float" office:value="0.215672989021203" calcext:value-type="float">
            <text:p>0.215672989</text:p>
          </table:table-cell>
          <table:table-cell table:formula="of:=[.O60]/SUM([.$N60:.$P60])" office:value-type="float" office:value="0.393529268604148" calcext:value-type="float">
            <text:p>0.3935292686</text:p>
          </table:table-cell>
          <table:table-cell table:formula="of:=[.P60]/SUM([.$N60:.$P60])" office:value-type="float" office:value="0.39079774237465" calcext:value-type="float">
            <text:p>0.39079774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-SUM([.C61:.M61])" office:value-type="float" office:value="0" calcext:value-type="float">
            <text:p>0</text:p>
          </table:table-cell>
          <table:table-cell table:formula="of:=IF(MOD(ROW(); 3)=MOD(COLUMN()+2;3); [.$Q61]*[.$Q61] + [.$Q61]*(1-[.$Q61])*[.R61]; [.$Q61]*(1-[.$Q61])*[.R6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RAND()" office:value-type="float" office:value="0.238873403868638" calcext:value-type="float">
            <text:p>0.2388734039</text:p>
          </table:table-cell>
          <table:table-cell table:formula="of:=RAND()" office:value-type="float" office:value="0.223912656656466" calcext:value-type="float">
            <text:p>0.2239126567</text:p>
          </table:table-cell>
          <table:table-cell table:formula="of:=RAND()" office:value-type="float" office:value="0.00696417692736882" calcext:value-type="float">
            <text:p>0.0069641769</text:p>
          </table:table-cell>
          <table:table-cell table:formula="of:=[.Q60]" office:value-type="float" office:value="1" calcext:value-type="float">
            <text:p>1</text:p>
          </table:table-cell>
          <table:table-cell table:formula="of:=[.N61]/SUM([.$N61:.$P61])" office:value-type="float" office:value="0.508511512764921" calcext:value-type="float">
            <text:p>0.5085115128</text:p>
          </table:table-cell>
          <table:table-cell table:formula="of:=[.O61]/SUM([.$N61:.$P61])" office:value-type="float" office:value="0.476663211222157" calcext:value-type="float">
            <text:p>0.4766632112</text:p>
          </table:table-cell>
          <table:table-cell table:formula="of:=[.P61]/SUM([.$N61:.$P61])" office:value-type="float" office:value="0.0148252760129225" calcext:value-type="float">
            <text:p>0.0148252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-SUM([.C62:.M62])" office:value-type="float" office:value="0" calcext:value-type="float">
            <text:p>0</text:p>
          </table:table-cell>
          <table:table-cell table:formula="of:=IF(MOD(ROW(); 3)=MOD(COLUMN()+2;3); [.$Q62]*[.$Q62] + [.$Q62]*(1-[.$Q62])*[.R62]; [.$Q62]*(1-[.$Q62])*[.R62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510212174267508" calcext:value-type="float">
            <text:p>0.5102121743</text:p>
          </table:table-cell>
          <table:table-cell table:formula="of:=RAND()" office:value-type="float" office:value="0.133438824326731" calcext:value-type="float">
            <text:p>0.1334388243</text:p>
          </table:table-cell>
          <table:table-cell table:formula="of:=RAND()" office:value-type="float" office:value="0.861087726714265" calcext:value-type="float">
            <text:p>0.8610877267</text:p>
          </table:table-cell>
          <table:table-cell table:formula="of:=[.Q60]" office:value-type="float" office:value="1" calcext:value-type="float">
            <text:p>1</text:p>
          </table:table-cell>
          <table:table-cell table:formula="of:=[.N62]/SUM([.$N62:.$P62])" office:value-type="float" office:value="0.339070275580834" calcext:value-type="float">
            <text:p>0.3390702756</text:p>
          </table:table-cell>
          <table:table-cell table:formula="of:=[.O62]/SUM([.$N62:.$P62])" office:value-type="float" office:value="0.0886790657290842" calcext:value-type="float">
            <text:p>0.0886790657</text:p>
          </table:table-cell>
          <table:table-cell table:formula="of:=[.P62]/SUM([.$N62:.$P62])" office:value-type="float" office:value="0.572250658690082" calcext:value-type="float">
            <text:p>0.57225065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1-SUM([.D63:.M63])" office:value-type="float" office:value="1" calcext:value-type="float">
            <text:p>1</text:p>
          </table:table-cell>
          <table:table-cell table:formula="of:=IF(MOD(ROW(); 2)=MOD(COLUMN()+1;2); [.$Q63]*[.$Q63] + [.$Q63]*(1-[.$Q63])*[.R63]; [.$Q63]*(1-[.$Q63])*[.R63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803670113789849" calcext:value-type="float">
            <text:p>0.8036701138</text:p>
          </table:table-cell>
          <table:table-cell table:formula="of:=RAND()" office:value-type="float" office:value="0.678877225960605" calcext:value-type="float">
            <text:p>0.678877226</text:p>
          </table:table-cell>
          <table:table-cell table:number-columns-repeated="2"/>
          <table:table-cell table:formula="of:=[.N63]/SUM([.$N63:.$O63])" office:value-type="float" office:value="0.542087319737881" calcext:value-type="float">
            <text:p>0.5420873197</text:p>
          </table:table-cell>
          <table:table-cell table:formula="of:=[.O63]/SUM([.$N63:.$O63])" office:value-type="float" office:value="0.457912680262119" calcext:value-type="float">
            <text:p>0.457912680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1-SUM([.D64:.M64])" office:value-type="float" office:value="0.928815949331116" calcext:value-type="float">
            <text:p>0.9288159493</text:p>
          </table:table-cell>
          <table:table-cell table:formula="of:=IF(MOD(ROW(); 2)=MOD(COLUMN()+1;2); [.$Q64]*[.$Q64] + [.$Q64]*(1-[.$Q64])*[.R64]; [.$Q64]*(1-[.$Q64])*[.R64])" office:value-type="float" office:value="0.0263104616140253" calcext:value-type="float">
            <text:p>0.0263104616</text:p>
          </table:table-cell>
          <table:table-cell table:number-columns-repeated="3"/>
          <table:table-cell office:value-type="float" office:value="0.044873589054859" calcext:value-type="float">
            <text:p>0.0448735891</text:p>
          </table:table-cell>
          <table:table-cell table:number-columns-repeated="5"/>
          <table:table-cell table:formula="of:=RAND()" office:value-type="float" office:value="0.763280352461152" calcext:value-type="float">
            <text:p>0.7632803525</text:p>
          </table:table-cell>
          <table:table-cell table:formula="of:=RAND()" office:value-type="float" office:value="0.614719671779312" calcext:value-type="float">
            <text:p>0.6147196718</text:p>
          </table:table-cell>
          <table:table-cell/>
          <table:table-cell table:formula="of:=[.Q63]+0.05" office:value-type="float" office:value="0.05" calcext:value-type="float">
            <text:p>0.05</text:p>
          </table:table-cell>
          <table:table-cell table:formula="of:=[.N64]/SUM([.$N64:.$O64])" office:value-type="float" office:value="0.553904455032112" calcext:value-type="float">
            <text:p>0.553904455</text:p>
          </table:table-cell>
          <table:table-cell table:formula="of:=[.O64]/SUM([.$N64:.$O64])" office:value-type="float" office:value="0.446095544967888" calcext:value-type="float">
            <text:p>0.44609554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1-SUM([.D65:.M65])" office:value-type="float" office:value="0.95524286356002" calcext:value-type="float">
            <text:p>0.9552428636</text:p>
          </table:table-cell>
          <table:table-cell table:formula="of:=IF(MOD(ROW(); 2)=MOD(COLUMN()+1;2); [.$Q65]*[.$Q65] + [.$Q65]*(1-[.$Q65])*[.R65]; [.$Q65]*(1-[.$Q65])*[.R65])" office:value-type="float" office:value="0.025461290082358" calcext:value-type="float">
            <text:p>0.0254612901</text:p>
          </table:table-cell>
          <table:table-cell table:number-columns-repeated="3"/>
          <table:table-cell office:value-type="float" office:value="0.0192958463576225" calcext:value-type="float">
            <text:p>0.0192958464</text:p>
          </table:table-cell>
          <table:table-cell table:number-columns-repeated="5"/>
          <table:table-cell table:formula="of:=RAND()" office:value-type="float" office:value="0.426909261499532" calcext:value-type="float">
            <text:p>0.4269092615</text:p>
          </table:table-cell>
          <table:table-cell table:formula="of:=RAND()" office:value-type="float" office:value="0.456237541162409" calcext:value-type="float">
            <text:p>0.4562375412</text:p>
          </table:table-cell>
          <table:table-cell/>
          <table:table-cell table:formula="of:=[.Q64]" office:value-type="float" office:value="0.05" calcext:value-type="float">
            <text:p>0.05</text:p>
          </table:table-cell>
          <table:table-cell table:formula="of:=[.N65]/SUM([.$N65:.$O65])" office:value-type="float" office:value="0.48339558068122" calcext:value-type="float">
            <text:p>0.4833955807</text:p>
          </table:table-cell>
          <table:table-cell table:formula="of:=[.O65]/SUM([.$N65:.$O65])" office:value-type="float" office:value="0.51660441931878" calcext:value-type="float">
            <text:p>0.516604419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1-SUM([.D66:.M66])" office:value-type="float" office:value="0.900367468932343" calcext:value-type="float">
            <text:p>0.9003674689</text:p>
          </table:table-cell>
          <table:table-cell table:formula="of:=IF(MOD(ROW(); 2)=MOD(COLUMN()+1;2); [.$Q66]*[.$Q66] + [.$Q66]*(1-[.$Q66])*[.R66]; [.$Q66]*(1-[.$Q66])*[.R66])" office:value-type="float" office:value="0.0536092792071529" calcext:value-type="float">
            <text:p>0.0536092792</text:p>
          </table:table-cell>
          <table:table-cell table:number-columns-repeated="3"/>
          <table:table-cell office:value-type="float" office:value="0.0460232518605044" calcext:value-type="float">
            <text:p>0.0460232519</text:p>
          </table:table-cell>
          <table:table-cell table:number-columns-repeated="5"/>
          <table:table-cell table:formula="of:=RAND()" office:value-type="float" office:value="0.964384756633081" calcext:value-type="float">
            <text:p>0.9643847566</text:p>
          </table:table-cell>
          <table:table-cell table:formula="of:=RAND()" office:value-type="float" office:value="0.654637721949257" calcext:value-type="float">
            <text:p>0.6546377219</text:p>
          </table:table-cell>
          <table:table-cell/>
          <table:table-cell table:formula="of:=[.Q65]+0.05" office:value-type="float" office:value="0.1" calcext:value-type="float">
            <text:p>0.1</text:p>
          </table:table-cell>
          <table:table-cell table:formula="of:=[.N66]/SUM([.$N66:.$O66])" office:value-type="float" office:value="0.595658657857254" calcext:value-type="float">
            <text:p>0.5956586579</text:p>
          </table:table-cell>
          <table:table-cell table:formula="of:=[.O66]/SUM([.$N66:.$O66])" office:value-type="float" office:value="0.404341342142746" calcext:value-type="float">
            <text:p>0.404341342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1-SUM([.D67:.M67])" office:value-type="float" office:value="0.867192914445157" calcext:value-type="float">
            <text:p>0.8671929144</text:p>
          </table:table-cell>
          <table:table-cell table:formula="of:=IF(MOD(ROW(); 2)=MOD(COLUMN()+1;2); [.$Q67]*[.$Q67] + [.$Q67]*(1-[.$Q67])*[.R67]; [.$Q67]*(1-[.$Q67])*[.R67])" office:value-type="float" office:value="0.0824778917541688" calcext:value-type="float">
            <text:p>0.0824778918</text:p>
          </table:table-cell>
          <table:table-cell table:number-columns-repeated="3"/>
          <table:table-cell office:value-type="float" office:value="0.0503291938006745" calcext:value-type="float">
            <text:p>0.0503291938</text:p>
          </table:table-cell>
          <table:table-cell table:number-columns-repeated="5"/>
          <table:table-cell table:formula="of:=RAND()" office:value-type="float" office:value="0.897249464760534" calcext:value-type="float">
            <text:p>0.8972494648</text:p>
          </table:table-cell>
          <table:table-cell table:formula="of:=RAND()" office:value-type="float" office:value="0.216917212470435" calcext:value-type="float">
            <text:p>0.2169172125</text:p>
          </table:table-cell>
          <table:table-cell/>
          <table:table-cell table:formula="of:=[.Q66]" office:value-type="float" office:value="0.1" calcext:value-type="float">
            <text:p>0.1</text:p>
          </table:table-cell>
          <table:table-cell table:formula="of:=[.N67]/SUM([.$N67:.$O67])" office:value-type="float" office:value="0.805309908379653" calcext:value-type="float">
            <text:p>0.8053099084</text:p>
          </table:table-cell>
          <table:table-cell table:formula="of:=[.O67]/SUM([.$N67:.$O67])" office:value-type="float" office:value="0.194690091620347" calcext:value-type="float">
            <text:p>0.194690091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1-SUM([.D68:.M68])" office:value-type="float" office:value="0.82238739126503" calcext:value-type="float">
            <text:p>0.8223873913</text:p>
          </table:table-cell>
          <table:table-cell table:formula="of:=IF(MOD(ROW(); 2)=MOD(COLUMN()+1;2); [.$Q68]*[.$Q68] + [.$Q68]*(1-[.$Q68])*[.R68]; [.$Q68]*(1-[.$Q68])*[.R68])" office:value-type="float" office:value="0.0740742283071697" calcext:value-type="float">
            <text:p>0.0740742283</text:p>
          </table:table-cell>
          <table:table-cell table:number-columns-repeated="3"/>
          <table:table-cell office:value-type="float" office:value="0.1035383804278" calcext:value-type="float">
            <text:p>0.1035383804</text:p>
          </table:table-cell>
          <table:table-cell table:number-columns-repeated="5"/>
          <table:table-cell table:formula="of:=RAND()" office:value-type="float" office:value="0.95178512937855" calcext:value-type="float">
            <text:p>0.9517851294</text:p>
          </table:table-cell>
          <table:table-cell table:formula="of:=RAND()" office:value-type="float" office:value="0.686471613473259" calcext:value-type="float">
            <text:p>0.6864716135</text:p>
          </table:table-cell>
          <table:table-cell/>
          <table:table-cell table:formula="of:=[.Q67]+0.05" office:value-type="float" office:value="0.15" calcext:value-type="float">
            <text:p>0.15</text:p>
          </table:table-cell>
          <table:table-cell table:formula="of:=[.N68]/SUM([.$N68:.$O68])" office:value-type="float" office:value="0.580974339664076" calcext:value-type="float">
            <text:p>0.5809743397</text:p>
          </table:table-cell>
          <table:table-cell table:formula="of:=[.O68]/SUM([.$N68:.$O68])" office:value-type="float" office:value="0.419025660335924" calcext:value-type="float">
            <text:p>0.419025660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1-SUM([.D69:.M69])" office:value-type="float" office:value="0.866062790937638" calcext:value-type="float">
            <text:p>0.8660627909</text:p>
          </table:table-cell>
          <table:table-cell table:formula="of:=IF(MOD(ROW(); 2)=MOD(COLUMN()+1;2); [.$Q69]*[.$Q69] + [.$Q69]*(1-[.$Q69])*[.R69]; [.$Q69]*(1-[.$Q69])*[.R69])" office:value-type="float" office:value="0.109758594475349" calcext:value-type="float">
            <text:p>0.1097585945</text:p>
          </table:table-cell>
          <table:table-cell table:number-columns-repeated="3"/>
          <table:table-cell office:value-type="float" office:value="0.0241786145870135" calcext:value-type="float">
            <text:p>0.0241786146</text:p>
          </table:table-cell>
          <table:table-cell table:number-columns-repeated="5"/>
          <table:table-cell table:formula="of:=RAND()" office:value-type="float" office:value="0.427373489248566" calcext:value-type="float">
            <text:p>0.4273734892</text:p>
          </table:table-cell>
          <table:table-cell table:formula="of:=RAND()" office:value-type="float" office:value="0.197093592840247" calcext:value-type="float">
            <text:p>0.1970935928</text:p>
          </table:table-cell>
          <table:table-cell/>
          <table:table-cell table:formula="of:=[.Q68]" office:value-type="float" office:value="0.15" calcext:value-type="float">
            <text:p>0.15</text:p>
          </table:table-cell>
          <table:table-cell table:formula="of:=[.N69]/SUM([.$N69:.$O69])" office:value-type="float" office:value="0.684381133139992" calcext:value-type="float">
            <text:p>0.6843811331</text:p>
          </table:table-cell>
          <table:table-cell table:formula="of:=[.O69]/SUM([.$N69:.$O69])" office:value-type="float" office:value="0.315618866860008" calcext:value-type="float">
            <text:p>0.315618866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1-SUM([.D70:.M70])" office:value-type="float" office:value="0.758177551936342" calcext:value-type="float">
            <text:p>0.7581775519</text:p>
          </table:table-cell>
          <table:table-cell table:formula="of:=IF(MOD(ROW(); 2)=MOD(COLUMN()+1;2); [.$Q70]*[.$Q70] + [.$Q70]*(1-[.$Q70])*[.R70]; [.$Q70]*(1-[.$Q70])*[.R70])" office:value-type="float" office:value="0.0763234591617667" calcext:value-type="float">
            <text:p>0.0763234592</text:p>
          </table:table-cell>
          <table:table-cell table:number-columns-repeated="3"/>
          <table:table-cell office:value-type="float" office:value="0.165498988901891" calcext:value-type="float">
            <text:p>0.1654989889</text:p>
          </table:table-cell>
          <table:table-cell table:number-columns-repeated="5"/>
          <table:table-cell table:formula="of:=RAND()" office:value-type="float" office:value="0.644436547649093" calcext:value-type="float">
            <text:p>0.6444365476</text:p>
          </table:table-cell>
          <table:table-cell table:formula="of:=RAND()" office:value-type="float" office:value="0.706522236927412" calcext:value-type="float">
            <text:p>0.7065222369</text:p>
          </table:table-cell>
          <table:table-cell/>
          <table:table-cell table:formula="of:=[.Q69]+0.05" office:value-type="float" office:value="0.2" calcext:value-type="float">
            <text:p>0.2</text:p>
          </table:table-cell>
          <table:table-cell table:formula="of:=[.N70]/SUM([.$N70:.$O70])" office:value-type="float" office:value="0.477021619761042" calcext:value-type="float">
            <text:p>0.4770216198</text:p>
          </table:table-cell>
          <table:table-cell table:formula="of:=[.O70]/SUM([.$N70:.$O70])" office:value-type="float" office:value="0.522978380238958" calcext:value-type="float">
            <text:p>0.522978380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1-SUM([.D71:.M71])" office:value-type="float" office:value="0.741422481986582" calcext:value-type="float">
            <text:p>0.741422482</text:p>
          </table:table-cell>
          <table:table-cell table:formula="of:=IF(MOD(ROW(); 2)=MOD(COLUMN()+1;2); [.$Q71]*[.$Q71] + [.$Q71]*(1-[.$Q71])*[.R71]; [.$Q71]*(1-[.$Q71])*[.R71])" office:value-type="float" office:value="0.19426727207085" calcext:value-type="float">
            <text:p>0.1942672721</text:p>
          </table:table-cell>
          <table:table-cell table:number-columns-repeated="3"/>
          <table:table-cell office:value-type="float" office:value="0.0643102459425685" calcext:value-type="float">
            <text:p>0.0643102459</text:p>
          </table:table-cell>
          <table:table-cell table:number-columns-repeated="5"/>
          <table:table-cell table:formula="of:=RAND()" office:value-type="float" office:value="0.634269188041799" calcext:value-type="float">
            <text:p>0.634269188</text:p>
          </table:table-cell>
          <table:table-cell table:formula="of:=RAND()" office:value-type="float" office:value="0.0235700848279521" calcext:value-type="float">
            <text:p>0.0235700848</text:p>
          </table:table-cell>
          <table:table-cell/>
          <table:table-cell table:formula="of:=[.Q70]" office:value-type="float" office:value="0.2" calcext:value-type="float">
            <text:p>0.2</text:p>
          </table:table-cell>
          <table:table-cell table:formula="of:=[.N71]/SUM([.$N71:.$O71])" office:value-type="float" office:value="0.964170450442811" calcext:value-type="float">
            <text:p>0.9641704504</text:p>
          </table:table-cell>
          <table:table-cell table:formula="of:=[.O71]/SUM([.$N71:.$O71])" office:value-type="float" office:value="0.0358295495571893" calcext:value-type="float">
            <text:p>0.035829549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1-SUM([.D72:.M72])" office:value-type="float" office:value="0.664752266649269" calcext:value-type="float">
            <text:p>0.6647522666</text:p>
          </table:table-cell>
          <table:table-cell table:formula="of:=IF(MOD(ROW(); 2)=MOD(COLUMN()+1;2); [.$Q72]*[.$Q72] + [.$Q72]*(1-[.$Q72])*[.R72]; [.$Q72]*(1-[.$Q72])*[.R72])" office:value-type="float" office:value="0.127079861147897" calcext:value-type="float">
            <text:p>0.1270798611</text:p>
          </table:table-cell>
          <table:table-cell table:number-columns-repeated="3"/>
          <table:table-cell office:value-type="float" office:value="0.208167872202834" calcext:value-type="float">
            <text:p>0.2081678722</text:p>
          </table:table-cell>
          <table:table-cell table:number-columns-repeated="5"/>
          <table:table-cell table:formula="of:=RAND()" office:value-type="float" office:value="0.983499741298147" calcext:value-type="float">
            <text:p>0.9834997413</text:p>
          </table:table-cell>
          <table:table-cell table:formula="of:=RAND()" office:value-type="float" office:value="0.467605098034255" calcext:value-type="float">
            <text:p>0.467605098</text:p>
          </table:table-cell>
          <table:table-cell/>
          <table:table-cell table:formula="of:=[.Q71]+0.05" office:value-type="float" office:value="0.25" calcext:value-type="float">
            <text:p>0.25</text:p>
          </table:table-cell>
          <table:table-cell table:formula="of:=[.N72]/SUM([.$N72:.$O72])" office:value-type="float" office:value="0.677759259455449" calcext:value-type="float">
            <text:p>0.6777592595</text:p>
          </table:table-cell>
          <table:table-cell table:formula="of:=[.O72]/SUM([.$N72:.$O72])" office:value-type="float" office:value="0.322240740544551" calcext:value-type="float">
            <text:p>0.322240740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1-SUM([.D73:.M73])" office:value-type="float" office:value="0.740701305479222" calcext:value-type="float">
            <text:p>0.7407013055</text:p>
          </table:table-cell>
          <table:table-cell table:formula="of:=IF(MOD(ROW(); 2)=MOD(COLUMN()+1;2); [.$Q73]*[.$Q73] + [.$Q73]*(1-[.$Q73])*[.R73]; [.$Q73]*(1-[.$Q73])*[.R73])" office:value-type="float" office:value="0.175669659241406" calcext:value-type="float">
            <text:p>0.1756696592</text:p>
          </table:table-cell>
          <table:table-cell table:number-columns-repeated="3"/>
          <table:table-cell office:value-type="float" office:value="0.0836290352793722" calcext:value-type="float">
            <text:p>0.0836290353</text:p>
          </table:table-cell>
          <table:table-cell table:number-columns-repeated="5"/>
          <table:table-cell table:formula="of:=RAND()" office:value-type="float" office:value="0.90581951837521" calcext:value-type="float">
            <text:p>0.9058195184</text:p>
          </table:table-cell>
          <table:table-cell table:formula="of:=RAND()" office:value-type="float" office:value="0.594946330296807" calcext:value-type="float">
            <text:p>0.5949463303</text:p>
          </table:table-cell>
          <table:table-cell/>
          <table:table-cell table:formula="of:=[.Q72]" office:value-type="float" office:value="0.25" calcext:value-type="float">
            <text:p>0.25</text:p>
          </table:table-cell>
          <table:table-cell table:formula="of:=[.N73]/SUM([.$N73:.$O73])" office:value-type="float" office:value="0.603571515954166" calcext:value-type="float">
            <text:p>0.603571516</text:p>
          </table:table-cell>
          <table:table-cell table:formula="of:=[.O73]/SUM([.$N73:.$O73])" office:value-type="float" office:value="0.396428484045834" calcext:value-type="float">
            <text:p>0.39642848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1-SUM([.D74:.M74])" office:value-type="float" office:value="0.811697921013837" calcext:value-type="float">
            <text:p>0.811697921</text:p>
          </table:table-cell>
          <table:table-cell table:formula="of:=IF(MOD(ROW(); 2)=MOD(COLUMN()+1;2); [.$Q74]*[.$Q74] + [.$Q74]*(1-[.$Q74])*[.R74]; [.$Q74]*(1-[.$Q74])*[.R74])" office:value-type="float" office:value="0.0694439123801211" calcext:value-type="float">
            <text:p>0.0694439124</text:p>
          </table:table-cell>
          <table:table-cell table:number-columns-repeated="3"/>
          <table:table-cell office:value-type="float" office:value="0.118858166606042" calcext:value-type="float">
            <text:p>0.1188581666</text:p>
          </table:table-cell>
          <table:table-cell table:number-columns-repeated="5"/>
          <table:table-cell table:formula="of:=RAND()" office:value-type="float" office:value="0.0847750095417723" calcext:value-type="float">
            <text:p>0.0847750095</text:p>
          </table:table-cell>
          <table:table-cell table:formula="of:=RAND()" office:value-type="float" office:value="0.171586583484896" calcext:value-type="float">
            <text:p>0.1715865835</text:p>
          </table:table-cell>
          <table:table-cell/>
          <table:table-cell table:formula="of:=[.Q73]+0.05" office:value-type="float" office:value="0.3" calcext:value-type="float">
            <text:p>0.3</text:p>
          </table:table-cell>
          <table:table-cell table:formula="of:=[.N74]/SUM([.$N74:.$O74])" office:value-type="float" office:value="0.330685297048196" calcext:value-type="float">
            <text:p>0.330685297</text:p>
          </table:table-cell>
          <table:table-cell table:formula="of:=[.O74]/SUM([.$N74:.$O74])" office:value-type="float" office:value="0.669314702951804" calcext:value-type="float">
            <text:p>0.66931470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1-SUM([.D75:.M75])" office:value-type="float" office:value="0.65776367166843" calcext:value-type="float">
            <text:p>0.6577636717</text:p>
          </table:table-cell>
          <table:table-cell table:formula="of:=IF(MOD(ROW(); 2)=MOD(COLUMN()+1;2); [.$Q75]*[.$Q75] + [.$Q75]*(1-[.$Q75])*[.R75]; [.$Q75]*(1-[.$Q75])*[.R75])" office:value-type="float" office:value="0.1746211697598" calcext:value-type="float">
            <text:p>0.1746211698</text:p>
          </table:table-cell>
          <table:table-cell table:number-columns-repeated="3"/>
          <table:table-cell office:value-type="float" office:value="0.16761515857177" calcext:value-type="float">
            <text:p>0.1676151586</text:p>
          </table:table-cell>
          <table:table-cell table:number-columns-repeated="5"/>
          <table:table-cell table:formula="of:=RAND()" office:value-type="float" office:value="0.591110799345188" calcext:value-type="float">
            <text:p>0.5911107993</text:p>
          </table:table-cell>
          <table:table-cell table:formula="of:=RAND()" office:value-type="float" office:value="0.875818436150439" calcext:value-type="float">
            <text:p>0.8758184362</text:p>
          </table:table-cell>
          <table:table-cell/>
          <table:table-cell table:formula="of:=[.Q74]" office:value-type="float" office:value="0.3" calcext:value-type="float">
            <text:p>0.3</text:p>
          </table:table-cell>
          <table:table-cell table:formula="of:=[.N75]/SUM([.$N75:.$O75])" office:value-type="float" office:value="0.402957951237144" calcext:value-type="float">
            <text:p>0.4029579512</text:p>
          </table:table-cell>
          <table:table-cell table:formula="of:=[.O75]/SUM([.$N75:.$O75])" office:value-type="float" office:value="0.597042048762856" calcext:value-type="float">
            <text:p>0.597042048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1-SUM([.D76:.M76])" office:value-type="float" office:value="0.644129602173324" calcext:value-type="float">
            <text:p>0.6441296022</text:p>
          </table:table-cell>
          <table:table-cell table:formula="of:=IF(MOD(ROW(); 2)=MOD(COLUMN()+1;2); [.$Q76]*[.$Q76] + [.$Q76]*(1-[.$Q76])*[.R76]; [.$Q76]*(1-[.$Q76])*[.R76])" office:value-type="float" office:value="0.0910496140900417" calcext:value-type="float">
            <text:p>0.0910496141</text:p>
          </table:table-cell>
          <table:table-cell table:number-columns-repeated="3"/>
          <table:table-cell office:value-type="float" office:value="0.264820783736634" calcext:value-type="float">
            <text:p>0.2648207837</text:p>
          </table:table-cell>
          <table:table-cell table:number-columns-repeated="5"/>
          <table:table-cell table:formula="of:=RAND()" office:value-type="float" office:value="0.60037600400392" calcext:value-type="float">
            <text:p>0.600376004</text:p>
          </table:table-cell>
          <table:table-cell table:formula="of:=RAND()" office:value-type="float" office:value="0.899746124749072" calcext:value-type="float">
            <text:p>0.8997461247</text:p>
          </table:table-cell>
          <table:table-cell/>
          <table:table-cell table:formula="of:=[.Q75]+0.05" office:value-type="float" office:value="0.35" calcext:value-type="float">
            <text:p>0.35</text:p>
          </table:table-cell>
          <table:table-cell table:formula="of:=[.N76]/SUM([.$N76:.$O76])" office:value-type="float" office:value="0.400218083912271" calcext:value-type="float">
            <text:p>0.4002180839</text:p>
          </table:table-cell>
          <table:table-cell table:formula="of:=[.O76]/SUM([.$N76:.$O76])" office:value-type="float" office:value="0.599781916087729" calcext:value-type="float">
            <text:p>0.599781916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1-SUM([.D77:.M77])" office:value-type="float" office:value="0.641541617480685" calcext:value-type="float">
            <text:p>0.6415416175</text:p>
          </table:table-cell>
          <table:table-cell table:formula="of:=IF(MOD(ROW(); 2)=MOD(COLUMN()+1;2); [.$Q77]*[.$Q77] + [.$Q77]*(1-[.$Q77])*[.R77]; [.$Q77]*(1-[.$Q77])*[.R77])" office:value-type="float" office:value="0.238827500927517" calcext:value-type="float">
            <text:p>0.2388275009</text:p>
          </table:table-cell>
          <table:table-cell table:number-columns-repeated="3"/>
          <table:table-cell office:value-type="float" office:value="0.119630881591798" calcext:value-type="float">
            <text:p>0.1196308816</text:p>
          </table:table-cell>
          <table:table-cell table:number-columns-repeated="5"/>
          <table:table-cell table:formula="of:=RAND()" office:value-type="float" office:value="0.920045282109641" calcext:value-type="float">
            <text:p>0.9200452821</text:p>
          </table:table-cell>
          <table:table-cell table:formula="of:=RAND()" office:value-type="float" office:value="0.879273881553672" calcext:value-type="float">
            <text:p>0.8792738816</text:p>
          </table:table-cell>
          <table:table-cell/>
          <table:table-cell table:formula="of:=[.Q76]" office:value-type="float" office:value="0.35" calcext:value-type="float">
            <text:p>0.35</text:p>
          </table:table-cell>
          <table:table-cell table:formula="of:=[.N77]/SUM([.$N77:.$O77])" office:value-type="float" office:value="0.511329674406668" calcext:value-type="float">
            <text:p>0.5113296744</text:p>
          </table:table-cell>
          <table:table-cell table:formula="of:=[.O77]/SUM([.$N77:.$O77])" office:value-type="float" office:value="0.488670325593332" calcext:value-type="float">
            <text:p>0.488670325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1-SUM([.D78:.M78])" office:value-type="float" office:value="0.425409712520049" calcext:value-type="float">
            <text:p>0.4254097125</text:p>
          </table:table-cell>
          <table:table-cell table:formula="of:=IF(MOD(ROW(); 2)=MOD(COLUMN()+1;2); [.$Q78]*[.$Q78] + [.$Q78]*(1-[.$Q78])*[.R78]; [.$Q78]*(1-[.$Q78])*[.R78])" office:value-type="float" office:value="0.205620028354496" calcext:value-type="float">
            <text:p>0.2056200284</text:p>
          </table:table-cell>
          <table:table-cell table:number-columns-repeated="3"/>
          <table:table-cell office:value-type="float" office:value="0.368970259125455" calcext:value-type="float">
            <text:p>0.3689702591</text:p>
          </table:table-cell>
          <table:table-cell table:number-columns-repeated="5"/>
          <table:table-cell table:formula="of:=RAND()" office:value-type="float" office:value="0.890978914801963" calcext:value-type="float">
            <text:p>0.8909789148</text:p>
          </table:table-cell>
          <table:table-cell table:formula="of:=RAND()" office:value-type="float" office:value="0.148972987080924" calcext:value-type="float">
            <text:p>0.1489729871</text:p>
          </table:table-cell>
          <table:table-cell/>
          <table:table-cell table:formula="of:=[.Q77]+0.05" office:value-type="float" office:value="0.4" calcext:value-type="float">
            <text:p>0.4</text:p>
          </table:table-cell>
          <table:table-cell table:formula="of:=[.N78]/SUM([.$N78:.$O78])" office:value-type="float" office:value="0.856750118143732" calcext:value-type="float">
            <text:p>0.8567501181</text:p>
          </table:table-cell>
          <table:table-cell table:formula="of:=[.O78]/SUM([.$N78:.$O78])" office:value-type="float" office:value="0.143249881856267" calcext:value-type="float">
            <text:p>0.143249881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1-SUM([.D79:.M79])" office:value-type="float" office:value="0.524097573541612" calcext:value-type="float">
            <text:p>0.5240975735</text:p>
          </table:table-cell>
          <table:table-cell table:formula="of:=IF(MOD(ROW(); 2)=MOD(COLUMN()+1;2); [.$Q79]*[.$Q79] + [.$Q79]*(1-[.$Q79])*[.R79]; [.$Q79]*(1-[.$Q79])*[.R79])" office:value-type="float" office:value="0.36422420521537" calcext:value-type="float">
            <text:p>0.3642242052</text:p>
          </table:table-cell>
          <table:table-cell table:number-columns-repeated="3"/>
          <table:table-cell office:value-type="float" office:value="0.111678221243018" calcext:value-type="float">
            <text:p>0.1116782212</text:p>
          </table:table-cell>
          <table:table-cell table:number-columns-repeated="5"/>
          <table:table-cell table:formula="of:=RAND()" office:value-type="float" office:value="0.556604023673572" calcext:value-type="float">
            <text:p>0.5566040237</text:p>
          </table:table-cell>
          <table:table-cell table:formula="of:=RAND()" office:value-type="float" office:value="0.0975053437286988" calcext:value-type="float">
            <text:p>0.0975053437</text:p>
          </table:table-cell>
          <table:table-cell/>
          <table:table-cell table:formula="of:=[.Q78]" office:value-type="float" office:value="0.4" calcext:value-type="float">
            <text:p>0.4</text:p>
          </table:table-cell>
          <table:table-cell table:formula="of:=[.N79]/SUM([.$N79:.$O79])" office:value-type="float" office:value="0.850934188397375" calcext:value-type="float">
            <text:p>0.8509341884</text:p>
          </table:table-cell>
          <table:table-cell table:formula="of:=[.O79]/SUM([.$N79:.$O79])" office:value-type="float" office:value="0.149065811602625" calcext:value-type="float">
            <text:p>0.14906581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1-SUM([.D80:.M80])" office:value-type="float" office:value="0.528123312648267" calcext:value-type="float">
            <text:p>0.5281233126</text:p>
          </table:table-cell>
          <table:table-cell table:formula="of:=IF(MOD(ROW(); 2)=MOD(COLUMN()+1;2); [.$Q80]*[.$Q80] + [.$Q80]*(1-[.$Q80])*[.R80]; [.$Q80]*(1-[.$Q80])*[.R80])" office:value-type="float" office:value="0.143315582934283" calcext:value-type="float">
            <text:p>0.1433155829</text:p>
          </table:table-cell>
          <table:table-cell table:number-columns-repeated="3"/>
          <table:table-cell office:value-type="float" office:value="0.32856110441745" calcext:value-type="float">
            <text:p>0.3285611044</text:p>
          </table:table-cell>
          <table:table-cell table:number-columns-repeated="5"/>
          <table:table-cell table:formula="of:=RAND()" office:value-type="float" office:value="0.71802173636388" calcext:value-type="float">
            <text:p>0.7180217364</text:p>
          </table:table-cell>
          <table:table-cell table:formula="of:=RAND()" office:value-type="float" office:value="0.521971683134325" calcext:value-type="float">
            <text:p>0.5219716831</text:p>
          </table:table-cell>
          <table:table-cell/>
          <table:table-cell table:formula="of:=[.Q79]+0.05" office:value-type="float" office:value="0.45" calcext:value-type="float">
            <text:p>0.45</text:p>
          </table:table-cell>
          <table:table-cell table:formula="of:=[.N80]/SUM([.$N80:.$O80])" office:value-type="float" office:value="0.579052860340538" calcext:value-type="float">
            <text:p>0.5790528603</text:p>
          </table:table-cell>
          <table:table-cell table:formula="of:=[.O80]/SUM([.$N80:.$O80])" office:value-type="float" office:value="0.420947139659462" calcext:value-type="float">
            <text:p>0.420947139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1-SUM([.D81:.M81])" office:value-type="float" office:value="0.476139522655883" calcext:value-type="float">
            <text:p>0.4761395227</text:p>
          </table:table-cell>
          <table:table-cell table:formula="of:=IF(MOD(ROW(); 2)=MOD(COLUMN()+1;2); [.$Q81]*[.$Q81] + [.$Q81]*(1-[.$Q81])*[.R81]; [.$Q81]*(1-[.$Q81])*[.R81])" office:value-type="float" office:value="0.36074986697565" calcext:value-type="float">
            <text:p>0.360749867</text:p>
          </table:table-cell>
          <table:table-cell table:number-columns-repeated="3"/>
          <table:table-cell office:value-type="float" office:value="0.163110610368467" calcext:value-type="float">
            <text:p>0.1631106104</text:p>
          </table:table-cell>
          <table:table-cell table:number-columns-repeated="5"/>
          <table:table-cell table:formula="of:=RAND()" office:value-type="float" office:value="0.704863412654959" calcext:value-type="float">
            <text:p>0.7048634127</text:p>
          </table:table-cell>
          <table:table-cell table:formula="of:=RAND()" office:value-type="float" office:value="0.397530529065989" calcext:value-type="float">
            <text:p>0.3975305291</text:p>
          </table:table-cell>
          <table:table-cell/>
          <table:table-cell table:formula="of:=[.Q80]" office:value-type="float" office:value="0.45" calcext:value-type="float">
            <text:p>0.45</text:p>
          </table:table-cell>
          <table:table-cell table:formula="of:=[.N81]/SUM([.$N81:.$O81])" office:value-type="float" office:value="0.639393401921818" calcext:value-type="float">
            <text:p>0.6393934019</text:p>
          </table:table-cell>
          <table:table-cell table:formula="of:=[.O81]/SUM([.$N81:.$O81])" office:value-type="float" office:value="0.360606598078182" calcext:value-type="float">
            <text:p>0.360606598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1-SUM([.D82:.M82])" office:value-type="float" office:value="0.407750622259299" calcext:value-type="float">
            <text:p>0.4077506223</text:p>
          </table:table-cell>
          <table:table-cell table:formula="of:=IF(MOD(ROW(); 2)=MOD(COLUMN()+1;2); [.$Q82]*[.$Q82] + [.$Q82]*(1-[.$Q82])*[.R82]; [.$Q82]*(1-[.$Q82])*[.R82])" office:value-type="float" office:value="0.14862263581293" calcext:value-type="float">
            <text:p>0.1486226358</text:p>
          </table:table-cell>
          <table:table-cell table:number-columns-repeated="3"/>
          <table:table-cell office:value-type="float" office:value="0.443626741927771" calcext:value-type="float">
            <text:p>0.4436267419</text:p>
          </table:table-cell>
          <table:table-cell table:number-columns-repeated="5"/>
          <table:table-cell table:formula="of:=RAND()" office:value-type="float" office:value="0.694464141386561" calcext:value-type="float">
            <text:p>0.6944641414</text:p>
          </table:table-cell>
          <table:table-cell table:formula="of:=RAND()" office:value-type="float" office:value="0.473702702089213" calcext:value-type="float">
            <text:p>0.4737027021</text:p>
          </table:table-cell>
          <table:table-cell/>
          <table:table-cell table:formula="of:=[.Q81]+0.05" office:value-type="float" office:value="0.5" calcext:value-type="float">
            <text:p>0.5</text:p>
          </table:table-cell>
          <table:table-cell table:formula="of:=[.N82]/SUM([.$N82:.$O82])" office:value-type="float" office:value="0.594490543251721" calcext:value-type="float">
            <text:p>0.5944905433</text:p>
          </table:table-cell>
          <table:table-cell table:formula="of:=[.O82]/SUM([.$N82:.$O82])" office:value-type="float" office:value="0.405509456748279" calcext:value-type="float">
            <text:p>0.405509456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1-SUM([.D83:.M83])" office:value-type="float" office:value="0.303803734268506" calcext:value-type="float">
            <text:p>0.3038037343</text:p>
          </table:table-cell>
          <table:table-cell table:formula="of:=IF(MOD(ROW(); 2)=MOD(COLUMN()+1;2); [.$Q83]*[.$Q83] + [.$Q83]*(1-[.$Q83])*[.R83]; [.$Q83]*(1-[.$Q83])*[.R83])" office:value-type="float" office:value="0.472058344048968" calcext:value-type="float">
            <text:p>0.472058344</text:p>
          </table:table-cell>
          <table:table-cell table:number-columns-repeated="3"/>
          <table:table-cell office:value-type="float" office:value="0.224137921682526" calcext:value-type="float">
            <text:p>0.2241379217</text:p>
          </table:table-cell>
          <table:table-cell table:number-columns-repeated="5"/>
          <table:table-cell table:formula="of:=RAND()" office:value-type="float" office:value="0.363443988957442" calcext:value-type="float">
            <text:p>0.363443989</text:p>
          </table:table-cell>
          <table:table-cell table:formula="of:=RAND()" office:value-type="float" office:value="0.0457322463626042" calcext:value-type="float">
            <text:p>0.0457322464</text:p>
          </table:table-cell>
          <table:table-cell/>
          <table:table-cell table:formula="of:=[.Q82]" office:value-type="float" office:value="0.5" calcext:value-type="float">
            <text:p>0.5</text:p>
          </table:table-cell>
          <table:table-cell table:formula="of:=[.N83]/SUM([.$N83:.$O83])" office:value-type="float" office:value="0.888233376195874" calcext:value-type="float">
            <text:p>0.8882333762</text:p>
          </table:table-cell>
          <table:table-cell table:formula="of:=[.O83]/SUM([.$N83:.$O83])" office:value-type="float" office:value="0.111766623804126" calcext:value-type="float">
            <text:p>0.111766623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1-SUM([.D84:.M84])" office:value-type="float" office:value="0.40872160788503" calcext:value-type="float">
            <text:p>0.4087216079</text:p>
          </table:table-cell>
          <table:table-cell table:formula="of:=IF(MOD(ROW(); 2)=MOD(COLUMN()+1;2); [.$Q84]*[.$Q84] + [.$Q84]*(1-[.$Q84])*[.R84]; [.$Q84]*(1-[.$Q84])*[.R84])" office:value-type="float" office:value="0.194464316101399" calcext:value-type="float">
            <text:p>0.1944643161</text:p>
          </table:table-cell>
          <table:table-cell table:number-columns-repeated="3"/>
          <table:table-cell office:value-type="float" office:value="0.396814076013571" calcext:value-type="float">
            <text:p>0.396814076</text:p>
          </table:table-cell>
          <table:table-cell table:number-columns-repeated="5"/>
          <table:table-cell table:formula="of:=RAND()" office:value-type="float" office:value="0.791942935320549" calcext:value-type="float">
            <text:p>0.7919429353</text:p>
          </table:table-cell>
          <table:table-cell table:formula="of:=RAND()" office:value-type="float" office:value="0.215984279406257" calcext:value-type="float">
            <text:p>0.2159842794</text:p>
          </table:table-cell>
          <table:table-cell/>
          <table:table-cell table:formula="of:=[.Q83]+0.05" office:value-type="float" office:value="0.55" calcext:value-type="float">
            <text:p>0.55</text:p>
          </table:table-cell>
          <table:table-cell table:formula="of:=[.N84]/SUM([.$N84:.$O84])" office:value-type="float" office:value="0.785714408490499" calcext:value-type="float">
            <text:p>0.7857144085</text:p>
          </table:table-cell>
          <table:table-cell table:formula="of:=[.O84]/SUM([.$N84:.$O84])" office:value-type="float" office:value="0.214285591509501" calcext:value-type="float">
            <text:p>0.214285591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1-SUM([.D85:.M85])" office:value-type="float" office:value="0.349220351393208" calcext:value-type="float">
            <text:p>0.3492203514</text:p>
          </table:table-cell>
          <table:table-cell table:formula="of:=IF(MOD(ROW(); 2)=MOD(COLUMN()+1;2); [.$Q85]*[.$Q85] + [.$Q85]*(1-[.$Q85])*[.R85]; [.$Q85]*(1-[.$Q85])*[.R85])" office:value-type="float" office:value="0.415245429932985" calcext:value-type="float">
            <text:p>0.4152454299</text:p>
          </table:table-cell>
          <table:table-cell table:number-columns-repeated="3"/>
          <table:table-cell office:value-type="float" office:value="0.235534218673807" calcext:value-type="float">
            <text:p>0.2355342187</text:p>
          </table:table-cell>
          <table:table-cell table:number-columns-repeated="5"/>
          <table:table-cell table:formula="of:=RAND()" office:value-type="float" office:value="0.643292094464414" calcext:value-type="float">
            <text:p>0.6432920945</text:p>
          </table:table-cell>
          <table:table-cell table:formula="of:=RAND()" office:value-type="float" office:value="0.768869741936214" calcext:value-type="float">
            <text:p>0.7688697419</text:p>
          </table:table-cell>
          <table:table-cell/>
          <table:table-cell table:formula="of:=[.Q84]" office:value-type="float" office:value="0.55" calcext:value-type="float">
            <text:p>0.55</text:p>
          </table:table-cell>
          <table:table-cell table:formula="of:=[.N85]/SUM([.$N85:.$O85])" office:value-type="float" office:value="0.455537090638323" calcext:value-type="float">
            <text:p>0.4555370906</text:p>
          </table:table-cell>
          <table:table-cell table:formula="of:=[.O85]/SUM([.$N85:.$O85])" office:value-type="float" office:value="0.544462909361677" calcext:value-type="float">
            <text:p>0.544462909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1-SUM([.D86:.M86])" office:value-type="float" office:value="0.524234321969935" calcext:value-type="float">
            <text:p>0.524234322</text:p>
          </table:table-cell>
          <table:table-cell table:formula="of:=IF(MOD(ROW(); 2)=MOD(COLUMN()+1;2); [.$Q86]*[.$Q86] + [.$Q86]*(1-[.$Q86])*[.R86]; [.$Q86]*(1-[.$Q86])*[.R86])" office:value-type="float" office:value="0.115339371950167" calcext:value-type="float">
            <text:p>0.115339372</text:p>
          </table:table-cell>
          <table:table-cell table:number-columns-repeated="3"/>
          <table:table-cell office:value-type="float" office:value="0.360426306079898" calcext:value-type="float">
            <text:p>0.3604263061</text:p>
          </table:table-cell>
          <table:table-cell table:number-columns-repeated="5"/>
          <table:table-cell table:formula="of:=RAND()" office:value-type="float" office:value="0.659751759492792" calcext:value-type="float">
            <text:p>0.6597517595</text:p>
          </table:table-cell>
          <table:table-cell table:formula="of:=RAND()" office:value-type="float" office:value="0.713070197147317" calcext:value-type="float">
            <text:p>0.7130701971</text:p>
          </table:table-cell>
          <table:table-cell/>
          <table:table-cell table:formula="of:=[.Q85]+0.05" office:value-type="float" office:value="0.6" calcext:value-type="float">
            <text:p>0.6</text:p>
          </table:table-cell>
          <table:table-cell table:formula="of:=[.N86]/SUM([.$N86:.$O86])" office:value-type="float" office:value="0.480580716459031" calcext:value-type="float">
            <text:p>0.4805807165</text:p>
          </table:table-cell>
          <table:table-cell table:formula="of:=[.O86]/SUM([.$N86:.$O86])" office:value-type="float" office:value="0.519419283540969" calcext:value-type="float">
            <text:p>0.519419283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1-SUM([.D87:.M87])" office:value-type="float" office:value="0.357198933364931" calcext:value-type="float">
            <text:p>0.3571989334</text:p>
          </table:table-cell>
          <table:table-cell table:formula="of:=IF(MOD(ROW(); 2)=MOD(COLUMN()+1;2); [.$Q87]*[.$Q87] + [.$Q87]*(1-[.$Q87])*[.R87]; [.$Q87]*(1-[.$Q87])*[.R87])" office:value-type="float" office:value="0.472665004903028" calcext:value-type="float">
            <text:p>0.4726650049</text:p>
          </table:table-cell>
          <table:table-cell table:number-columns-repeated="3"/>
          <table:table-cell office:value-type="float" office:value="0.170136061732041" calcext:value-type="float">
            <text:p>0.1701360617</text:p>
          </table:table-cell>
          <table:table-cell table:number-columns-repeated="5"/>
          <table:table-cell table:formula="of:=RAND()" office:value-type="float" office:value="0.869764929288067" calcext:value-type="float">
            <text:p>0.8697649293</text:p>
          </table:table-cell>
          <table:table-cell table:formula="of:=RAND()" office:value-type="float" office:value="0.983016093610786" calcext:value-type="float">
            <text:p>0.9830160936</text:p>
          </table:table-cell>
          <table:table-cell/>
          <table:table-cell table:formula="of:=[.Q86]" office:value-type="float" office:value="0.6" calcext:value-type="float">
            <text:p>0.6</text:p>
          </table:table-cell>
          <table:table-cell table:formula="of:=[.N87]/SUM([.$N87:.$O87])" office:value-type="float" office:value="0.469437520429282" calcext:value-type="float">
            <text:p>0.4694375204</text:p>
          </table:table-cell>
          <table:table-cell table:formula="of:=[.O87]/SUM([.$N87:.$O87])" office:value-type="float" office:value="0.530562479570718" calcext:value-type="float">
            <text:p>0.530562479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1-SUM([.D88:.M88])" office:value-type="float" office:value="0.322285744107072" calcext:value-type="float">
            <text:p>0.3222857441</text:p>
          </table:table-cell>
          <table:table-cell table:formula="of:=IF(MOD(ROW(); 2)=MOD(COLUMN()+1;2); [.$Q88]*[.$Q88] + [.$Q88]*(1-[.$Q88])*[.R88]; [.$Q88]*(1-[.$Q88])*[.R88])" office:value-type="float" office:value="0.144806858035603" calcext:value-type="float">
            <text:p>0.144806858</text:p>
          </table:table-cell>
          <table:table-cell table:number-columns-repeated="3"/>
          <table:table-cell office:value-type="float" office:value="0.532907397857325" calcext:value-type="float">
            <text:p>0.5329073979</text:p>
          </table:table-cell>
          <table:table-cell table:number-columns-repeated="5"/>
          <table:table-cell table:formula="of:=RAND()" office:value-type="float" office:value="0.956500841653906" calcext:value-type="float">
            <text:p>0.9565008417</text:p>
          </table:table-cell>
          <table:table-cell table:formula="of:=RAND()" office:value-type="float" office:value="0.546217637485825" calcext:value-type="float">
            <text:p>0.5462176375</text:p>
          </table:table-cell>
          <table:table-cell/>
          <table:table-cell table:formula="of:=[.Q87]+0.05" office:value-type="float" office:value="0.65" calcext:value-type="float">
            <text:p>0.65</text:p>
          </table:table-cell>
          <table:table-cell table:formula="of:=[.N88]/SUM([.$N88:.$O88])" office:value-type="float" office:value="0.636513661694957" calcext:value-type="float">
            <text:p>0.6365136617</text:p>
          </table:table-cell>
          <table:table-cell table:formula="of:=[.O88]/SUM([.$N88:.$O88])" office:value-type="float" office:value="0.363486338305043" calcext:value-type="float">
            <text:p>0.363486338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1-SUM([.D89:.M89])" office:value-type="float" office:value="0.306662099528534" calcext:value-type="float">
            <text:p>0.3066620995</text:p>
          </table:table-cell>
          <table:table-cell table:formula="of:=IF(MOD(ROW(); 2)=MOD(COLUMN()+1;2); [.$Q89]*[.$Q89] + [.$Q89]*(1-[.$Q89])*[.R89]; [.$Q89]*(1-[.$Q89])*[.R89])" office:value-type="float" office:value="0.568048288542192" calcext:value-type="float">
            <text:p>0.5680482885</text:p>
          </table:table-cell>
          <table:table-cell table:number-columns-repeated="3"/>
          <table:table-cell office:value-type="float" office:value="0.125289611929274" calcext:value-type="float">
            <text:p>0.1252896119</text:p>
          </table:table-cell>
          <table:table-cell table:number-columns-repeated="5"/>
          <table:table-cell table:formula="of:=RAND()" office:value-type="float" office:value="0.337991236592643" calcext:value-type="float">
            <text:p>0.3379912366</text:p>
          </table:table-cell>
          <table:table-cell table:formula="of:=RAND()" office:value-type="float" office:value="0.190307701821439" calcext:value-type="float">
            <text:p>0.1903077018</text:p>
          </table:table-cell>
          <table:table-cell/>
          <table:table-cell table:formula="of:=[.Q88]" office:value-type="float" office:value="0.65" calcext:value-type="float">
            <text:p>0.65</text:p>
          </table:table-cell>
          <table:table-cell table:formula="of:=[.N89]/SUM([.$N89:.$O89])" office:value-type="float" office:value="0.639772696888754" calcext:value-type="float">
            <text:p>0.6397726969</text:p>
          </table:table-cell>
          <table:table-cell table:formula="of:=[.O89]/SUM([.$N89:.$O89])" office:value-type="float" office:value="0.360227303111246" calcext:value-type="float">
            <text:p>0.360227303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1-SUM([.D90:.M90])" office:value-type="float" office:value="0.371516485565478" calcext:value-type="float">
            <text:p>0.3715164856</text:p>
          </table:table-cell>
          <table:table-cell table:formula="of:=IF(MOD(ROW(); 2)=MOD(COLUMN()+1;2); [.$Q90]*[.$Q90] + [.$Q90]*(1-[.$Q90])*[.R90]; [.$Q90]*(1-[.$Q90])*[.R90])" office:value-type="float" office:value="0.0519701500784941" calcext:value-type="float">
            <text:p>0.0519701501</text:p>
          </table:table-cell>
          <table:table-cell table:number-columns-repeated="3"/>
          <table:table-cell office:value-type="float" office:value="0.576513364356028" calcext:value-type="float">
            <text:p>0.5765133644</text:p>
          </table:table-cell>
          <table:table-cell table:number-columns-repeated="5"/>
          <table:table-cell table:formula="of:=RAND()" office:value-type="float" office:value="0.273114394280128" calcext:value-type="float">
            <text:p>0.2731143943</text:p>
          </table:table-cell>
          <table:table-cell table:formula="of:=RAND()" office:value-type="float" office:value="0.830481087206863" calcext:value-type="float">
            <text:p>0.8304810872</text:p>
          </table:table-cell>
          <table:table-cell/>
          <table:table-cell table:formula="of:=[.Q89]+0.05" office:value-type="float" office:value="0.7" calcext:value-type="float">
            <text:p>0.7</text:p>
          </table:table-cell>
          <table:table-cell table:formula="of:=[.N90]/SUM([.$N90:.$O90])" office:value-type="float" office:value="0.247476905135686" calcext:value-type="float">
            <text:p>0.2474769051</text:p>
          </table:table-cell>
          <table:table-cell table:formula="of:=[.O90]/SUM([.$N90:.$O90])" office:value-type="float" office:value="0.752523094864314" calcext:value-type="float">
            <text:p>0.752523094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1-SUM([.D91:.M91])" office:value-type="float" office:value="0.280188800565042" calcext:value-type="float">
            <text:p>0.2801888006</text:p>
          </table:table-cell>
          <table:table-cell table:formula="of:=IF(MOD(ROW(); 2)=MOD(COLUMN()+1;2); [.$Q91]*[.$Q91] + [.$Q91]*(1-[.$Q91])*[.R91]; [.$Q91]*(1-[.$Q91])*[.R91])" office:value-type="float" office:value="0.569403275171015" calcext:value-type="float">
            <text:p>0.5694032752</text:p>
          </table:table-cell>
          <table:table-cell table:number-columns-repeated="3"/>
          <table:table-cell office:value-type="float" office:value="0.150407924263943" calcext:value-type="float">
            <text:p>0.1504079243</text:p>
          </table:table-cell>
          <table:table-cell table:number-columns-repeated="5"/>
          <table:table-cell table:formula="of:=RAND()" office:value-type="float" office:value="0.560987983015366" calcext:value-type="float">
            <text:p>0.560987983</text:p>
          </table:table-cell>
          <table:table-cell table:formula="of:=RAND()" office:value-type="float" office:value="0.922672183136456" calcext:value-type="float">
            <text:p>0.9226721831</text:p>
          </table:table-cell>
          <table:table-cell/>
          <table:table-cell table:formula="of:=[.Q90]" office:value-type="float" office:value="0.7" calcext:value-type="float">
            <text:p>0.7</text:p>
          </table:table-cell>
          <table:table-cell table:formula="of:=[.N91]/SUM([.$N91:.$O91])" office:value-type="float" office:value="0.37811083414769" calcext:value-type="float">
            <text:p>0.3781108341</text:p>
          </table:table-cell>
          <table:table-cell table:formula="of:=[.O91]/SUM([.$N91:.$O91])" office:value-type="float" office:value="0.62188916585231" calcext:value-type="float">
            <text:p>0.621889165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1-SUM([.D92:.M92])" office:value-type="float" office:value="0.207931555998169" calcext:value-type="float">
            <text:p>0.207931556</text:p>
          </table:table-cell>
          <table:table-cell table:formula="of:=IF(MOD(ROW(); 2)=MOD(COLUMN()+1;2); [.$Q92]*[.$Q92] + [.$Q92]*(1-[.$Q92])*[.R92]; [.$Q92]*(1-[.$Q92])*[.R92])" office:value-type="float" office:value="0.0855499835128709" calcext:value-type="float">
            <text:p>0.0855499835</text:p>
          </table:table-cell>
          <table:table-cell table:number-columns-repeated="3"/>
          <table:table-cell office:value-type="float" office:value="0.70651846048896" calcext:value-type="float">
            <text:p>0.7065184605</text:p>
          </table:table-cell>
          <table:table-cell table:number-columns-repeated="5"/>
          <table:table-cell table:formula="of:=RAND()" office:value-type="float" office:value="0.77156320924405" calcext:value-type="float">
            <text:p>0.7715632092</text:p>
          </table:table-cell>
          <table:table-cell table:formula="of:=RAND()" office:value-type="float" office:value="0.919472788576968" calcext:value-type="float">
            <text:p>0.9194727886</text:p>
          </table:table-cell>
          <table:table-cell/>
          <table:table-cell table:formula="of:=[.Q91]+0.05" office:value-type="float" office:value="0.75" calcext:value-type="float">
            <text:p>0.75</text:p>
          </table:table-cell>
          <table:table-cell table:formula="of:=[.N92]/SUM([.$N92:.$O92])" office:value-type="float" office:value="0.456266578735312" calcext:value-type="float">
            <text:p>0.4562665787</text:p>
          </table:table-cell>
          <table:table-cell table:formula="of:=[.O92]/SUM([.$N92:.$O92])" office:value-type="float" office:value="0.543733421264688" calcext:value-type="float">
            <text:p>0.543733421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1-SUM([.D93:.M93])" office:value-type="float" office:value="0.13116656465664" calcext:value-type="float">
            <text:p>0.1311665647</text:p>
          </table:table-cell>
          <table:table-cell table:formula="of:=IF(MOD(ROW(); 2)=MOD(COLUMN()+1;2); [.$Q93]*[.$Q93] + [.$Q93]*(1-[.$Q93])*[.R93]; [.$Q93]*(1-[.$Q93])*[.R93])" office:value-type="float" office:value="0.70067885466679" calcext:value-type="float">
            <text:p>0.7006788547</text:p>
          </table:table-cell>
          <table:table-cell table:number-columns-repeated="3"/>
          <table:table-cell office:value-type="float" office:value="0.16815458067657" calcext:value-type="float">
            <text:p>0.1681545807</text:p>
          </table:table-cell>
          <table:table-cell table:number-columns-repeated="5"/>
          <table:table-cell table:formula="of:=RAND()" office:value-type="float" office:value="0.857078636647202" calcext:value-type="float">
            <text:p>0.8570786366</text:p>
          </table:table-cell>
          <table:table-cell table:formula="of:=RAND()" office:value-type="float" office:value="0.305923074134625" calcext:value-type="float">
            <text:p>0.3059230741</text:p>
          </table:table-cell>
          <table:table-cell/>
          <table:table-cell table:formula="of:=[.Q92]" office:value-type="float" office:value="0.75" calcext:value-type="float">
            <text:p>0.75</text:p>
          </table:table-cell>
          <table:table-cell table:formula="of:=[.N93]/SUM([.$N93:.$O93])" office:value-type="float" office:value="0.736953891556214" calcext:value-type="float">
            <text:p>0.7369538916</text:p>
          </table:table-cell>
          <table:table-cell table:formula="of:=[.O93]/SUM([.$N93:.$O93])" office:value-type="float" office:value="0.263046108443786" calcext:value-type="float">
            <text:p>0.263046108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1-SUM([.D94:.M94])" office:value-type="float" office:value="0.13407155513839" calcext:value-type="float">
            <text:p>0.1340715551</text:p>
          </table:table-cell>
          <table:table-cell table:formula="of:=IF(MOD(ROW(); 2)=MOD(COLUMN()+1;2); [.$Q94]*[.$Q94] + [.$Q94]*(1-[.$Q94])*[.R94]; [.$Q94]*(1-[.$Q94])*[.R94])" office:value-type="float" office:value="0.128038752850196" calcext:value-type="float">
            <text:p>0.1280387529</text:p>
          </table:table-cell>
          <table:table-cell table:number-columns-repeated="3"/>
          <table:table-cell office:value-type="float" office:value="0.737889692011414" calcext:value-type="float">
            <text:p>0.737889692</text:p>
          </table:table-cell>
          <table:table-cell table:number-columns-repeated="5"/>
          <table:table-cell table:formula="of:=RAND()" office:value-type="float" office:value="0.680058162542991" calcext:value-type="float">
            <text:p>0.6800581625</text:p>
          </table:table-cell>
          <table:table-cell table:formula="of:=RAND()" office:value-type="float" office:value="0.169757253373973" calcext:value-type="float">
            <text:p>0.1697572534</text:p>
          </table:table-cell>
          <table:table-cell/>
          <table:table-cell table:formula="of:=[.Q93]+0.05" office:value-type="float" office:value="0.8" calcext:value-type="float">
            <text:p>0.8</text:p>
          </table:table-cell>
          <table:table-cell table:formula="of:=[.N94]/SUM([.$N94:.$O94])" office:value-type="float" office:value="0.800242205313724" calcext:value-type="float">
            <text:p>0.8002422053</text:p>
          </table:table-cell>
          <table:table-cell table:formula="of:=[.O94]/SUM([.$N94:.$O94])" office:value-type="float" office:value="0.199757794686276" calcext:value-type="float">
            <text:p>0.199757794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1-SUM([.D95:.M95])" office:value-type="float" office:value="0.217201352589052" calcext:value-type="float">
            <text:p>0.2172013526</text:p>
          </table:table-cell>
          <table:table-cell table:formula="of:=IF(MOD(ROW(); 2)=MOD(COLUMN()+1;2); [.$Q95]*[.$Q95] + [.$Q95]*(1-[.$Q95])*[.R95]; [.$Q95]*(1-[.$Q95])*[.R95])" office:value-type="float" office:value="0.770408334408314" calcext:value-type="float">
            <text:p>0.7704083344</text:p>
          </table:table-cell>
          <table:table-cell table:number-columns-repeated="3"/>
          <table:table-cell office:value-type="float" office:value="0.0123903130026334" calcext:value-type="float">
            <text:p>0.012390313</text:p>
          </table:table-cell>
          <table:table-cell table:number-columns-repeated="5"/>
          <table:table-cell table:formula="of:=RAND()" office:value-type="float" office:value="0.953925849287771" calcext:value-type="float">
            <text:p>0.9539258493</text:p>
          </table:table-cell>
          <table:table-cell table:formula="of:=RAND()" office:value-type="float" office:value="0.216460511204787" calcext:value-type="float">
            <text:p>0.2164605112</text:p>
          </table:table-cell>
          <table:table-cell/>
          <table:table-cell table:formula="of:=[.Q94]" office:value-type="float" office:value="0.8" calcext:value-type="float">
            <text:p>0.8</text:p>
          </table:table-cell>
          <table:table-cell table:formula="of:=[.N95]/SUM([.$N95:.$O95])" office:value-type="float" office:value="0.815052090051964" calcext:value-type="float">
            <text:p>0.8150520901</text:p>
          </table:table-cell>
          <table:table-cell table:formula="of:=[.O95]/SUM([.$N95:.$O95])" office:value-type="float" office:value="0.184947909948036" calcext:value-type="float">
            <text:p>0.184947909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1-SUM([.D96:.M96])" office:value-type="float" office:value="0.139973503669318" calcext:value-type="float">
            <text:p>0.1399735037</text:p>
          </table:table-cell>
          <table:table-cell table:formula="of:=IF(MOD(ROW(); 2)=MOD(COLUMN()+1;2); [.$Q96]*[.$Q96] + [.$Q96]*(1-[.$Q96])*[.R96]; [.$Q96]*(1-[.$Q96])*[.R96])" office:value-type="float" office:value="0.079976707369104" calcext:value-type="float">
            <text:p>0.0799767074</text:p>
          </table:table-cell>
          <table:table-cell table:number-columns-repeated="3"/>
          <table:table-cell office:value-type="float" office:value="0.780049788961578" calcext:value-type="float">
            <text:p>0.780049789</text:p>
          </table:table-cell>
          <table:table-cell table:number-columns-repeated="5"/>
          <table:table-cell table:formula="of:=RAND()" office:value-type="float" office:value="0.794677058351226" calcext:value-type="float">
            <text:p>0.7946770584</text:p>
          </table:table-cell>
          <table:table-cell table:formula="of:=RAND()" office:value-type="float" office:value="0.472208367078565" calcext:value-type="float">
            <text:p>0.4722083671</text:p>
          </table:table-cell>
          <table:table-cell/>
          <table:table-cell table:formula="of:=[.Q95]+0.05" office:value-type="float" office:value="0.85" calcext:value-type="float">
            <text:p>0.85</text:p>
          </table:table-cell>
          <table:table-cell table:formula="of:=[.N96]/SUM([.$N96:.$O96])" office:value-type="float" office:value="0.627268293091012" calcext:value-type="float">
            <text:p>0.6272682931</text:p>
          </table:table-cell>
          <table:table-cell table:formula="of:=[.O96]/SUM([.$N96:.$O96])" office:value-type="float" office:value="0.372731706908988" calcext:value-type="float">
            <text:p>0.372731706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1-SUM([.D97:.M97])" office:value-type="float" office:value="0.0864200671743" calcext:value-type="float">
            <text:p>0.0864200672</text:p>
          </table:table-cell>
          <table:table-cell table:formula="of:=IF(MOD(ROW(); 2)=MOD(COLUMN()+1;2); [.$Q97]*[.$Q97] + [.$Q97]*(1-[.$Q97])*[.R97]; [.$Q97]*(1-[.$Q97])*[.R97])" office:value-type="float" office:value="0.79152426783106" calcext:value-type="float">
            <text:p>0.7915242678</text:p>
          </table:table-cell>
          <table:table-cell table:number-columns-repeated="3"/>
          <table:table-cell office:value-type="float" office:value="0.12205566499464" calcext:value-type="float">
            <text:p>0.122055665</text:p>
          </table:table-cell>
          <table:table-cell table:number-columns-repeated="5"/>
          <table:table-cell table:formula="of:=RAND()" office:value-type="float" office:value="0.668273798073642" calcext:value-type="float">
            <text:p>0.6682737981</text:p>
          </table:table-cell>
          <table:table-cell table:formula="of:=RAND()" office:value-type="float" office:value="0.56614580436144" calcext:value-type="float">
            <text:p>0.5661458044</text:p>
          </table:table-cell>
          <table:table-cell/>
          <table:table-cell table:formula="of:=[.Q96]" office:value-type="float" office:value="0.85" calcext:value-type="float">
            <text:p>0.85</text:p>
          </table:table-cell>
          <table:table-cell table:formula="of:=[.N97]/SUM([.$N97:.$O97])" office:value-type="float" office:value="0.541366806518115" calcext:value-type="float">
            <text:p>0.5413668065</text:p>
          </table:table-cell>
          <table:table-cell table:formula="of:=[.O97]/SUM([.$N97:.$O97])" office:value-type="float" office:value="0.458633193481885" calcext:value-type="float">
            <text:p>0.458633193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1-SUM([.D98:.M98])" office:value-type="float" office:value="0.125396715116057" calcext:value-type="float">
            <text:p>0.1253967151</text:p>
          </table:table-cell>
          <table:table-cell table:formula="of:=IF(MOD(ROW(); 2)=MOD(COLUMN()+1;2); [.$Q98]*[.$Q98] + [.$Q98]*(1-[.$Q98])*[.R98]; [.$Q98]*(1-[.$Q98])*[.R98])" office:value-type="float" office:value="0.0570580372306427" calcext:value-type="float">
            <text:p>0.0570580372</text:p>
          </table:table-cell>
          <table:table-cell table:number-columns-repeated="3"/>
          <table:table-cell office:value-type="float" office:value="0.8175452476533" calcext:value-type="float">
            <text:p>0.8175452477</text:p>
          </table:table-cell>
          <table:table-cell table:number-columns-repeated="5"/>
          <table:table-cell table:formula="of:=RAND()" office:value-type="float" office:value="0.968119729193859" calcext:value-type="float">
            <text:p>0.9681197292</text:p>
          </table:table-cell>
          <table:table-cell table:formula="of:=RAND()" office:value-type="float" office:value="0.558935526409186" calcext:value-type="float">
            <text:p>0.5589355264</text:p>
          </table:table-cell>
          <table:table-cell/>
          <table:table-cell table:formula="of:=[.Q97]+0.05" office:value-type="float" office:value="0.9" calcext:value-type="float">
            <text:p>0.9</text:p>
          </table:table-cell>
          <table:table-cell table:formula="of:=[.N98]/SUM([.$N98:.$O98])" office:value-type="float" office:value="0.633978191451587" calcext:value-type="float">
            <text:p>0.6339781915</text:p>
          </table:table-cell>
          <table:table-cell table:formula="of:=[.O98]/SUM([.$N98:.$O98])" office:value-type="float" office:value="0.366021808548413" calcext:value-type="float">
            <text:p>0.366021808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1-SUM([.D99:.M99])" office:value-type="float" office:value="0.0833219052366518" calcext:value-type="float">
            <text:p>0.0833219052</text:p>
          </table:table-cell>
          <table:table-cell table:formula="of:=IF(MOD(ROW(); 2)=MOD(COLUMN()+1;2); [.$Q99]*[.$Q99] + [.$Q99]*(1-[.$Q99])*[.R99]; [.$Q99]*(1-[.$Q99])*[.R99])" office:value-type="float" office:value="0.884785157178466" calcext:value-type="float">
            <text:p>0.8847851572</text:p>
          </table:table-cell>
          <table:table-cell table:number-columns-repeated="3"/>
          <table:table-cell office:value-type="float" office:value="0.0318929375848823" calcext:value-type="float">
            <text:p>0.0318929376</text:p>
          </table:table-cell>
          <table:table-cell table:number-columns-repeated="5"/>
          <table:table-cell table:formula="of:=RAND()" office:value-type="float" office:value="0.673249104642309" calcext:value-type="float">
            <text:p>0.6732491046</text:p>
          </table:table-cell>
          <table:table-cell table:formula="of:=RAND()" office:value-type="float" office:value="0.136970753199421" calcext:value-type="float">
            <text:p>0.1369707532</text:p>
          </table:table-cell>
          <table:table-cell/>
          <table:table-cell table:formula="of:=[.Q98]" office:value-type="float" office:value="0.9" calcext:value-type="float">
            <text:p>0.9</text:p>
          </table:table-cell>
          <table:table-cell table:formula="of:=[.N99]/SUM([.$N99:.$O99])" office:value-type="float" office:value="0.83094619087184" calcext:value-type="float">
            <text:p>0.8309461909</text:p>
          </table:table-cell>
          <table:table-cell table:formula="of:=[.O99]/SUM([.$N99:.$O99])" office:value-type="float" office:value="0.16905380912816" calcext:value-type="float">
            <text:p>0.169053809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1-SUM([.D100:.M100])" office:value-type="float" office:value="0.038784918140782" calcext:value-type="float">
            <text:p>0.0387849181</text:p>
          </table:table-cell>
          <table:table-cell table:formula="of:=IF(MOD(ROW(); 2)=MOD(COLUMN()+1;2); [.$Q100]*[.$Q100] + [.$Q100]*(1-[.$Q100])*[.R100]; [.$Q100]*(1-[.$Q100])*[.R100])" office:value-type="float" office:value="0.0398863879070399" calcext:value-type="float">
            <text:p>0.0398863879</text:p>
          </table:table-cell>
          <table:table-cell table:number-columns-repeated="3"/>
          <table:table-cell office:value-type="float" office:value="0.921328693952178" calcext:value-type="float">
            <text:p>0.921328694</text:p>
          </table:table-cell>
          <table:table-cell table:number-columns-repeated="5"/>
          <table:table-cell table:formula="of:=RAND()" office:value-type="float" office:value="0.908761836006306" calcext:value-type="float">
            <text:p>0.908761836</text:p>
          </table:table-cell>
          <table:table-cell table:formula="of:=RAND()" office:value-type="float" office:value="0.173466700478457" calcext:value-type="float">
            <text:p>0.1734667005</text:p>
          </table:table-cell>
          <table:table-cell/>
          <table:table-cell table:formula="of:=[.Q99]+0.05" office:value-type="float" office:value="0.95" calcext:value-type="float">
            <text:p>0.95</text:p>
          </table:table-cell>
          <table:table-cell table:formula="of:=[.N100]/SUM([.$N100:.$O100])" office:value-type="float" office:value="0.839713429621897" calcext:value-type="float">
            <text:p>0.8397134296</text:p>
          </table:table-cell>
          <table:table-cell table:formula="of:=[.O100]/SUM([.$N100:.$O100])" office:value-type="float" office:value="0.160286570378103" calcext:value-type="float">
            <text:p>0.16028657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1-SUM([.D101:.M101])" office:value-type="float" office:value="0.0672732226729662" calcext:value-type="float">
            <text:p>0.0672732227</text:p>
          </table:table-cell>
          <table:table-cell table:formula="of:=IF(MOD(ROW(); 2)=MOD(COLUMN()+1;2); [.$Q101]*[.$Q101] + [.$Q101]*(1-[.$Q101])*[.R101]; [.$Q101]*(1-[.$Q101])*[.R101])" office:value-type="float" office:value="0.915812534003622" calcext:value-type="float">
            <text:p>0.915812534</text:p>
          </table:table-cell>
          <table:table-cell table:number-columns-repeated="3"/>
          <table:table-cell office:value-type="float" office:value="0.0169142433234117" calcext:value-type="float">
            <text:p>0.0169142433</text:p>
          </table:table-cell>
          <table:table-cell table:number-columns-repeated="5"/>
          <table:table-cell table:formula="of:=RAND()" office:value-type="float" office:value="0.312053938047029" calcext:value-type="float">
            <text:p>0.312053938</text:p>
          </table:table-cell>
          <table:table-cell table:formula="of:=RAND()" office:value-type="float" office:value="0.801375109585933" calcext:value-type="float">
            <text:p>0.8013751096</text:p>
          </table:table-cell>
          <table:table-cell/>
          <table:table-cell table:formula="of:=[.Q100]" office:value-type="float" office:value="0.95" calcext:value-type="float">
            <text:p>0.95</text:p>
          </table:table-cell>
          <table:table-cell table:formula="of:=[.N101]/SUM([.$N101:.$O101])" office:value-type="float" office:value="0.280263873760456" calcext:value-type="float">
            <text:p>0.2802638738</text:p>
          </table:table-cell>
          <table:table-cell table:formula="of:=[.O101]/SUM([.$N101:.$O101])" office:value-type="float" office:value="0.719736126239544" calcext:value-type="float">
            <text:p>0.719736126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1-SUM([.D102:.M102])" office:value-type="float" office:value="0" calcext:value-type="float">
            <text:p>0</text:p>
          </table:table-cell>
          <table:table-cell table:formula="of:=IF(MOD(ROW(); 2)=MOD(COLUMN()+1;2); [.$Q102]*[.$Q102] + [.$Q102]*(1-[.$Q102])*[.R102]; [.$Q102]*(1-[.$Q102])*[.R102]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RAND()" office:value-type="float" office:value="0.782200717949308" calcext:value-type="float">
            <text:p>0.7822007179</text:p>
          </table:table-cell>
          <table:table-cell table:formula="of:=RAND()" office:value-type="float" office:value="0.557056940044276" calcext:value-type="float">
            <text:p>0.55705694</text:p>
          </table:table-cell>
          <table:table-cell/>
          <table:table-cell table:formula="of:=[.Q101]+0.05" office:value-type="float" office:value="1" calcext:value-type="float">
            <text:p>1</text:p>
          </table:table-cell>
          <table:table-cell table:formula="of:=[.N102]/SUM([.$N102:.$O102])" office:value-type="float" office:value="0.58405543793654" calcext:value-type="float">
            <text:p>0.5840554379</text:p>
          </table:table-cell>
          <table:table-cell table:formula="of:=[.O102]/SUM([.$N102:.$O102])" office:value-type="float" office:value="0.41594456206346" calcext:value-type="float">
            <text:p>0.415944562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1-SUM([.D103:.M103])" office:value-type="float" office:value="0" calcext:value-type="float">
            <text:p>0</text:p>
          </table:table-cell>
          <table:table-cell table:formula="of:=IF(MOD(ROW(); 2)=MOD(COLUMN()+1;2); [.$Q103]*[.$Q103] + [.$Q103]*(1-[.$Q103])*[.R103]; [.$Q103]*(1-[.$Q103])*[.R103]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388898347155191" calcext:value-type="float">
            <text:p>0.3888983472</text:p>
          </table:table-cell>
          <table:table-cell table:formula="of:=RAND()" office:value-type="float" office:value="0.825055681518279" calcext:value-type="float">
            <text:p>0.8250556815</text:p>
          </table:table-cell>
          <table:table-cell/>
          <table:table-cell table:formula="of:=[.Q102]" office:value-type="float" office:value="1" calcext:value-type="float">
            <text:p>1</text:p>
          </table:table-cell>
          <table:table-cell table:formula="of:=[.N103]/SUM([.$N103:.$O103])" office:value-type="float" office:value="0.320356733426021" calcext:value-type="float">
            <text:p>0.3203567334</text:p>
          </table:table-cell>
          <table:table-cell table:formula="of:=[.O103]/SUM([.$N103:.$O103])" office:value-type="float" office:value="0.679643266573979" calcext:value-type="float">
            <text:p>0.679643266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RAND()" office:value-type="float" office:value="0.228986047557555" calcext:value-type="float">
            <text:p>0.2289860476</text:p>
          </table:table-cell>
          <table:table-cell table:formula="of:=RAND()" office:value-type="float" office:value="0.123748954501934" calcext:value-type="float">
            <text:p>0.1237489545</text:p>
          </table:table-cell>
          <table:table-cell table:number-columns-repeated="2"/>
          <table:table-cell table:formula="of:=[.N104]/SUM([.$N104:.$O104])" office:value-type="float" office:value="0.649173022865863" calcext:value-type="float">
            <text:p>0.6491730229</text:p>
          </table:table-cell>
          <table:table-cell table:formula="of:=[.O104]/SUM([.$N104:.$O104])" office:value-type="float" office:value="0.350826977134137" calcext:value-type="float">
            <text:p>0.350826977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.0330948071145411" calcext:value-type="float">
            <text:p>0.0330948071</text:p>
          </table:table-cell>
          <table:table-cell office:value-type="float" office:value="0.940578441889215" calcext:value-type="float">
            <text:p>0.9405784419</text:p>
          </table:table-cell>
          <table:table-cell office:value-type="float" office:value="0.0263267509962436" calcext:value-type="float">
            <text:p>0.026326751</text:p>
          </table:table-cell>
          <table:table-cell table:number-columns-repeated="7"/>
          <table:table-cell table:formula="of:=RAND()" office:value-type="float" office:value="0.112626795773394" calcext:value-type="float">
            <text:p>0.1126267958</text:p>
          </table:table-cell>
          <table:table-cell table:formula="of:=RAND()" office:value-type="float" office:value="0.979609213653021" calcext:value-type="float">
            <text:p>0.9796092137</text:p>
          </table:table-cell>
          <table:table-cell/>
          <table:table-cell table:formula="of:=[.Q104]+0.05" office:value-type="float" office:value="0.05" calcext:value-type="float">
            <text:p>0.05</text:p>
          </table:table-cell>
          <table:table-cell table:formula="of:=[.N105]/SUM([.$N105:.$O105])" office:value-type="float" office:value="0.10311580537666" calcext:value-type="float">
            <text:p>0.1031158054</text:p>
          </table:table-cell>
          <table:table-cell table:formula="of:=[.O105]/SUM([.$N105:.$O105])" office:value-type="float" office:value="0.89688419462334" calcext:value-type="float">
            <text:p>0.896884194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.0359720949586926" calcext:value-type="float">
            <text:p>0.035972095</text:p>
          </table:table-cell>
          <table:table-cell office:value-type="float" office:value="0.949426015318707" calcext:value-type="float">
            <text:p>0.9494260153</text:p>
          </table:table-cell>
          <table:table-cell office:value-type="float" office:value="0.0146018897226001" calcext:value-type="float">
            <text:p>0.0146018897</text:p>
          </table:table-cell>
          <table:table-cell table:number-columns-repeated="7"/>
          <table:table-cell table:formula="of:=RAND()" office:value-type="float" office:value="0.169044153182767" calcext:value-type="float">
            <text:p>0.1690441532</text:p>
          </table:table-cell>
          <table:table-cell table:formula="of:=RAND()" office:value-type="float" office:value="0.851799005991779" calcext:value-type="float">
            <text:p>0.851799006</text:p>
          </table:table-cell>
          <table:table-cell/>
          <table:table-cell table:formula="of:=[.Q105]" office:value-type="float" office:value="0.05" calcext:value-type="float">
            <text:p>0.05</text:p>
          </table:table-cell>
          <table:table-cell table:formula="of:=[.N106]/SUM([.$N106:.$O106])" office:value-type="float" office:value="0.165592678624066" calcext:value-type="float">
            <text:p>0.1655926786</text:p>
          </table:table-cell>
          <table:table-cell table:formula="of:=[.O106]/SUM([.$N106:.$O106])" office:value-type="float" office:value="0.834407321375934" calcext:value-type="float">
            <text:p>0.834407321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0.0273049077703038" calcext:value-type="float">
            <text:p>0.0273049078</text:p>
          </table:table-cell>
          <table:table-cell office:value-type="float" office:value="0.899354375086405" calcext:value-type="float">
            <text:p>0.8993543751</text:p>
          </table:table-cell>
          <table:table-cell office:value-type="float" office:value="0.0733407171432911" calcext:value-type="float">
            <text:p>0.0733407171</text:p>
          </table:table-cell>
          <table:table-cell table:number-columns-repeated="7"/>
          <table:table-cell table:formula="of:=RAND()" office:value-type="float" office:value="0.232350959326141" calcext:value-type="float">
            <text:p>0.2323509593</text:p>
          </table:table-cell>
          <table:table-cell table:formula="of:=RAND()" office:value-type="float" office:value="0.154239554307424" calcext:value-type="float">
            <text:p>0.1542395543</text:p>
          </table:table-cell>
          <table:table-cell/>
          <table:table-cell table:formula="of:=[.Q106]+0.05" office:value-type="float" office:value="0.1" calcext:value-type="float">
            <text:p>0.1</text:p>
          </table:table-cell>
          <table:table-cell table:formula="of:=[.N107]/SUM([.$N107:.$O107])" office:value-type="float" office:value="0.601026024002177" calcext:value-type="float">
            <text:p>0.601026024</text:p>
          </table:table-cell>
          <table:table-cell table:formula="of:=[.O107]/SUM([.$N107:.$O107])" office:value-type="float" office:value="0.398973975997823" calcext:value-type="float">
            <text:p>0.39897397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.0861394235106343" calcext:value-type="float">
            <text:p>0.0861394235</text:p>
          </table:table-cell>
          <table:table-cell office:value-type="float" office:value="0.8841757749909" calcext:value-type="float">
            <text:p>0.884175775</text:p>
          </table:table-cell>
          <table:table-cell office:value-type="float" office:value="0.0296848014984659" calcext:value-type="float">
            <text:p>0.0296848015</text:p>
          </table:table-cell>
          <table:table-cell table:number-columns-repeated="7"/>
          <table:table-cell table:formula="of:=RAND()" office:value-type="float" office:value="0.0130227078916505" calcext:value-type="float">
            <text:p>0.0130227079</text:p>
          </table:table-cell>
          <table:table-cell table:formula="of:=RAND()" office:value-type="float" office:value="0.380783533793874" calcext:value-type="float">
            <text:p>0.3807835338</text:p>
          </table:table-cell>
          <table:table-cell/>
          <table:table-cell table:formula="of:=[.Q107]" office:value-type="float" office:value="0.1" calcext:value-type="float">
            <text:p>0.1</text:p>
          </table:table-cell>
          <table:table-cell table:formula="of:=[.N108]/SUM([.$N108:.$O108])" office:value-type="float" office:value="0.0330688204328915" calcext:value-type="float">
            <text:p>0.0330688204</text:p>
          </table:table-cell>
          <table:table-cell table:formula="of:=[.O108]/SUM([.$N108:.$O108])" office:value-type="float" office:value="0.966931179567109" calcext:value-type="float">
            <text:p>0.966931179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.0760730518457984" calcext:value-type="float">
            <text:p>0.0760730518</text:p>
          </table:table-cell>
          <table:table-cell office:value-type="float" office:value="0.872983129323091" calcext:value-type="float">
            <text:p>0.8729831293</text:p>
          </table:table-cell>
          <table:table-cell office:value-type="float" office:value="0.0509438188311103" calcext:value-type="float">
            <text:p>0.0509438188</text:p>
          </table:table-cell>
          <table:table-cell table:number-columns-repeated="7"/>
          <table:table-cell table:formula="of:=RAND()" office:value-type="float" office:value="0.77629922342021" calcext:value-type="float">
            <text:p>0.7762992234</text:p>
          </table:table-cell>
          <table:table-cell table:formula="of:=RAND()" office:value-type="float" office:value="0.443482261965983" calcext:value-type="float">
            <text:p>0.443482262</text:p>
          </table:table-cell>
          <table:table-cell/>
          <table:table-cell table:formula="of:=[.Q108]+0.05" office:value-type="float" office:value="0.15" calcext:value-type="float">
            <text:p>0.15</text:p>
          </table:table-cell>
          <table:table-cell table:formula="of:=[.N109]/SUM([.$N109:.$O109])" office:value-type="float" office:value="0.636424829136038" calcext:value-type="float">
            <text:p>0.6364248291</text:p>
          </table:table-cell>
          <table:table-cell table:formula="of:=[.O109]/SUM([.$N109:.$O109])" office:value-type="float" office:value="0.363575170863962" calcext:value-type="float">
            <text:p>0.363575170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0.0395493920148912" calcext:value-type="float">
            <text:p>0.039549392</text:p>
          </table:table-cell>
          <table:table-cell office:value-type="float" office:value="0.890035872568729" calcext:value-type="float">
            <text:p>0.8900358726</text:p>
          </table:table-cell>
          <table:table-cell office:value-type="float" office:value="0.0704147354163797" calcext:value-type="float">
            <text:p>0.0704147354</text:p>
          </table:table-cell>
          <table:table-cell table:number-columns-repeated="7"/>
          <table:table-cell table:formula="of:=RAND()" office:value-type="float" office:value="0.120649217278697" calcext:value-type="float">
            <text:p>0.1206492173</text:p>
          </table:table-cell>
          <table:table-cell table:formula="of:=RAND()" office:value-type="float" office:value="0.529357177088968" calcext:value-type="float">
            <text:p>0.5293571771</text:p>
          </table:table-cell>
          <table:table-cell/>
          <table:table-cell table:formula="of:=[.Q109]" office:value-type="float" office:value="0.15" calcext:value-type="float">
            <text:p>0.15</text:p>
          </table:table-cell>
          <table:table-cell table:formula="of:=[.N110]/SUM([.$N110:.$O110])" office:value-type="float" office:value="0.185612354469321" calcext:value-type="float">
            <text:p>0.1856123545</text:p>
          </table:table-cell>
          <table:table-cell table:formula="of:=[.O110]/SUM([.$N110:.$O110])" office:value-type="float" office:value="0.814387645530679" calcext:value-type="float">
            <text:p>0.814387645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0.0498900956173437" calcext:value-type="float">
            <text:p>0.0498900956</text:p>
          </table:table-cell>
          <table:table-cell office:value-type="float" office:value="0.817872972747778" calcext:value-type="float">
            <text:p>0.8178729727</text:p>
          </table:table-cell>
          <table:table-cell office:value-type="float" office:value="0.132236931634878" calcext:value-type="float">
            <text:p>0.1322369316</text:p>
          </table:table-cell>
          <table:table-cell table:number-columns-repeated="7"/>
          <table:table-cell table:formula="of:=RAND()" office:value-type="float" office:value="0.832151215639897" calcext:value-type="float">
            <text:p>0.8321512156</text:p>
          </table:table-cell>
          <table:table-cell table:formula="of:=RAND()" office:value-type="float" office:value="0.959091878845356" calcext:value-type="float">
            <text:p>0.9590918788</text:p>
          </table:table-cell>
          <table:table-cell/>
          <table:table-cell table:formula="of:=[.Q110]+0.05" office:value-type="float" office:value="0.2" calcext:value-type="float">
            <text:p>0.2</text:p>
          </table:table-cell>
          <table:table-cell table:formula="of:=[.N111]/SUM([.$N111:.$O111])" office:value-type="float" office:value="0.464566321680102" calcext:value-type="float">
            <text:p>0.4645663217</text:p>
          </table:table-cell>
          <table:table-cell table:formula="of:=[.O111]/SUM([.$N111:.$O111])" office:value-type="float" office:value="0.535433678319898" calcext:value-type="float">
            <text:p>0.535433678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0.129420114781323" calcext:value-type="float">
            <text:p>0.1294201148</text:p>
          </table:table-cell>
          <table:table-cell office:value-type="float" office:value="0.803634507599657" calcext:value-type="float">
            <text:p>0.8036345076</text:p>
          </table:table-cell>
          <table:table-cell office:value-type="float" office:value="0.0669453776190205" calcext:value-type="float">
            <text:p>0.0669453776</text:p>
          </table:table-cell>
          <table:table-cell table:number-columns-repeated="7"/>
          <table:table-cell table:formula="of:=RAND()" office:value-type="float" office:value="0.0230292194755748" calcext:value-type="float">
            <text:p>0.0230292195</text:p>
          </table:table-cell>
          <table:table-cell table:formula="of:=RAND()" office:value-type="float" office:value="0.0459368160227314" calcext:value-type="float">
            <text:p>0.045936816</text:p>
          </table:table-cell>
          <table:table-cell/>
          <table:table-cell table:formula="of:=[.Q111]" office:value-type="float" office:value="0.2" calcext:value-type="float">
            <text:p>0.2</text:p>
          </table:table-cell>
          <table:table-cell table:formula="of:=[.N112]/SUM([.$N112:.$O112])" office:value-type="float" office:value="0.3339211730699" calcext:value-type="float">
            <text:p>0.3339211731</text:p>
          </table:table-cell>
          <table:table-cell table:formula="of:=[.O112]/SUM([.$N112:.$O112])" office:value-type="float" office:value="0.666078826930099" calcext:value-type="float">
            <text:p>0.666078826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0.0840927852045928" calcext:value-type="float">
            <text:p>0.0840927852</text:p>
          </table:table-cell>
          <table:table-cell office:value-type="float" office:value="0.690767523370022" calcext:value-type="float">
            <text:p>0.6907675234</text:p>
          </table:table-cell>
          <table:table-cell office:value-type="float" office:value="0.225139691425385" calcext:value-type="float">
            <text:p>0.2251396914</text:p>
          </table:table-cell>
          <table:table-cell table:number-columns-repeated="7"/>
          <table:table-cell table:formula="of:=RAND()" office:value-type="float" office:value="0.72218029468786" calcext:value-type="float">
            <text:p>0.7221802947</text:p>
          </table:table-cell>
          <table:table-cell table:formula="of:=RAND()" office:value-type="float" office:value="0.666414765524678" calcext:value-type="float">
            <text:p>0.6664147655</text:p>
          </table:table-cell>
          <table:table-cell/>
          <table:table-cell table:formula="of:=[.Q112]+0.05" office:value-type="float" office:value="0.25" calcext:value-type="float">
            <text:p>0.25</text:p>
          </table:table-cell>
          <table:table-cell table:formula="of:=[.N113]/SUM([.$N113:.$O113])" office:value-type="float" office:value="0.520079838522055" calcext:value-type="float">
            <text:p>0.5200798385</text:p>
          </table:table-cell>
          <table:table-cell table:formula="of:=[.O113]/SUM([.$N113:.$O113])" office:value-type="float" office:value="0.479920161477945" calcext:value-type="float">
            <text:p>0.479920161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0.173673996075985" calcext:value-type="float">
            <text:p>0.1736739961</text:p>
          </table:table-cell>
          <table:table-cell office:value-type="float" office:value="0.6473332789133" calcext:value-type="float">
            <text:p>0.6473332789</text:p>
          </table:table-cell>
          <table:table-cell office:value-type="float" office:value="0.178992725010715" calcext:value-type="float">
            <text:p>0.178992725</text:p>
          </table:table-cell>
          <table:table-cell table:number-columns-repeated="7"/>
          <table:table-cell table:formula="of:=RAND()" office:value-type="float" office:value="0.833227168419398" calcext:value-type="float">
            <text:p>0.8332271684</text:p>
          </table:table-cell>
          <table:table-cell table:formula="of:=RAND()" office:value-type="float" office:value="0.203259552945383" calcext:value-type="float">
            <text:p>0.2032595529</text:p>
          </table:table-cell>
          <table:table-cell/>
          <table:table-cell table:formula="of:=[.Q113]" office:value-type="float" office:value="0.25" calcext:value-type="float">
            <text:p>0.25</text:p>
          </table:table-cell>
          <table:table-cell table:formula="of:=[.N114]/SUM([.$N114:.$O114])" office:value-type="float" office:value="0.803895651767016" calcext:value-type="float">
            <text:p>0.8038956518</text:p>
          </table:table-cell>
          <table:table-cell table:formula="of:=[.O114]/SUM([.$N114:.$O114])" office:value-type="float" office:value="0.196104348232984" calcext:value-type="float">
            <text:p>0.196104348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.20510580079031" calcext:value-type="float">
            <text:p>0.2051058008</text:p>
          </table:table-cell>
          <table:table-cell office:value-type="float" office:value="0.519055642707044" calcext:value-type="float">
            <text:p>0.5190556427</text:p>
          </table:table-cell>
          <table:table-cell office:value-type="float" office:value="0.275838556502646" calcext:value-type="float">
            <text:p>0.2758385565</text:p>
          </table:table-cell>
          <table:table-cell table:number-columns-repeated="7"/>
          <table:table-cell table:formula="of:=RAND()" office:value-type="float" office:value="0.209509318578057" calcext:value-type="float">
            <text:p>0.2095093186</text:p>
          </table:table-cell>
          <table:table-cell table:formula="of:=RAND()" office:value-type="float" office:value="0.152273499057628" calcext:value-type="float">
            <text:p>0.1522734991</text:p>
          </table:table-cell>
          <table:table-cell/>
          <table:table-cell table:formula="of:=[.Q114]+0.05" office:value-type="float" office:value="0.3" calcext:value-type="float">
            <text:p>0.3</text:p>
          </table:table-cell>
          <table:table-cell table:formula="of:=[.N115]/SUM([.$N115:.$O115])" office:value-type="float" office:value="0.579102456958121" calcext:value-type="float">
            <text:p>0.579102457</text:p>
          </table:table-cell>
          <table:table-cell table:formula="of:=[.O115]/SUM([.$N115:.$O115])" office:value-type="float" office:value="0.420897543041879" calcext:value-type="float">
            <text:p>0.42089754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0.1614026841617" calcext:value-type="float">
            <text:p>0.1614026842</text:p>
          </table:table-cell>
          <table:table-cell office:value-type="float" office:value="0.678059899292148" calcext:value-type="float">
            <text:p>0.6780598993</text:p>
          </table:table-cell>
          <table:table-cell office:value-type="float" office:value="0.160537416546152" calcext:value-type="float">
            <text:p>0.1605374165</text:p>
          </table:table-cell>
          <table:table-cell table:number-columns-repeated="7"/>
          <table:table-cell table:formula="of:=RAND()" office:value-type="float" office:value="0.19985950703267" calcext:value-type="float">
            <text:p>0.199859507</text:p>
          </table:table-cell>
          <table:table-cell table:formula="of:=RAND()" office:value-type="float" office:value="0.558311094879173" calcext:value-type="float">
            <text:p>0.5583110949</text:p>
          </table:table-cell>
          <table:table-cell/>
          <table:table-cell table:formula="of:=[.Q115]" office:value-type="float" office:value="0.3" calcext:value-type="float">
            <text:p>0.3</text:p>
          </table:table-cell>
          <table:table-cell table:formula="of:=[.N116]/SUM([.$N116:.$O116])" office:value-type="float" office:value="0.263607566065861" calcext:value-type="float">
            <text:p>0.2636075661</text:p>
          </table:table-cell>
          <table:table-cell table:formula="of:=[.O116]/SUM([.$N116:.$O116])" office:value-type="float" office:value="0.736392433934139" calcext:value-type="float">
            <text:p>0.736392433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.158520110840718" calcext:value-type="float">
            <text:p>0.1585201108</text:p>
          </table:table-cell>
          <table:table-cell office:value-type="float" office:value="0.596049260063392" calcext:value-type="float">
            <text:p>0.5960492601</text:p>
          </table:table-cell>
          <table:table-cell office:value-type="float" office:value="0.24543062909589" calcext:value-type="float">
            <text:p>0.2454306291</text:p>
          </table:table-cell>
          <table:table-cell table:number-columns-repeated="7"/>
          <table:table-cell table:formula="of:=RAND()" office:value-type="float" office:value="0.728239050484262" calcext:value-type="float">
            <text:p>0.7282390505</text:p>
          </table:table-cell>
          <table:table-cell table:formula="of:=RAND()" office:value-type="float" office:value="0.563241660012864" calcext:value-type="float">
            <text:p>0.56324166</text:p>
          </table:table-cell>
          <table:table-cell/>
          <table:table-cell table:formula="of:=[.Q116]+0.05" office:value-type="float" office:value="0.35" calcext:value-type="float">
            <text:p>0.35</text:p>
          </table:table-cell>
          <table:table-cell table:formula="of:=[.N117]/SUM([.$N117:.$O117])" office:value-type="float" office:value="0.563879154032385" calcext:value-type="float">
            <text:p>0.563879154</text:p>
          </table:table-cell>
          <table:table-cell table:formula="of:=[.O117]/SUM([.$N117:.$O117])" office:value-type="float" office:value="0.436120845967615" calcext:value-type="float">
            <text:p>0.43612084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0.26287583932334" calcext:value-type="float">
            <text:p>0.2628758393</text:p>
          </table:table-cell>
          <table:table-cell office:value-type="float" office:value="0.517662501006368" calcext:value-type="float">
            <text:p>0.517662501</text:p>
          </table:table-cell>
          <table:table-cell office:value-type="float" office:value="0.219461659670292" calcext:value-type="float">
            <text:p>0.2194616597</text:p>
          </table:table-cell>
          <table:table-cell table:number-columns-repeated="7"/>
          <table:table-cell table:formula="of:=RAND()" office:value-type="float" office:value="0.337136062909849" calcext:value-type="float">
            <text:p>0.3371360629</text:p>
          </table:table-cell>
          <table:table-cell table:formula="of:=RAND()" office:value-type="float" office:value="0.18168013531249" calcext:value-type="float">
            <text:p>0.1816801353</text:p>
          </table:table-cell>
          <table:table-cell/>
          <table:table-cell table:formula="of:=[.Q117]" office:value-type="float" office:value="0.35" calcext:value-type="float">
            <text:p>0.35</text:p>
          </table:table-cell>
          <table:table-cell table:formula="of:=[.N118]/SUM([.$N118:.$O118])" office:value-type="float" office:value="0.649817920228792" calcext:value-type="float">
            <text:p>0.6498179202</text:p>
          </table:table-cell>
          <table:table-cell table:formula="of:=[.O118]/SUM([.$N118:.$O118])" office:value-type="float" office:value="0.350182079771208" calcext:value-type="float">
            <text:p>0.350182079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0.227346515807657" calcext:value-type="float">
            <text:p>0.2273465158</text:p>
          </table:table-cell>
          <table:table-cell office:value-type="float" office:value="0.475134799684687" calcext:value-type="float">
            <text:p>0.4751347997</text:p>
          </table:table-cell>
          <table:table-cell office:value-type="float" office:value="0.297518684507656" calcext:value-type="float">
            <text:p>0.2975186845</text:p>
          </table:table-cell>
          <table:table-cell table:number-columns-repeated="7"/>
          <table:table-cell table:formula="of:=RAND()" office:value-type="float" office:value="0.916336961905472" calcext:value-type="float">
            <text:p>0.9163369619</text:p>
          </table:table-cell>
          <table:table-cell table:formula="of:=RAND()" office:value-type="float" office:value="0.878956809290685" calcext:value-type="float">
            <text:p>0.8789568093</text:p>
          </table:table-cell>
          <table:table-cell/>
          <table:table-cell table:formula="of:=[.Q118]+0.05" office:value-type="float" office:value="0.4" calcext:value-type="float">
            <text:p>0.4</text:p>
          </table:table-cell>
          <table:table-cell table:formula="of:=[.N119]/SUM([.$N119:.$O119])" office:value-type="float" office:value="0.510410594971842" calcext:value-type="float">
            <text:p>0.510410595</text:p>
          </table:table-cell>
          <table:table-cell table:formula="of:=[.O119]/SUM([.$N119:.$O119])" office:value-type="float" office:value="0.489589405028158" calcext:value-type="float">
            <text:p>0.48958940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0.264794223446175" calcext:value-type="float">
            <text:p>0.2647942234</text:p>
          </table:table-cell>
          <table:table-cell office:value-type="float" office:value="0.588228480353793" calcext:value-type="float">
            <text:p>0.5882284804</text:p>
          </table:table-cell>
          <table:table-cell office:value-type="float" office:value="0.146977296200032" calcext:value-type="float">
            <text:p>0.1469772962</text:p>
          </table:table-cell>
          <table:table-cell table:number-columns-repeated="7"/>
          <table:table-cell table:formula="of:=RAND()" office:value-type="float" office:value="0.105163996689953" calcext:value-type="float">
            <text:p>0.1051639967</text:p>
          </table:table-cell>
          <table:table-cell table:formula="of:=RAND()" office:value-type="float" office:value="0.0516644698800519" calcext:value-type="float">
            <text:p>0.0516644699</text:p>
          </table:table-cell>
          <table:table-cell/>
          <table:table-cell table:formula="of:=[.Q119]" office:value-type="float" office:value="0.4" calcext:value-type="float">
            <text:p>0.4</text:p>
          </table:table-cell>
          <table:table-cell table:formula="of:=[.N120]/SUM([.$N120:.$O120])" office:value-type="float" office:value="0.670567014968612" calcext:value-type="float">
            <text:p>0.670567015</text:p>
          </table:table-cell>
          <table:table-cell table:formula="of:=[.O120]/SUM([.$N120:.$O120])" office:value-type="float" office:value="0.329432985031388" calcext:value-type="float">
            <text:p>0.32943298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.173974712802458" calcext:value-type="float">
            <text:p>0.1739747128</text:p>
          </table:table-cell>
          <table:table-cell office:value-type="float" office:value="0.489866261229443" calcext:value-type="float">
            <text:p>0.4898662612</text:p>
          </table:table-cell>
          <table:table-cell office:value-type="float" office:value="0.336159025968099" calcext:value-type="float">
            <text:p>0.336159026</text:p>
          </table:table-cell>
          <table:table-cell table:number-columns-repeated="7"/>
          <table:table-cell table:formula="of:=RAND()" office:value-type="float" office:value="0.77655953716021" calcext:value-type="float">
            <text:p>0.7765595372</text:p>
          </table:table-cell>
          <table:table-cell table:formula="of:=RAND()" office:value-type="float" office:value="0.548427885980345" calcext:value-type="float">
            <text:p>0.548427886</text:p>
          </table:table-cell>
          <table:table-cell/>
          <table:table-cell table:formula="of:=[.Q120]+0.05" office:value-type="float" office:value="0.45" calcext:value-type="float">
            <text:p>0.45</text:p>
          </table:table-cell>
          <table:table-cell table:formula="of:=[.N121]/SUM([.$N121:.$O121])" office:value-type="float" office:value="0.586088232686441" calcext:value-type="float">
            <text:p>0.5860882327</text:p>
          </table:table-cell>
          <table:table-cell table:formula="of:=[.O121]/SUM([.$N121:.$O121])" office:value-type="float" office:value="0.413911767313559" calcext:value-type="float">
            <text:p>0.413911767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0.34938842723999" calcext:value-type="float">
            <text:p>0.3493884272</text:p>
          </table:table-cell>
          <table:table-cell office:value-type="float" office:value="0.557931068629908" calcext:value-type="float">
            <text:p>0.5579310686</text:p>
          </table:table-cell>
          <table:table-cell office:value-type="float" office:value="0.0926805041301016" calcext:value-type="float">
            <text:p>0.0926805041</text:p>
          </table:table-cell>
          <table:table-cell table:number-columns-repeated="7"/>
          <table:table-cell table:formula="of:=RAND()" office:value-type="float" office:value="0.855052503640763" calcext:value-type="float">
            <text:p>0.8550525036</text:p>
          </table:table-cell>
          <table:table-cell table:formula="of:=RAND()" office:value-type="float" office:value="0.768537326832302" calcext:value-type="float">
            <text:p>0.7685373268</text:p>
          </table:table-cell>
          <table:table-cell/>
          <table:table-cell table:formula="of:=[.Q121]" office:value-type="float" office:value="0.45" calcext:value-type="float">
            <text:p>0.45</text:p>
          </table:table-cell>
          <table:table-cell table:formula="of:=[.N122]/SUM([.$N122:.$O122])" office:value-type="float" office:value="0.526643175260359" calcext:value-type="float">
            <text:p>0.5266431753</text:p>
          </table:table-cell>
          <table:table-cell table:formula="of:=[.O122]/SUM([.$N122:.$O122])" office:value-type="float" office:value="0.473356824739641" calcext:value-type="float">
            <text:p>0.473356824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.180483025696521" calcext:value-type="float">
            <text:p>0.1804830257</text:p>
          </table:table-cell>
          <table:table-cell office:value-type="float" office:value="0.500922569106456" calcext:value-type="float">
            <text:p>0.5009225691</text:p>
          </table:table-cell>
          <table:table-cell office:value-type="float" office:value="0.318594405197023" calcext:value-type="float">
            <text:p>0.3185944052</text:p>
          </table:table-cell>
          <table:table-cell table:number-columns-repeated="7"/>
          <table:table-cell table:formula="of:=RAND()" office:value-type="float" office:value="0.094629941158928" calcext:value-type="float">
            <text:p>0.0946299412</text:p>
          </table:table-cell>
          <table:table-cell table:formula="of:=RAND()" office:value-type="float" office:value="0.911731360596605" calcext:value-type="float">
            <text:p>0.9117313606</text:p>
          </table:table-cell>
          <table:table-cell/>
          <table:table-cell table:formula="of:=[.Q122]+0.05" office:value-type="float" office:value="0.5" calcext:value-type="float">
            <text:p>0.5</text:p>
          </table:table-cell>
          <table:table-cell table:formula="of:=[.N123]/SUM([.$N123:.$O123])" office:value-type="float" office:value="0.0940317766530292" calcext:value-type="float">
            <text:p>0.0940317767</text:p>
          </table:table-cell>
          <table:table-cell table:formula="of:=[.O123]/SUM([.$N123:.$O123])" office:value-type="float" office:value="0.905968223346971" calcext:value-type="float">
            <text:p>0.905968223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.353238096983173" calcext:value-type="float">
            <text:p>0.353238097</text:p>
          </table:table-cell>
          <table:table-cell office:value-type="float" office:value="0.416737716870009" calcext:value-type="float">
            <text:p>0.4167377169</text:p>
          </table:table-cell>
          <table:table-cell office:value-type="float" office:value="0.230024186146818" calcext:value-type="float">
            <text:p>0.2300241861</text:p>
          </table:table-cell>
          <table:table-cell table:number-columns-repeated="7"/>
          <table:table-cell table:formula="of:=RAND()" office:value-type="float" office:value="0.627080042730086" calcext:value-type="float">
            <text:p>0.6270800427</text:p>
          </table:table-cell>
          <table:table-cell table:formula="of:=RAND()" office:value-type="float" office:value="0.186841161106713" calcext:value-type="float">
            <text:p>0.1868411611</text:p>
          </table:table-cell>
          <table:table-cell/>
          <table:table-cell table:formula="of:=[.Q123]" office:value-type="float" office:value="0.5" calcext:value-type="float">
            <text:p>0.5</text:p>
          </table:table-cell>
          <table:table-cell table:formula="of:=[.N124]/SUM([.$N124:.$O124])" office:value-type="float" office:value="0.770443182674257" calcext:value-type="float">
            <text:p>0.7704431827</text:p>
          </table:table-cell>
          <table:table-cell table:formula="of:=[.O124]/SUM([.$N124:.$O124])" office:value-type="float" office:value="0.229556817325743" calcext:value-type="float">
            <text:p>0.229556817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0.0793621685084725" calcext:value-type="float">
            <text:p>0.0793621685</text:p>
          </table:table-cell>
          <table:table-cell office:value-type="float" office:value="0.56080248009088" calcext:value-type="float">
            <text:p>0.5608024801</text:p>
          </table:table-cell>
          <table:table-cell office:value-type="float" office:value="0.359835351400648" calcext:value-type="float">
            <text:p>0.3598353514</text:p>
          </table:table-cell>
          <table:table-cell table:number-columns-repeated="7"/>
          <table:table-cell table:formula="of:=RAND()" office:value-type="float" office:value="0.0738769985036925" calcext:value-type="float">
            <text:p>0.0738769985</text:p>
          </table:table-cell>
          <table:table-cell table:formula="of:=RAND()" office:value-type="float" office:value="0.648220661445521" calcext:value-type="float">
            <text:p>0.6482206614</text:p>
          </table:table-cell>
          <table:table-cell/>
          <table:table-cell table:formula="of:=[.Q124]+0.05" office:value-type="float" office:value="0.55" calcext:value-type="float">
            <text:p>0.55</text:p>
          </table:table-cell>
          <table:table-cell table:formula="of:=[.N125]/SUM([.$N125:.$O125])" office:value-type="float" office:value="0.102308873994812" calcext:value-type="float">
            <text:p>0.102308874</text:p>
          </table:table-cell>
          <table:table-cell table:formula="of:=[.O125]/SUM([.$N125:.$O125])" office:value-type="float" office:value="0.897691126005188" calcext:value-type="float">
            <text:p>0.89769112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.370820229880617" calcext:value-type="float">
            <text:p>0.3708202299</text:p>
          </table:table-cell>
          <table:table-cell office:value-type="float" office:value="0.49319388160283" calcext:value-type="float">
            <text:p>0.4931938816</text:p>
          </table:table-cell>
          <table:table-cell office:value-type="float" office:value="0.135985888516554" calcext:value-type="float">
            <text:p>0.1359858885</text:p>
          </table:table-cell>
          <table:table-cell table:number-columns-repeated="7"/>
          <table:table-cell table:formula="of:=RAND()" office:value-type="float" office:value="0.0295013446593657" calcext:value-type="float">
            <text:p>0.0295013447</text:p>
          </table:table-cell>
          <table:table-cell table:formula="of:=RAND()" office:value-type="float" office:value="0.212603695108555" calcext:value-type="float">
            <text:p>0.2126036951</text:p>
          </table:table-cell>
          <table:table-cell/>
          <table:table-cell table:formula="of:=[.Q125]" office:value-type="float" office:value="0.55" calcext:value-type="float">
            <text:p>0.55</text:p>
          </table:table-cell>
          <table:table-cell table:formula="of:=[.N126]/SUM([.$N126:.$O126])" office:value-type="float" office:value="0.121853492548711" calcext:value-type="float">
            <text:p>0.1218534925</text:p>
          </table:table-cell>
          <table:table-cell table:formula="of:=[.O126]/SUM([.$N126:.$O126])" office:value-type="float" office:value="0.878146507451289" calcext:value-type="float">
            <text:p>0.878146507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.195449513276268" calcext:value-type="float">
            <text:p>0.1954495133</text:p>
          </table:table-cell>
          <table:table-cell office:value-type="float" office:value="0.302455298594873" calcext:value-type="float">
            <text:p>0.3024552986</text:p>
          </table:table-cell>
          <table:table-cell office:value-type="float" office:value="0.50209518812886" calcext:value-type="float">
            <text:p>0.5020951881</text:p>
          </table:table-cell>
          <table:table-cell table:number-columns-repeated="7"/>
          <table:table-cell table:formula="of:=RAND()" office:value-type="float" office:value="0.532246084301733" calcext:value-type="float">
            <text:p>0.5322460843</text:p>
          </table:table-cell>
          <table:table-cell table:formula="of:=RAND()" office:value-type="float" office:value="0.423267518286593" calcext:value-type="float">
            <text:p>0.4232675183</text:p>
          </table:table-cell>
          <table:table-cell/>
          <table:table-cell table:formula="of:=[.Q126]+0.05" office:value-type="float" office:value="0.6" calcext:value-type="float">
            <text:p>0.6</text:p>
          </table:table-cell>
          <table:table-cell table:formula="of:=[.N127]/SUM([.$N127:.$O127])" office:value-type="float" office:value="0.557026171956074" calcext:value-type="float">
            <text:p>0.557026172</text:p>
          </table:table-cell>
          <table:table-cell table:formula="of:=[.O127]/SUM([.$N127:.$O127])" office:value-type="float" office:value="0.442973828043926" calcext:value-type="float">
            <text:p>0.44297382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0.454774846848652" calcext:value-type="float">
            <text:p>0.4547748468</text:p>
          </table:table-cell>
          <table:table-cell office:value-type="float" office:value="0.332362138284051" calcext:value-type="float">
            <text:p>0.3323621383</text:p>
          </table:table-cell>
          <table:table-cell office:value-type="float" office:value="0.212863014867297" calcext:value-type="float">
            <text:p>0.2128630149</text:p>
          </table:table-cell>
          <table:table-cell table:number-columns-repeated="7"/>
          <table:table-cell table:formula="of:=RAND()" office:value-type="float" office:value="0.625976829207502" calcext:value-type="float">
            <text:p>0.6259768292</text:p>
          </table:table-cell>
          <table:table-cell table:formula="of:=RAND()" office:value-type="float" office:value="0.546814035740681" calcext:value-type="float">
            <text:p>0.5468140357</text:p>
          </table:table-cell>
          <table:table-cell/>
          <table:table-cell table:formula="of:=[.Q127]" office:value-type="float" office:value="0.6" calcext:value-type="float">
            <text:p>0.6</text:p>
          </table:table-cell>
          <table:table-cell table:formula="of:=[.N128]/SUM([.$N128:.$O128])" office:value-type="float" office:value="0.533749748498561" calcext:value-type="float">
            <text:p>0.5337497485</text:p>
          </table:table-cell>
          <table:table-cell table:formula="of:=[.O128]/SUM([.$N128:.$O128])" office:value-type="float" office:value="0.466250251501439" calcext:value-type="float">
            <text:p>0.46625025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124961235813795" calcext:value-type="float">
            <text:p>0.1249612358</text:p>
          </table:table-cell>
          <table:table-cell office:value-type="float" office:value="0.362123868315349" calcext:value-type="float">
            <text:p>0.3621238683</text:p>
          </table:table-cell>
          <table:table-cell office:value-type="float" office:value="0.512914895870856" calcext:value-type="float">
            <text:p>0.5129148959</text:p>
          </table:table-cell>
          <table:table-cell table:number-columns-repeated="7"/>
          <table:table-cell table:formula="of:=RAND()" office:value-type="float" office:value="0.839800967718475" calcext:value-type="float">
            <text:p>0.8398009677</text:p>
          </table:table-cell>
          <table:table-cell table:formula="of:=RAND()" office:value-type="float" office:value="0.591903908760287" calcext:value-type="float">
            <text:p>0.5919039088</text:p>
          </table:table-cell>
          <table:table-cell/>
          <table:table-cell table:formula="of:=[.Q128]+0.05" office:value-type="float" office:value="0.65" calcext:value-type="float">
            <text:p>0.65</text:p>
          </table:table-cell>
          <table:table-cell table:formula="of:=[.N129]/SUM([.$N129:.$O129])" office:value-type="float" office:value="0.58657407788115" calcext:value-type="float">
            <text:p>0.5865740779</text:p>
          </table:table-cell>
          <table:table-cell table:formula="of:=[.O129]/SUM([.$N129:.$O129])" office:value-type="float" office:value="0.413425922118851" calcext:value-type="float">
            <text:p>0.413425922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599492424389442" calcext:value-type="float">
            <text:p>0.5994924244</text:p>
          </table:table-cell>
          <table:table-cell office:value-type="float" office:value="0.255460902208058" calcext:value-type="float">
            <text:p>0.2554609022</text:p>
          </table:table-cell>
          <table:table-cell office:value-type="float" office:value="0.1450466734025" calcext:value-type="float">
            <text:p>0.1450466734</text:p>
          </table:table-cell>
          <table:table-cell table:number-columns-repeated="7"/>
          <table:table-cell table:formula="of:=RAND()" office:value-type="float" office:value="0.80890521814581" calcext:value-type="float">
            <text:p>0.8089052181</text:p>
          </table:table-cell>
          <table:table-cell table:formula="of:=RAND()" office:value-type="float" office:value="0.713945441995747" calcext:value-type="float">
            <text:p>0.713945442</text:p>
          </table:table-cell>
          <table:table-cell/>
          <table:table-cell table:formula="of:=[.Q129]" office:value-type="float" office:value="0.65" calcext:value-type="float">
            <text:p>0.65</text:p>
          </table:table-cell>
          <table:table-cell table:formula="of:=[.N130]/SUM([.$N130:.$O130])" office:value-type="float" office:value="0.53117829562527" calcext:value-type="float">
            <text:p>0.5311782956</text:p>
          </table:table-cell>
          <table:table-cell table:formula="of:=[.O130]/SUM([.$N130:.$O130])" office:value-type="float" office:value="0.46882170437473" calcext:value-type="float">
            <text:p>0.468821704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.201661342543094" calcext:value-type="float">
            <text:p>0.2016613425</text:p>
          </table:table-cell>
          <table:table-cell office:value-type="float" office:value="0.21218843117637" calcext:value-type="float">
            <text:p>0.2121884312</text:p>
          </table:table-cell>
          <table:table-cell office:value-type="float" office:value="0.586150226280535" calcext:value-type="float">
            <text:p>0.5861502263</text:p>
          </table:table-cell>
          <table:table-cell table:number-columns-repeated="7"/>
          <table:table-cell table:formula="of:=RAND()" office:value-type="float" office:value="0.202728632022627" calcext:value-type="float">
            <text:p>0.202728632</text:p>
          </table:table-cell>
          <table:table-cell table:formula="of:=RAND()" office:value-type="float" office:value="0.0672242651926354" calcext:value-type="float">
            <text:p>0.0672242652</text:p>
          </table:table-cell>
          <table:table-cell/>
          <table:table-cell table:formula="of:=[.Q130]+0.05" office:value-type="float" office:value="0.7" calcext:value-type="float">
            <text:p>0.7</text:p>
          </table:table-cell>
          <table:table-cell table:formula="of:=[.N131]/SUM([.$N131:.$O131])" office:value-type="float" office:value="0.750977796919029" calcext:value-type="float">
            <text:p>0.7509777969</text:p>
          </table:table-cell>
          <table:table-cell table:formula="of:=[.O131]/SUM([.$N131:.$O131])" office:value-type="float" office:value="0.249022203080971" calcext:value-type="float">
            <text:p>0.249022203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648640899800589" calcext:value-type="float">
            <text:p>0.6486408998</text:p>
          </table:table-cell>
          <table:table-cell office:value-type="float" office:value="0.317279128386247" calcext:value-type="float">
            <text:p>0.3172791284</text:p>
          </table:table-cell>
          <table:table-cell office:value-type="float" office:value="0.0340799718131635" calcext:value-type="float">
            <text:p>0.0340799718</text:p>
          </table:table-cell>
          <table:table-cell table:number-columns-repeated="7"/>
          <table:table-cell table:formula="of:=RAND()" office:value-type="float" office:value="0.238053867709823" calcext:value-type="float">
            <text:p>0.2380538677</text:p>
          </table:table-cell>
          <table:table-cell table:formula="of:=RAND()" office:value-type="float" office:value="0.28247668792028" calcext:value-type="float">
            <text:p>0.2824766879</text:p>
          </table:table-cell>
          <table:table-cell/>
          <table:table-cell table:formula="of:=[.Q131]" office:value-type="float" office:value="0.7" calcext:value-type="float">
            <text:p>0.7</text:p>
          </table:table-cell>
          <table:table-cell table:formula="of:=[.N132]/SUM([.$N132:.$O132])" office:value-type="float" office:value="0.457329286696068" calcext:value-type="float">
            <text:p>0.4573292867</text:p>
          </table:table-cell>
          <table:table-cell table:formula="of:=[.O132]/SUM([.$N132:.$O132])" office:value-type="float" office:value="0.542670713303932" calcext:value-type="float">
            <text:p>0.54267071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031478331629893" calcext:value-type="float">
            <text:p>0.0314783316</text:p>
          </table:table-cell>
          <table:table-cell office:value-type="float" office:value="0.265059660784789" calcext:value-type="float">
            <text:p>0.2650596608</text:p>
          </table:table-cell>
          <table:table-cell office:value-type="float" office:value="0.703462007585318" calcext:value-type="float">
            <text:p>0.7034620076</text:p>
          </table:table-cell>
          <table:table-cell table:number-columns-repeated="7"/>
          <table:table-cell table:formula="of:=RAND()" office:value-type="float" office:value="0.251079619512893" calcext:value-type="float">
            <text:p>0.2510796195</text:p>
          </table:table-cell>
          <table:table-cell table:formula="of:=RAND()" office:value-type="float" office:value="0.186427131411619" calcext:value-type="float">
            <text:p>0.1864271314</text:p>
          </table:table-cell>
          <table:table-cell/>
          <table:table-cell table:formula="of:=[.Q132]+0.05" office:value-type="float" office:value="0.75" calcext:value-type="float">
            <text:p>0.75</text:p>
          </table:table-cell>
          <table:table-cell table:formula="of:=[.N133]/SUM([.$N133:.$O133])" office:value-type="float" office:value="0.573887417696589" calcext:value-type="float">
            <text:p>0.5738874177</text:p>
          </table:table-cell>
          <table:table-cell table:formula="of:=[.O133]/SUM([.$N133:.$O133])" office:value-type="float" office:value="0.426112582303411" calcext:value-type="float">
            <text:p>0.426112582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59026283939258" calcext:value-type="float">
            <text:p>0.5902628394</text:p>
          </table:table-cell>
          <table:table-cell office:value-type="float" office:value="0.332495422523558" calcext:value-type="float">
            <text:p>0.3324954225</text:p>
          </table:table-cell>
          <table:table-cell office:value-type="float" office:value="0.0772417380838616" calcext:value-type="float">
            <text:p>0.0772417381</text:p>
          </table:table-cell>
          <table:table-cell table:number-columns-repeated="7"/>
          <table:table-cell table:formula="of:=RAND()" office:value-type="float" office:value="0.793405825854279" calcext:value-type="float">
            <text:p>0.7934058259</text:p>
          </table:table-cell>
          <table:table-cell table:formula="of:=RAND()" office:value-type="float" office:value="0.198437201208435" calcext:value-type="float">
            <text:p>0.1984372012</text:p>
          </table:table-cell>
          <table:table-cell/>
          <table:table-cell table:formula="of:=[.Q133]" office:value-type="float" office:value="0.75" calcext:value-type="float">
            <text:p>0.75</text:p>
          </table:table-cell>
          <table:table-cell table:formula="of:=[.N134]/SUM([.$N134:.$O134])" office:value-type="float" office:value="0.799930840068418" calcext:value-type="float">
            <text:p>0.7999308401</text:p>
          </table:table-cell>
          <table:table-cell table:formula="of:=[.O134]/SUM([.$N134:.$O134])" office:value-type="float" office:value="0.200069159931582" calcext:value-type="float">
            <text:p>0.200069159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.157992961917453" calcext:value-type="float">
            <text:p>0.1579929619</text:p>
          </table:table-cell>
          <table:table-cell office:value-type="float" office:value="0.0664283422886125" calcext:value-type="float">
            <text:p>0.0664283423</text:p>
          </table:table-cell>
          <table:table-cell office:value-type="float" office:value="0.775578695793934" calcext:value-type="float">
            <text:p>0.7755786958</text:p>
          </table:table-cell>
          <table:table-cell table:number-columns-repeated="7"/>
          <table:table-cell table:formula="of:=RAND()" office:value-type="float" office:value="0.186743081896566" calcext:value-type="float">
            <text:p>0.1867430819</text:p>
          </table:table-cell>
          <table:table-cell table:formula="of:=RAND()" office:value-type="float" office:value="0.088988522416912" calcext:value-type="float">
            <text:p>0.0889885224</text:p>
          </table:table-cell>
          <table:table-cell/>
          <table:table-cell table:formula="of:=[.Q134]+0.05" office:value-type="float" office:value="0.8" calcext:value-type="float">
            <text:p>0.8</text:p>
          </table:table-cell>
          <table:table-cell table:formula="of:=[.N135]/SUM([.$N135:.$O135])" office:value-type="float" office:value="0.677263973281273" calcext:value-type="float">
            <text:p>0.6772639733</text:p>
          </table:table-cell>
          <table:table-cell table:formula="of:=[.O135]/SUM([.$N135:.$O135])" office:value-type="float" office:value="0.322736026718727" calcext:value-type="float">
            <text:p>0.322736026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0.673266715861443" calcext:value-type="float">
            <text:p>0.6732667159</text:p>
          </table:table-cell>
          <table:table-cell office:value-type="float" office:value="0.242159343906626" calcext:value-type="float">
            <text:p>0.2421593439</text:p>
          </table:table-cell>
          <table:table-cell office:value-type="float" office:value="0.0845739402319307" calcext:value-type="float">
            <text:p>0.0845739402</text:p>
          </table:table-cell>
          <table:table-cell table:number-columns-repeated="7"/>
          <table:table-cell table:formula="of:=RAND()" office:value-type="float" office:value="0.42971470777411" calcext:value-type="float">
            <text:p>0.4297147078</text:p>
          </table:table-cell>
          <table:table-cell table:formula="of:=RAND()" office:value-type="float" office:value="0.450418205815367" calcext:value-type="float">
            <text:p>0.4504182058</text:p>
          </table:table-cell>
          <table:table-cell/>
          <table:table-cell table:formula="of:=[.Q135]" office:value-type="float" office:value="0.8" calcext:value-type="float">
            <text:p>0.8</text:p>
          </table:table-cell>
          <table:table-cell table:formula="of:=[.N136]/SUM([.$N136:.$O136])" office:value-type="float" office:value="0.488238425286914" calcext:value-type="float">
            <text:p>0.4882384253</text:p>
          </table:table-cell>
          <table:table-cell table:formula="of:=[.O136]/SUM([.$N136:.$O136])" office:value-type="float" office:value="0.511761574713086" calcext:value-type="float">
            <text:p>0.511761574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0.0736918520437331" calcext:value-type="float">
            <text:p>0.073691852</text:p>
          </table:table-cell>
          <table:table-cell office:value-type="float" office:value="0.13977205305155" calcext:value-type="float">
            <text:p>0.1397720531</text:p>
          </table:table-cell>
          <table:table-cell office:value-type="float" office:value="0.786536094904717" calcext:value-type="float">
            <text:p>0.7865360949</text:p>
          </table:table-cell>
          <table:table-cell table:number-columns-repeated="7"/>
          <table:table-cell table:formula="of:=RAND()" office:value-type="float" office:value="0.553096796968021" calcext:value-type="float">
            <text:p>0.553096797</text:p>
          </table:table-cell>
          <table:table-cell table:formula="of:=RAND()" office:value-type="float" office:value="0.805253578233533" calcext:value-type="float">
            <text:p>0.8052535782</text:p>
          </table:table-cell>
          <table:table-cell/>
          <table:table-cell table:formula="of:=[.Q136]+0.05" office:value-type="float" office:value="0.85" calcext:value-type="float">
            <text:p>0.85</text:p>
          </table:table-cell>
          <table:table-cell table:formula="of:=[.N137]/SUM([.$N137:.$O137])" office:value-type="float" office:value="0.407182717408939" calcext:value-type="float">
            <text:p>0.4071827174</text:p>
          </table:table-cell>
          <table:table-cell table:formula="of:=[.O137]/SUM([.$N137:.$O137])" office:value-type="float" office:value="0.592817282591061" calcext:value-type="float">
            <text:p>0.592817282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0.829695477383434" calcext:value-type="float">
            <text:p>0.8296954774</text:p>
          </table:table-cell>
          <table:table-cell office:value-type="float" office:value="0.0643291330541911" calcext:value-type="float">
            <text:p>0.0643291331</text:p>
          </table:table-cell>
          <table:table-cell office:value-type="float" office:value="0.105975389562375" calcext:value-type="float">
            <text:p>0.1059753896</text:p>
          </table:table-cell>
          <table:table-cell table:number-columns-repeated="7"/>
          <table:table-cell table:formula="of:=RAND()" office:value-type="float" office:value="0.969220685656183" calcext:value-type="float">
            <text:p>0.9692206857</text:p>
          </table:table-cell>
          <table:table-cell table:formula="of:=RAND()" office:value-type="float" office:value="0.0573353032814339" calcext:value-type="float">
            <text:p>0.0573353033</text:p>
          </table:table-cell>
          <table:table-cell/>
          <table:table-cell table:formula="of:=[.Q137]" office:value-type="float" office:value="0.85" calcext:value-type="float">
            <text:p>0.85</text:p>
          </table:table-cell>
          <table:table-cell table:formula="of:=[.N138]/SUM([.$N138:.$O138])" office:value-type="float" office:value="0.944147904352718" calcext:value-type="float">
            <text:p>0.9441479044</text:p>
          </table:table-cell>
          <table:table-cell table:formula="of:=[.O138]/SUM([.$N138:.$O138])" office:value-type="float" office:value="0.055852095647282" calcext:value-type="float">
            <text:p>0.055852095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.0546545450263699" calcext:value-type="float">
            <text:p>0.054654545</text:p>
          </table:table-cell>
          <table:table-cell office:value-type="float" office:value="0.0948703840978534" calcext:value-type="float">
            <text:p>0.0948703841</text:p>
          </table:table-cell>
          <table:table-cell office:value-type="float" office:value="0.850475070875777" calcext:value-type="float">
            <text:p>0.8504750709</text:p>
          </table:table-cell>
          <table:table-cell table:number-columns-repeated="7"/>
          <table:table-cell table:formula="of:=RAND()" office:value-type="float" office:value="0.462561701075174" calcext:value-type="float">
            <text:p>0.4625617011</text:p>
          </table:table-cell>
          <table:table-cell table:formula="of:=RAND()" office:value-type="float" office:value="0.336811461602338" calcext:value-type="float">
            <text:p>0.3368114616</text:p>
          </table:table-cell>
          <table:table-cell/>
          <table:table-cell table:formula="of:=[.Q138]+0.05" office:value-type="float" office:value="0.9" calcext:value-type="float">
            <text:p>0.9</text:p>
          </table:table-cell>
          <table:table-cell table:formula="of:=[.N139]/SUM([.$N139:.$O139])" office:value-type="float" office:value="0.578655529947762" calcext:value-type="float">
            <text:p>0.5786555299</text:p>
          </table:table-cell>
          <table:table-cell table:formula="of:=[.O139]/SUM([.$N139:.$O139])" office:value-type="float" office:value="0.421344470052238" calcext:value-type="float">
            <text:p>0.421344470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0.839499202457836" calcext:value-type="float">
            <text:p>0.8394992025</text:p>
          </table:table-cell>
          <table:table-cell office:value-type="float" office:value="0.102601840979724" calcext:value-type="float">
            <text:p>0.102601841</text:p>
          </table:table-cell>
          <table:table-cell office:value-type="float" office:value="0.0578989565624401" calcext:value-type="float">
            <text:p>0.0578989566</text:p>
          </table:table-cell>
          <table:table-cell table:number-columns-repeated="7"/>
          <table:table-cell table:formula="of:=RAND()" office:value-type="float" office:value="0.990512909716927" calcext:value-type="float">
            <text:p>0.9905129097</text:p>
          </table:table-cell>
          <table:table-cell table:formula="of:=RAND()" office:value-type="float" office:value="0.0296298555331305" calcext:value-type="float">
            <text:p>0.0296298555</text:p>
          </table:table-cell>
          <table:table-cell/>
          <table:table-cell table:formula="of:=[.Q139]" office:value-type="float" office:value="0.9" calcext:value-type="float">
            <text:p>0.9</text:p>
          </table:table-cell>
          <table:table-cell table:formula="of:=[.N140]/SUM([.$N140:.$O140])" office:value-type="float" office:value="0.970955187310604" calcext:value-type="float">
            <text:p>0.9709551873</text:p>
          </table:table-cell>
          <table:table-cell table:formula="of:=[.O140]/SUM([.$N140:.$O140])" office:value-type="float" office:value="0.0290448126893961" calcext:value-type="float">
            <text:p>0.029044812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0.00429245124964862" calcext:value-type="float">
            <text:p>0.0042924512</text:p>
          </table:table-cell>
          <table:table-cell office:value-type="float" office:value="0.0909404657339653" calcext:value-type="float">
            <text:p>0.0909404657</text:p>
          </table:table-cell>
          <table:table-cell office:value-type="float" office:value="0.904767083016386" calcext:value-type="float">
            <text:p>0.904767083</text:p>
          </table:table-cell>
          <table:table-cell table:number-columns-repeated="7"/>
          <table:table-cell table:formula="of:=RAND()" office:value-type="float" office:value="0.394309566006996" calcext:value-type="float">
            <text:p>0.394309566</text:p>
          </table:table-cell>
          <table:table-cell table:formula="of:=RAND()" office:value-type="float" office:value="0.812077229493298" calcext:value-type="float">
            <text:p>0.8120772295</text:p>
          </table:table-cell>
          <table:table-cell/>
          <table:table-cell table:formula="of:=[.Q140]+0.05" office:value-type="float" office:value="0.95" calcext:value-type="float">
            <text:p>0.95</text:p>
          </table:table-cell>
          <table:table-cell table:formula="of:=[.N141]/SUM([.$N141:.$O141])" office:value-type="float" office:value="0.326851692573006" calcext:value-type="float">
            <text:p>0.3268516926</text:p>
          </table:table-cell>
          <table:table-cell table:formula="of:=[.O141]/SUM([.$N141:.$O141])" office:value-type="float" office:value="0.673148307426994" calcext:value-type="float">
            <text:p>0.673148307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.924375608375054" calcext:value-type="float">
            <text:p>0.9243756084</text:p>
          </table:table-cell>
          <table:table-cell office:value-type="float" office:value="0.0599586997266892" calcext:value-type="float">
            <text:p>0.0599586997</text:p>
          </table:table-cell>
          <table:table-cell office:value-type="float" office:value="0.0156656918982568" calcext:value-type="float">
            <text:p>0.0156656919</text:p>
          </table:table-cell>
          <table:table-cell table:number-columns-repeated="7"/>
          <table:table-cell table:formula="of:=RAND()" office:value-type="float" office:value="0.641156352707185" calcext:value-type="float">
            <text:p>0.6411563527</text:p>
          </table:table-cell>
          <table:table-cell table:formula="of:=RAND()" office:value-type="float" office:value="0.660710143740289" calcext:value-type="float">
            <text:p>0.6607101437</text:p>
          </table:table-cell>
          <table:table-cell/>
          <table:table-cell table:formula="of:=[.Q141]" office:value-type="float" office:value="0.95" calcext:value-type="float">
            <text:p>0.95</text:p>
          </table:table-cell>
          <table:table-cell table:formula="of:=[.N142]/SUM([.$N142:.$O142])" office:value-type="float" office:value="0.492490093613108" calcext:value-type="float">
            <text:p>0.4924900936</text:p>
          </table:table-cell>
          <table:table-cell table:formula="of:=[.O142]/SUM([.$N142:.$O142])" office:value-type="float" office:value="0.507509906386892" calcext:value-type="float">
            <text:p>0.507509906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RAND()" office:value-type="float" office:value="0.666421377449296" calcext:value-type="float">
            <text:p>0.6664213774</text:p>
          </table:table-cell>
          <table:table-cell table:formula="of:=RAND()" office:value-type="float" office:value="0.294784302008338" calcext:value-type="float">
            <text:p>0.294784302</text:p>
          </table:table-cell>
          <table:table-cell/>
          <table:table-cell table:formula="of:=[.Q142]+0.05" office:value-type="float" office:value="1" calcext:value-type="float">
            <text:p>1</text:p>
          </table:table-cell>
          <table:table-cell table:formula="of:=[.N143]/SUM([.$N143:.$O143])" office:value-type="float" office:value="0.693318185370407" calcext:value-type="float">
            <text:p>0.6933181854</text:p>
          </table:table-cell>
          <table:table-cell table:formula="of:=[.O143]/SUM([.$N143:.$O143])" office:value-type="float" office:value="0.306681814629593" calcext:value-type="float">
            <text:p>0.306681814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formula="of:=RAND()" office:value-type="float" office:value="0.0515369939384982" calcext:value-type="float">
            <text:p>0.0515369939</text:p>
          </table:table-cell>
          <table:table-cell table:formula="of:=RAND()" office:value-type="float" office:value="0.48904399422463" calcext:value-type="float">
            <text:p>0.4890439942</text:p>
          </table:table-cell>
          <table:table-cell/>
          <table:table-cell table:formula="of:=[.Q143]" office:value-type="float" office:value="1" calcext:value-type="float">
            <text:p>1</text:p>
          </table:table-cell>
          <table:table-cell table:formula="of:=[.N144]/SUM([.$N144:.$O144])" office:value-type="float" office:value="0.0953363049514907" calcext:value-type="float">
            <text:p>0.095336305</text:p>
          </table:table-cell>
          <table:table-cell table:formula="of:=[.O144]/SUM([.$N144:.$O144])" office:value-type="float" office:value="0.904663695048509" calcext:value-type="float">
            <text:p>0.90466369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31843031255994" calcext:value-type="float">
            <text:p>0.3184303126</text:p>
          </table:table-cell>
          <table:table-cell table:formula="of:=RAND()" office:value-type="float" office:value="0.356945904088207" calcext:value-type="float">
            <text:p>0.3569459041</text:p>
          </table:table-cell>
          <table:table-cell table:number-columns-repeated="2"/>
          <table:table-cell table:formula="of:=[.N145]/SUM([.$N145:.$O145])" office:value-type="float" office:value="0.471485824804864" calcext:value-type="float">
            <text:p>0.4714858248</text:p>
          </table:table-cell>
          <table:table-cell table:formula="of:=[.O145]/SUM([.$N145:.$O145])" office:value-type="float" office:value="0.528514175195136" calcext:value-type="float">
            <text:p>0.528514175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0.0252801340752939" calcext:value-type="float">
            <text:p>0.0252801341</text:p>
          </table:table-cell>
          <table:table-cell office:value-type="float" office:value="0.948705458334354" calcext:value-type="float">
            <text:p>0.9487054583</text:p>
          </table:table-cell>
          <table:table-cell office:value-type="float" office:value="0.0260144075903517" calcext:value-type="float">
            <text:p>0.0260144076</text:p>
          </table:table-cell>
          <table:table-cell table:number-columns-repeated="5"/>
          <table:table-cell table:formula="of:=RAND()" office:value-type="float" office:value="0.764671159093268" calcext:value-type="float">
            <text:p>0.7646711591</text:p>
          </table:table-cell>
          <table:table-cell table:formula="of:=RAND()" office:value-type="float" office:value="0.718461613054387" calcext:value-type="float">
            <text:p>0.7184616131</text:p>
          </table:table-cell>
          <table:table-cell/>
          <table:table-cell table:formula="of:=[.Q145]+0.05" office:value-type="float" office:value="0.05" calcext:value-type="float">
            <text:p>0.05</text:p>
          </table:table-cell>
          <table:table-cell table:formula="of:=[.N146]/SUM([.$N146:.$O146])" office:value-type="float" office:value="0.51557835782024" calcext:value-type="float">
            <text:p>0.5155783578</text:p>
          </table:table-cell>
          <table:table-cell table:formula="of:=[.O146]/SUM([.$N146:.$O146])" office:value-type="float" office:value="0.48442164217976" calcext:value-type="float">
            <text:p>0.484421642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0.0391936883732308" calcext:value-type="float">
            <text:p>0.0391936884</text:p>
          </table:table-cell>
          <table:table-cell office:value-type="float" office:value="0.929340089131332" calcext:value-type="float">
            <text:p>0.9293400891</text:p>
          </table:table-cell>
          <table:table-cell office:value-type="float" office:value="0.0314662224954372" calcext:value-type="float">
            <text:p>0.0314662225</text:p>
          </table:table-cell>
          <table:table-cell table:number-columns-repeated="5"/>
          <table:table-cell table:formula="of:=RAND()" office:value-type="float" office:value="0.100520016276278" calcext:value-type="float">
            <text:p>0.1005200163</text:p>
          </table:table-cell>
          <table:table-cell table:formula="of:=RAND()" office:value-type="float" office:value="0.220295639592223" calcext:value-type="float">
            <text:p>0.2202956396</text:p>
          </table:table-cell>
          <table:table-cell/>
          <table:table-cell table:formula="of:=[.Q146]" office:value-type="float" office:value="0.05" calcext:value-type="float">
            <text:p>0.05</text:p>
          </table:table-cell>
          <table:table-cell table:formula="of:=[.N147]/SUM([.$N147:.$O147])" office:value-type="float" office:value="0.313326405484026" calcext:value-type="float">
            <text:p>0.3133264055</text:p>
          </table:table-cell>
          <table:table-cell table:formula="of:=[.O147]/SUM([.$N147:.$O147])" office:value-type="float" office:value="0.686673594515974" calcext:value-type="float">
            <text:p>0.686673594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office:value-type="float" office:value="0.0620505998000958" calcext:value-type="float">
            <text:p>0.0620505998</text:p>
          </table:table-cell>
          <table:table-cell office:value-type="float" office:value="0.901854670622525" calcext:value-type="float">
            <text:p>0.9018546706</text:p>
          </table:table-cell>
          <table:table-cell office:value-type="float" office:value="0.0360947295773789" calcext:value-type="float">
            <text:p>0.0360947296</text:p>
          </table:table-cell>
          <table:table-cell table:number-columns-repeated="5"/>
          <table:table-cell table:formula="of:=RAND()" office:value-type="float" office:value="0.540672840434127" calcext:value-type="float">
            <text:p>0.5406728404</text:p>
          </table:table-cell>
          <table:table-cell table:formula="of:=RAND()" office:value-type="float" office:value="0.0867253687465563" calcext:value-type="float">
            <text:p>0.0867253687</text:p>
          </table:table-cell>
          <table:table-cell/>
          <table:table-cell table:formula="of:=[.Q147]+0.05" office:value-type="float" office:value="0.1" calcext:value-type="float">
            <text:p>0.1</text:p>
          </table:table-cell>
          <table:table-cell table:formula="of:=[.N148]/SUM([.$N148:.$O148])" office:value-type="float" office:value="0.861769817832584" calcext:value-type="float">
            <text:p>0.8617698178</text:p>
          </table:table-cell>
          <table:table-cell table:formula="of:=[.O148]/SUM([.$N148:.$O148])" office:value-type="float" office:value="0.138230182167416" calcext:value-type="float">
            <text:p>0.138230182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0.0475270640577735" calcext:value-type="float">
            <text:p>0.0475270641</text:p>
          </table:table-cell>
          <table:table-cell office:value-type="float" office:value="0.914133472547782" calcext:value-type="float">
            <text:p>0.9141334725</text:p>
          </table:table-cell>
          <table:table-cell office:value-type="float" office:value="0.038339463394444" calcext:value-type="float">
            <text:p>0.0383394634</text:p>
          </table:table-cell>
          <table:table-cell table:number-columns-repeated="5"/>
          <table:table-cell table:formula="of:=RAND()" office:value-type="float" office:value="0.353619782836176" calcext:value-type="float">
            <text:p>0.3536197828</text:p>
          </table:table-cell>
          <table:table-cell table:formula="of:=RAND()" office:value-type="float" office:value="0.489895652397536" calcext:value-type="float">
            <text:p>0.4898956524</text:p>
          </table:table-cell>
          <table:table-cell/>
          <table:table-cell table:formula="of:=[.Q148]" office:value-type="float" office:value="0.1" calcext:value-type="float">
            <text:p>0.1</text:p>
          </table:table-cell>
          <table:table-cell table:formula="of:=[.N149]/SUM([.$N149:.$O149])" office:value-type="float" office:value="0.419221472501211" calcext:value-type="float">
            <text:p>0.4192214725</text:p>
          </table:table-cell>
          <table:table-cell table:formula="of:=[.O149]/SUM([.$N149:.$O149])" office:value-type="float" office:value="0.580778527498789" calcext:value-type="float">
            <text:p>0.580778527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office:value-type="float" office:value="0.101725818466442" calcext:value-type="float">
            <text:p>0.1017258185</text:p>
          </table:table-cell>
          <table:table-cell office:value-type="float" office:value="0.806192018850611" calcext:value-type="float">
            <text:p>0.8061920189</text:p>
          </table:table-cell>
          <table:table-cell office:value-type="float" office:value="0.0920821626829464" calcext:value-type="float">
            <text:p>0.0920821627</text:p>
          </table:table-cell>
          <table:table-cell table:number-columns-repeated="5"/>
          <table:table-cell table:formula="of:=RAND()" office:value-type="float" office:value="0.332708521862514" calcext:value-type="float">
            <text:p>0.3327085219</text:p>
          </table:table-cell>
          <table:table-cell table:formula="of:=RAND()" office:value-type="float" office:value="0.239072913420387" calcext:value-type="float">
            <text:p>0.2390729134</text:p>
          </table:table-cell>
          <table:table-cell/>
          <table:table-cell table:formula="of:=[.Q149]+0.05" office:value-type="float" office:value="0.15" calcext:value-type="float">
            <text:p>0.15</text:p>
          </table:table-cell>
          <table:table-cell table:formula="of:=[.N150]/SUM([.$N150:.$O150])" office:value-type="float" office:value="0.581880595157658" calcext:value-type="float">
            <text:p>0.5818805952</text:p>
          </table:table-cell>
          <table:table-cell table:formula="of:=[.O150]/SUM([.$N150:.$O150])" office:value-type="float" office:value="0.418119404842342" calcext:value-type="float">
            <text:p>0.418119404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0.102233313493626" calcext:value-type="float">
            <text:p>0.1022333135</text:p>
          </table:table-cell>
          <table:table-cell office:value-type="float" office:value="0.831008223090099" calcext:value-type="float">
            <text:p>0.8310082231</text:p>
          </table:table-cell>
          <table:table-cell office:value-type="float" office:value="0.0667584634162748" calcext:value-type="float">
            <text:p>0.0667584634</text:p>
          </table:table-cell>
          <table:table-cell table:number-columns-repeated="5"/>
          <table:table-cell table:formula="of:=RAND()" office:value-type="float" office:value="0.256650133174844" calcext:value-type="float">
            <text:p>0.2566501332</text:p>
          </table:table-cell>
          <table:table-cell table:formula="of:=RAND()" office:value-type="float" office:value="0.196023965370841" calcext:value-type="float">
            <text:p>0.1960239654</text:p>
          </table:table-cell>
          <table:table-cell/>
          <table:table-cell table:formula="of:=[.Q150]" office:value-type="float" office:value="0.15" calcext:value-type="float">
            <text:p>0.15</text:p>
          </table:table-cell>
          <table:table-cell table:formula="of:=[.N151]/SUM([.$N151:.$O151])" office:value-type="float" office:value="0.566964476207914" calcext:value-type="float">
            <text:p>0.5669644762</text:p>
          </table:table-cell>
          <table:table-cell table:formula="of:=[.O151]/SUM([.$N151:.$O151])" office:value-type="float" office:value="0.433035523792086" calcext:value-type="float">
            <text:p>0.433035523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0.154059087835411" calcext:value-type="float">
            <text:p>0.1540590878</text:p>
          </table:table-cell>
          <table:table-cell office:value-type="float" office:value="0.72859158389988" calcext:value-type="float">
            <text:p>0.7285915839</text:p>
          </table:table-cell>
          <table:table-cell office:value-type="float" office:value="0.117349328264709" calcext:value-type="float">
            <text:p>0.1173493283</text:p>
          </table:table-cell>
          <table:table-cell table:number-columns-repeated="5"/>
          <table:table-cell table:formula="of:=RAND()" office:value-type="float" office:value="0.0117576300399378" calcext:value-type="float">
            <text:p>0.01175763</text:p>
          </table:table-cell>
          <table:table-cell table:formula="of:=RAND()" office:value-type="float" office:value="0.85692267830018" calcext:value-type="float">
            <text:p>0.8569226783</text:p>
          </table:table-cell>
          <table:table-cell/>
          <table:table-cell table:formula="of:=[.Q151]+0.05" office:value-type="float" office:value="0.2" calcext:value-type="float">
            <text:p>0.2</text:p>
          </table:table-cell>
          <table:table-cell table:formula="of:=[.N152]/SUM([.$N152:.$O152])" office:value-type="float" office:value="0.0135350484258178" calcext:value-type="float">
            <text:p>0.0135350484</text:p>
          </table:table-cell>
          <table:table-cell table:formula="of:=[.O152]/SUM([.$N152:.$O152])" office:value-type="float" office:value="0.986464951574182" calcext:value-type="float">
            <text:p>0.986464951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office:value-type="float" office:value="0.111851795471112" calcext:value-type="float">
            <text:p>0.1118517955</text:p>
          </table:table-cell>
          <table:table-cell office:value-type="float" office:value="0.799426117729931" calcext:value-type="float">
            <text:p>0.7994261177</text:p>
          </table:table-cell>
          <table:table-cell office:value-type="float" office:value="0.0887220867989565" calcext:value-type="float">
            <text:p>0.0887220868</text:p>
          </table:table-cell>
          <table:table-cell table:number-columns-repeated="5"/>
          <table:table-cell table:formula="of:=RAND()" office:value-type="float" office:value="0.832540555740707" calcext:value-type="float">
            <text:p>0.8325405557</text:p>
          </table:table-cell>
          <table:table-cell table:formula="of:=RAND()" office:value-type="float" office:value="0.770462289801799" calcext:value-type="float">
            <text:p>0.7704622898</text:p>
          </table:table-cell>
          <table:table-cell/>
          <table:table-cell table:formula="of:=[.Q152]" office:value-type="float" office:value="0.2" calcext:value-type="float">
            <text:p>0.2</text:p>
          </table:table-cell>
          <table:table-cell table:formula="of:=[.N153]/SUM([.$N153:.$O153])" office:value-type="float" office:value="0.519363117823381" calcext:value-type="float">
            <text:p>0.5193631178</text:p>
          </table:table-cell>
          <table:table-cell table:formula="of:=[.O153]/SUM([.$N153:.$O153])" office:value-type="float" office:value="0.480636882176619" calcext:value-type="float">
            <text:p>0.480636882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0.0764059608697184" calcext:value-type="float">
            <text:p>0.0764059609</text:p>
          </table:table-cell>
          <table:table-cell office:value-type="float" office:value="0.813426036515348" calcext:value-type="float">
            <text:p>0.8134260365</text:p>
          </table:table-cell>
          <table:table-cell office:value-type="float" office:value="0.110168002614933" calcext:value-type="float">
            <text:p>0.1101680026</text:p>
          </table:table-cell>
          <table:table-cell table:number-columns-repeated="5"/>
          <table:table-cell table:formula="of:=RAND()" office:value-type="float" office:value="0.0241444929270074" calcext:value-type="float">
            <text:p>0.0241444929</text:p>
          </table:table-cell>
          <table:table-cell table:formula="of:=RAND()" office:value-type="float" office:value="0.456332896021195" calcext:value-type="float">
            <text:p>0.456332896</text:p>
          </table:table-cell>
          <table:table-cell/>
          <table:table-cell table:formula="of:=[.Q153]+0.05" office:value-type="float" office:value="0.25" calcext:value-type="float">
            <text:p>0.25</text:p>
          </table:table-cell>
          <table:table-cell table:formula="of:=[.N154]/SUM([.$N154:.$O154])" office:value-type="float" office:value="0.0502510492322257" calcext:value-type="float">
            <text:p>0.0502510492</text:p>
          </table:table-cell>
          <table:table-cell table:formula="of:=[.O154]/SUM([.$N154:.$O154])" office:value-type="float" office:value="0.949748950767774" calcext:value-type="float">
            <text:p>0.949748950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0.197042379949791" calcext:value-type="float">
            <text:p>0.1970423799</text:p>
          </table:table-cell>
          <table:table-cell office:value-type="float" office:value="0.745647591452606" calcext:value-type="float">
            <text:p>0.7456475915</text:p>
          </table:table-cell>
          <table:table-cell office:value-type="float" office:value="0.0573100285976024" calcext:value-type="float">
            <text:p>0.0573100286</text:p>
          </table:table-cell>
          <table:table-cell table:number-columns-repeated="5"/>
          <table:table-cell table:formula="of:=RAND()" office:value-type="float" office:value="0.922843715758063" calcext:value-type="float">
            <text:p>0.9228437158</text:p>
          </table:table-cell>
          <table:table-cell table:formula="of:=RAND()" office:value-type="float" office:value="0.0860294051235542" calcext:value-type="float">
            <text:p>0.0860294051</text:p>
          </table:table-cell>
          <table:table-cell/>
          <table:table-cell table:formula="of:=[.Q154]" office:value-type="float" office:value="0.25" calcext:value-type="float">
            <text:p>0.25</text:p>
          </table:table-cell>
          <table:table-cell table:formula="of:=[.N155]/SUM([.$N155:.$O155])" office:value-type="float" office:value="0.91472723046841" calcext:value-type="float">
            <text:p>0.9147272305</text:p>
          </table:table-cell>
          <table:table-cell table:formula="of:=[.O155]/SUM([.$N155:.$O155])" office:value-type="float" office:value="0.0852727695315901" calcext:value-type="float">
            <text:p>0.085272769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office:value-type="float" office:value="0.0858831451996129" calcext:value-type="float">
            <text:p>0.0858831452</text:p>
          </table:table-cell>
          <table:table-cell office:value-type="float" office:value="0.61658849889759" calcext:value-type="float">
            <text:p>0.6165884989</text:p>
          </table:table-cell>
          <table:table-cell office:value-type="float" office:value="0.297528355902797" calcext:value-type="float">
            <text:p>0.2975283559</text:p>
          </table:table-cell>
          <table:table-cell table:number-columns-repeated="5"/>
          <table:table-cell table:formula="of:=RAND()" office:value-type="float" office:value="0.0159731610910967" calcext:value-type="float">
            <text:p>0.0159731611</text:p>
          </table:table-cell>
          <table:table-cell table:formula="of:=RAND()" office:value-type="float" office:value="0.892461195471697" calcext:value-type="float">
            <text:p>0.8924611955</text:p>
          </table:table-cell>
          <table:table-cell/>
          <table:table-cell table:formula="of:=[.Q155]+0.05" office:value-type="float" office:value="0.3" calcext:value-type="float">
            <text:p>0.3</text:p>
          </table:table-cell>
          <table:table-cell table:formula="of:=[.N156]/SUM([.$N156:.$O156])" office:value-type="float" office:value="0.0175831759066596" calcext:value-type="float">
            <text:p>0.0175831759</text:p>
          </table:table-cell>
          <table:table-cell table:formula="of:=[.O156]/SUM([.$N156:.$O156])" office:value-type="float" office:value="0.98241682409334" calcext:value-type="float">
            <text:p>0.982416824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office:value-type="float" office:value="0.254084693668614" calcext:value-type="float">
            <text:p>0.2540846937</text:p>
          </table:table-cell>
          <table:table-cell office:value-type="float" office:value="0.573865717720706" calcext:value-type="float">
            <text:p>0.5738657177</text:p>
          </table:table-cell>
          <table:table-cell office:value-type="float" office:value="0.17204958861068" calcext:value-type="float">
            <text:p>0.1720495886</text:p>
          </table:table-cell>
          <table:table-cell table:number-columns-repeated="5"/>
          <table:table-cell table:formula="of:=RAND()" office:value-type="float" office:value="0.841930856346153" calcext:value-type="float">
            <text:p>0.8419308563</text:p>
          </table:table-cell>
          <table:table-cell table:formula="of:=RAND()" office:value-type="float" office:value="0.387808647355996" calcext:value-type="float">
            <text:p>0.3878086474</text:p>
          </table:table-cell>
          <table:table-cell/>
          <table:table-cell table:formula="of:=[.Q156]" office:value-type="float" office:value="0.3" calcext:value-type="float">
            <text:p>0.3</text:p>
          </table:table-cell>
          <table:table-cell table:formula="of:=[.N157]/SUM([.$N157:.$O157])" office:value-type="float" office:value="0.684641628419277" calcext:value-type="float">
            <text:p>0.6846416284</text:p>
          </table:table-cell>
          <table:table-cell table:formula="of:=[.O157]/SUM([.$N157:.$O157])" office:value-type="float" office:value="0.315358371580723" calcext:value-type="float">
            <text:p>0.315358371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0.116583320063558" calcext:value-type="float">
            <text:p>0.1165833201</text:p>
          </table:table-cell>
          <table:table-cell office:value-type="float" office:value="0.613342239706862" calcext:value-type="float">
            <text:p>0.6133422397</text:p>
          </table:table-cell>
          <table:table-cell office:value-type="float" office:value="0.270074440229579" calcext:value-type="float">
            <text:p>0.2700744402</text:p>
          </table:table-cell>
          <table:table-cell table:number-columns-repeated="5"/>
          <table:table-cell table:formula="of:=RAND()" office:value-type="float" office:value="0.263812594697811" calcext:value-type="float">
            <text:p>0.2638125947</text:p>
          </table:table-cell>
          <table:table-cell table:formula="of:=RAND()" office:value-type="float" office:value="0.293120695161633" calcext:value-type="float">
            <text:p>0.2931206952</text:p>
          </table:table-cell>
          <table:table-cell/>
          <table:table-cell table:formula="of:=[.Q157]+0.05" office:value-type="float" office:value="0.35" calcext:value-type="float">
            <text:p>0.35</text:p>
          </table:table-cell>
          <table:table-cell table:formula="of:=[.N158]/SUM([.$N158:.$O158])" office:value-type="float" office:value="0.473687961379343" calcext:value-type="float">
            <text:p>0.4736879614</text:p>
          </table:table-cell>
          <table:table-cell table:formula="of:=[.O158]/SUM([.$N158:.$O158])" office:value-type="float" office:value="0.526312038620657" calcext:value-type="float">
            <text:p>0.526312038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office:value-type="float" office:value="0.336679514849587" calcext:value-type="float">
            <text:p>0.3366795148</text:p>
          </table:table-cell>
          <table:table-cell office:value-type="float" office:value="0.508796996805257" calcext:value-type="float">
            <text:p>0.5087969968</text:p>
          </table:table-cell>
          <table:table-cell office:value-type="float" office:value="0.154523488345156" calcext:value-type="float">
            <text:p>0.1545234883</text:p>
          </table:table-cell>
          <table:table-cell table:number-columns-repeated="5"/>
          <table:table-cell table:formula="of:=RAND()" office:value-type="float" office:value="0.420579193974845" calcext:value-type="float">
            <text:p>0.420579194</text:p>
          </table:table-cell>
          <table:table-cell table:formula="of:=RAND()" office:value-type="float" office:value="0.456498334999196" calcext:value-type="float">
            <text:p>0.456498335</text:p>
          </table:table-cell>
          <table:table-cell/>
          <table:table-cell table:formula="of:=[.Q158]" office:value-type="float" office:value="0.35" calcext:value-type="float">
            <text:p>0.35</text:p>
          </table:table-cell>
          <table:table-cell table:formula="of:=[.N159]/SUM([.$N159:.$O159])" office:value-type="float" office:value="0.479523394547363" calcext:value-type="float">
            <text:p>0.4795233945</text:p>
          </table:table-cell>
          <table:table-cell table:formula="of:=[.O159]/SUM([.$N159:.$O159])" office:value-type="float" office:value="0.520476605452637" calcext:value-type="float">
            <text:p>0.520476605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office:value-type="float" office:value="0.231605580001062" calcext:value-type="float">
            <text:p>0.23160558</text:p>
          </table:table-cell>
          <table:table-cell office:value-type="float" office:value="0.435098082943916" calcext:value-type="float">
            <text:p>0.4350980829</text:p>
          </table:table-cell>
          <table:table-cell office:value-type="float" office:value="0.333296337055022" calcext:value-type="float">
            <text:p>0.3332963371</text:p>
          </table:table-cell>
          <table:table-cell table:number-columns-repeated="5"/>
          <table:table-cell table:formula="of:=RAND()" office:value-type="float" office:value="0.588056946522556" calcext:value-type="float">
            <text:p>0.5880569465</text:p>
          </table:table-cell>
          <table:table-cell table:formula="of:=RAND()" office:value-type="float" office:value="0.184071755618788" calcext:value-type="float">
            <text:p>0.1840717556</text:p>
          </table:table-cell>
          <table:table-cell/>
          <table:table-cell table:formula="of:=[.Q159]+0.05" office:value-type="float" office:value="0.4" calcext:value-type="float">
            <text:p>0.4</text:p>
          </table:table-cell>
          <table:table-cell table:formula="of:=[.N160]/SUM([.$N160:.$O160])" office:value-type="float" office:value="0.761604826878858" calcext:value-type="float">
            <text:p>0.7616048269</text:p>
          </table:table-cell>
          <table:table-cell table:formula="of:=[.O160]/SUM([.$N160:.$O160])" office:value-type="float" office:value="0.238395173121142" calcext:value-type="float">
            <text:p>0.238395173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0.335816857071056" calcext:value-type="float">
            <text:p>0.3358168571</text:p>
          </table:table-cell>
          <table:table-cell office:value-type="float" office:value="0.567977912124746" calcext:value-type="float">
            <text:p>0.5679779121</text:p>
          </table:table-cell>
          <table:table-cell office:value-type="float" office:value="0.0962052308041977" calcext:value-type="float">
            <text:p>0.0962052308</text:p>
          </table:table-cell>
          <table:table-cell table:number-columns-repeated="5"/>
          <table:table-cell table:formula="of:=RAND()" office:value-type="float" office:value="0.750918505131267" calcext:value-type="float">
            <text:p>0.7509185051</text:p>
          </table:table-cell>
          <table:table-cell table:formula="of:=RAND()" office:value-type="float" office:value="0.324442908749916" calcext:value-type="float">
            <text:p>0.3244429087</text:p>
          </table:table-cell>
          <table:table-cell/>
          <table:table-cell table:formula="of:=[.Q160]" office:value-type="float" office:value="0.4" calcext:value-type="float">
            <text:p>0.4</text:p>
          </table:table-cell>
          <table:table-cell table:formula="of:=[.N161]/SUM([.$N161:.$O161])" office:value-type="float" office:value="0.698294076240899" calcext:value-type="float">
            <text:p>0.6982940762</text:p>
          </table:table-cell>
          <table:table-cell table:formula="of:=[.O161]/SUM([.$N161:.$O161])" office:value-type="float" office:value="0.301705923759101" calcext:value-type="float">
            <text:p>0.301705923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float" office:value="0.0492426550775493" calcext:value-type="float">
            <text:p>0.0492426551</text:p>
          </table:table-cell>
          <table:table-cell office:value-type="float" office:value="0.502390413342546" calcext:value-type="float">
            <text:p>0.5023904133</text:p>
          </table:table-cell>
          <table:table-cell office:value-type="float" office:value="0.448366931579904" calcext:value-type="float">
            <text:p>0.4483669316</text:p>
          </table:table-cell>
          <table:table-cell table:number-columns-repeated="5"/>
          <table:table-cell table:formula="of:=RAND()" office:value-type="float" office:value="0.449666089494713" calcext:value-type="float">
            <text:p>0.4496660895</text:p>
          </table:table-cell>
          <table:table-cell table:formula="of:=RAND()" office:value-type="float" office:value="0.784621099126525" calcext:value-type="float">
            <text:p>0.7846210991</text:p>
          </table:table-cell>
          <table:table-cell/>
          <table:table-cell table:formula="of:=[.Q161]+0.05" office:value-type="float" office:value="0.45" calcext:value-type="float">
            <text:p>0.45</text:p>
          </table:table-cell>
          <table:table-cell table:formula="of:=[.N162]/SUM([.$N162:.$O162])" office:value-type="float" office:value="0.364312368823185" calcext:value-type="float">
            <text:p>0.3643123688</text:p>
          </table:table-cell>
          <table:table-cell table:formula="of:=[.O162]/SUM([.$N162:.$O162])" office:value-type="float" office:value="0.635687631176815" calcext:value-type="float">
            <text:p>0.635687631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0.206962430837105" calcext:value-type="float">
            <text:p>0.2069624308</text:p>
          </table:table-cell>
          <table:table-cell office:value-type="float" office:value="0.687610623414133" calcext:value-type="float">
            <text:p>0.6876106234</text:p>
          </table:table-cell>
          <table:table-cell office:value-type="float" office:value="0.105426945748762" calcext:value-type="float">
            <text:p>0.1054269457</text:p>
          </table:table-cell>
          <table:table-cell table:number-columns-repeated="5"/>
          <table:table-cell table:formula="of:=RAND()" office:value-type="float" office:value="0.923615962383337" calcext:value-type="float">
            <text:p>0.9236159624</text:p>
          </table:table-cell>
          <table:table-cell table:formula="of:=RAND()" office:value-type="float" office:value="0.936275665997528" calcext:value-type="float">
            <text:p>0.936275666</text:p>
          </table:table-cell>
          <table:table-cell/>
          <table:table-cell table:formula="of:=[.Q162]" office:value-type="float" office:value="0.45" calcext:value-type="float">
            <text:p>0.45</text:p>
          </table:table-cell>
          <table:table-cell table:formula="of:=[.N163]/SUM([.$N163:.$O163])" office:value-type="float" office:value="0.496596655573634" calcext:value-type="float">
            <text:p>0.4965966556</text:p>
          </table:table-cell>
          <table:table-cell table:formula="of:=[.O163]/SUM([.$N163:.$O163])" office:value-type="float" office:value="0.503403344426366" calcext:value-type="float">
            <text:p>0.503403344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office:value-type="float" office:value="0.117650924571294" calcext:value-type="float">
            <text:p>0.1176509246</text:p>
          </table:table-cell>
          <table:table-cell office:value-type="float" office:value="0.440823407768175" calcext:value-type="float">
            <text:p>0.4408234078</text:p>
          </table:table-cell>
          <table:table-cell office:value-type="float" office:value="0.441525667660531" calcext:value-type="float">
            <text:p>0.4415256677</text:p>
          </table:table-cell>
          <table:table-cell table:number-columns-repeated="5"/>
          <table:table-cell table:formula="of:=RAND()" office:value-type="float" office:value="0.671217920375057" calcext:value-type="float">
            <text:p>0.6712179204</text:p>
          </table:table-cell>
          <table:table-cell table:formula="of:=RAND()" office:value-type="float" office:value="0.138542790547945" calcext:value-type="float">
            <text:p>0.1385427905</text:p>
          </table:table-cell>
          <table:table-cell/>
          <table:table-cell table:formula="of:=[.Q163]+0.05" office:value-type="float" office:value="0.5" calcext:value-type="float">
            <text:p>0.5</text:p>
          </table:table-cell>
          <table:table-cell table:formula="of:=[.N164]/SUM([.$N164:.$O164])" office:value-type="float" office:value="0.828908974368456" calcext:value-type="float">
            <text:p>0.8289089744</text:p>
          </table:table-cell>
          <table:table-cell table:formula="of:=[.O164]/SUM([.$N164:.$O164])" office:value-type="float" office:value="0.171091025631544" calcext:value-type="float">
            <text:p>0.171091025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0.340718204020316" calcext:value-type="float">
            <text:p>0.340718204</text:p>
          </table:table-cell>
          <table:table-cell office:value-type="float" office:value="0.596239325492425" calcext:value-type="float">
            <text:p>0.5962393255</text:p>
          </table:table-cell>
          <table:table-cell office:value-type="float" office:value="0.063042470487259" calcext:value-type="float">
            <text:p>0.0630424705</text:p>
          </table:table-cell>
          <table:table-cell table:number-columns-repeated="5"/>
          <table:table-cell table:formula="of:=RAND()" office:value-type="float" office:value="0.99577290227171" calcext:value-type="float">
            <text:p>0.9957729023</text:p>
          </table:table-cell>
          <table:table-cell table:formula="of:=RAND()" office:value-type="float" office:value="0.315928943571635" calcext:value-type="float">
            <text:p>0.3159289436</text:p>
          </table:table-cell>
          <table:table-cell/>
          <table:table-cell table:formula="of:=[.Q164]" office:value-type="float" office:value="0.5" calcext:value-type="float">
            <text:p>0.5</text:p>
          </table:table-cell>
          <table:table-cell table:formula="of:=[.N165]/SUM([.$N165:.$O165])" office:value-type="float" office:value="0.759145765805863" calcext:value-type="float">
            <text:p>0.7591457658</text:p>
          </table:table-cell>
          <table:table-cell table:formula="of:=[.O165]/SUM([.$N165:.$O165])" office:value-type="float" office:value="0.240854234194137" calcext:value-type="float">
            <text:p>0.240854234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office:value-type="float" office:value="0.114391014775745" calcext:value-type="float">
            <text:p>0.1143910148</text:p>
          </table:table-cell>
          <table:table-cell office:value-type="float" office:value="0.381123172578434" calcext:value-type="float">
            <text:p>0.3811231726</text:p>
          </table:table-cell>
          <table:table-cell office:value-type="float" office:value="0.504485812645821" calcext:value-type="float">
            <text:p>0.5044858126</text:p>
          </table:table-cell>
          <table:table-cell table:number-columns-repeated="5"/>
          <table:table-cell table:formula="of:=RAND()" office:value-type="float" office:value="0.615720438421704" calcext:value-type="float">
            <text:p>0.6157204384</text:p>
          </table:table-cell>
          <table:table-cell table:formula="of:=RAND()" office:value-type="float" office:value="0.895018658018671" calcext:value-type="float">
            <text:p>0.895018658</text:p>
          </table:table-cell>
          <table:table-cell/>
          <table:table-cell table:formula="of:=[.Q165]+0.05" office:value-type="float" office:value="0.55" calcext:value-type="float">
            <text:p>0.55</text:p>
          </table:table-cell>
          <table:table-cell table:formula="of:=[.N166]/SUM([.$N166:.$O166])" office:value-type="float" office:value="0.40756239106572" calcext:value-type="float">
            <text:p>0.4075623911</text:p>
          </table:table-cell>
          <table:table-cell table:formula="of:=[.O166]/SUM([.$N166:.$O166])" office:value-type="float" office:value="0.59243760893428" calcext:value-type="float">
            <text:p>0.592437608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office:value-type="float" office:value="0.39902472316878" calcext:value-type="float">
            <text:p>0.3990247232</text:p>
          </table:table-cell>
          <table:table-cell office:value-type="float" office:value="0.51901272921834" calcext:value-type="float">
            <text:p>0.5190127292</text:p>
          </table:table-cell>
          <table:table-cell office:value-type="float" office:value="0.0819625476128801" calcext:value-type="float">
            <text:p>0.0819625476</text:p>
          </table:table-cell>
          <table:table-cell table:number-columns-repeated="5"/>
          <table:table-cell table:formula="of:=RAND()" office:value-type="float" office:value="0.786682702950202" calcext:value-type="float">
            <text:p>0.786682703</text:p>
          </table:table-cell>
          <table:table-cell table:formula="of:=RAND()" office:value-type="float" office:value="0.137712233350612" calcext:value-type="float">
            <text:p>0.1377122334</text:p>
          </table:table-cell>
          <table:table-cell/>
          <table:table-cell table:formula="of:=[.Q166]" office:value-type="float" office:value="0.55" calcext:value-type="float">
            <text:p>0.55</text:p>
          </table:table-cell>
          <table:table-cell table:formula="of:=[.N167]/SUM([.$N167:.$O167])" office:value-type="float" office:value="0.851024461577321" calcext:value-type="float">
            <text:p>0.8510244616</text:p>
          </table:table-cell>
          <table:table-cell table:formula="of:=[.O167]/SUM([.$N167:.$O167])" office:value-type="float" office:value="0.148975538422679" calcext:value-type="float">
            <text:p>0.148975538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0.220469848906659" calcext:value-type="float">
            <text:p>0.2204698489</text:p>
          </table:table-cell>
          <table:table-cell office:value-type="float" office:value="0.410179331224212" calcext:value-type="float">
            <text:p>0.4101793312</text:p>
          </table:table-cell>
          <table:table-cell office:value-type="float" office:value="0.369350819869129" calcext:value-type="float">
            <text:p>0.3693508199</text:p>
          </table:table-cell>
          <table:table-cell table:number-columns-repeated="5"/>
          <table:table-cell table:formula="of:=RAND()" office:value-type="float" office:value="0.501792331109755" calcext:value-type="float">
            <text:p>0.5017923311</text:p>
          </table:table-cell>
          <table:table-cell table:formula="of:=RAND()" office:value-type="float" office:value="0.59297247172799" calcext:value-type="float">
            <text:p>0.5929724717</text:p>
          </table:table-cell>
          <table:table-cell/>
          <table:table-cell table:formula="of:=[.Q167]+0.05" office:value-type="float" office:value="0.6" calcext:value-type="float">
            <text:p>0.6</text:p>
          </table:table-cell>
          <table:table-cell table:formula="of:=[.N168]/SUM([.$N168:.$O168])" office:value-type="float" office:value="0.458356287861152" calcext:value-type="float">
            <text:p>0.4583562879</text:p>
          </table:table-cell>
          <table:table-cell table:formula="of:=[.O168]/SUM([.$N168:.$O168])" office:value-type="float" office:value="0.541643712138848" calcext:value-type="float">
            <text:p>0.541643712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  <table:table-cell office:value-type="float" office:value="0.482117012926108" calcext:value-type="float">
            <text:p>0.4821170129</text:p>
          </table:table-cell>
          <table:table-cell office:value-type="float" office:value="0.509234870453589" calcext:value-type="float">
            <text:p>0.5092348705</text:p>
          </table:table-cell>
          <table:table-cell office:value-type="float" office:value="0.00864811662030311" calcext:value-type="float">
            <text:p>0.0086481166</text:p>
          </table:table-cell>
          <table:table-cell table:number-columns-repeated="5"/>
          <table:table-cell table:formula="of:=RAND()" office:value-type="float" office:value="0.966404805774801" calcext:value-type="float">
            <text:p>0.9664048058</text:p>
          </table:table-cell>
          <table:table-cell table:formula="of:=RAND()" office:value-type="float" office:value="0.899608014267869" calcext:value-type="float">
            <text:p>0.8996080143</text:p>
          </table:table-cell>
          <table:table-cell/>
          <table:table-cell table:formula="of:=[.Q168]" office:value-type="float" office:value="0.6" calcext:value-type="float">
            <text:p>0.6</text:p>
          </table:table-cell>
          <table:table-cell table:formula="of:=[.N169]/SUM([.$N169:.$O169])" office:value-type="float" office:value="0.517898267040149" calcext:value-type="float">
            <text:p>0.517898267</text:p>
          </table:table-cell>
          <table:table-cell table:formula="of:=[.O169]/SUM([.$N169:.$O169])" office:value-type="float" office:value="0.482101732959851" calcext:value-type="float">
            <text:p>0.48210173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0.197205411128189" calcext:value-type="float">
            <text:p>0.1972054111</text:p>
          </table:table-cell>
          <table:table-cell office:value-type="float" office:value="0.379953438683614" calcext:value-type="float">
            <text:p>0.3799534387</text:p>
          </table:table-cell>
          <table:table-cell office:value-type="float" office:value="0.422841150188197" calcext:value-type="float">
            <text:p>0.4228411502</text:p>
          </table:table-cell>
          <table:table-cell table:number-columns-repeated="5"/>
          <table:table-cell table:formula="of:=RAND()" office:value-type="float" office:value="0.146634034928866" calcext:value-type="float">
            <text:p>0.1466340349</text:p>
          </table:table-cell>
          <table:table-cell table:formula="of:=RAND()" office:value-type="float" office:value="0.649405564763583" calcext:value-type="float">
            <text:p>0.6494055648</text:p>
          </table:table-cell>
          <table:table-cell/>
          <table:table-cell table:formula="of:=[.Q169]+0.05" office:value-type="float" office:value="0.65" calcext:value-type="float">
            <text:p>0.65</text:p>
          </table:table-cell>
          <table:table-cell table:formula="of:=[.N170]/SUM([.$N170:.$O170])" office:value-type="float" office:value="0.184204447850984" calcext:value-type="float">
            <text:p>0.1842044479</text:p>
          </table:table-cell>
          <table:table-cell table:formula="of:=[.O170]/SUM([.$N170:.$O170])" office:value-type="float" office:value="0.815795552149016" calcext:value-type="float">
            <text:p>0.815795552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  <table:table-cell office:value-type="float" office:value="0.5331890655739" calcext:value-type="float">
            <text:p>0.5331890656</text:p>
          </table:table-cell>
          <table:table-cell office:value-type="float" office:value="0.378697274666809" calcext:value-type="float">
            <text:p>0.3786972747</text:p>
          </table:table-cell>
          <table:table-cell office:value-type="float" office:value="0.088113659759291" calcext:value-type="float">
            <text:p>0.0881136598</text:p>
          </table:table-cell>
          <table:table-cell table:number-columns-repeated="5"/>
          <table:table-cell table:formula="of:=RAND()" office:value-type="float" office:value="0.637167578679509" calcext:value-type="float">
            <text:p>0.6371675787</text:p>
          </table:table-cell>
          <table:table-cell table:formula="of:=RAND()" office:value-type="float" office:value="0.722020734683611" calcext:value-type="float">
            <text:p>0.7220207347</text:p>
          </table:table-cell>
          <table:table-cell/>
          <table:table-cell table:formula="of:=[.Q170]" office:value-type="float" office:value="0.65" calcext:value-type="float">
            <text:p>0.65</text:p>
          </table:table-cell>
          <table:table-cell table:formula="of:=[.N171]/SUM([.$N171:.$O171])" office:value-type="float" office:value="0.468785356977451" calcext:value-type="float">
            <text:p>0.468785357</text:p>
          </table:table-cell>
          <table:table-cell table:formula="of:=[.O171]/SUM([.$N171:.$O171])" office:value-type="float" office:value="0.531214643022549" calcext:value-type="float">
            <text:p>0.53121464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  <table:table-cell office:value-type="float" office:value="0.0529310592868473" calcext:value-type="float">
            <text:p>0.0529310593</text:p>
          </table:table-cell>
          <table:table-cell office:value-type="float" office:value="0.449366474949268" calcext:value-type="float">
            <text:p>0.4493664749</text:p>
          </table:table-cell>
          <table:table-cell office:value-type="float" office:value="0.497702465763885" calcext:value-type="float">
            <text:p>0.4977024658</text:p>
          </table:table-cell>
          <table:table-cell table:number-columns-repeated="5"/>
          <table:table-cell table:formula="of:=RAND()" office:value-type="float" office:value="0.643362491275184" calcext:value-type="float">
            <text:p>0.6433624913</text:p>
          </table:table-cell>
          <table:table-cell table:formula="of:=RAND()" office:value-type="float" office:value="0.328534127329476" calcext:value-type="float">
            <text:p>0.3285341273</text:p>
          </table:table-cell>
          <table:table-cell/>
          <table:table-cell table:formula="of:=[.Q171]+0.05" office:value-type="float" office:value="0.7" calcext:value-type="float">
            <text:p>0.7</text:p>
          </table:table-cell>
          <table:table-cell table:formula="of:=[.N172]/SUM([.$N172:.$O172])" office:value-type="float" office:value="0.661965973499169" calcext:value-type="float">
            <text:p>0.6619659735</text:p>
          </table:table-cell>
          <table:table-cell table:formula="of:=[.O172]/SUM([.$N172:.$O172])" office:value-type="float" office:value="0.338034026500832" calcext:value-type="float">
            <text:p>0.338034026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  <table:table-cell office:value-type="float" office:value="0.648306911319107" calcext:value-type="float">
            <text:p>0.6483069113</text:p>
          </table:table-cell>
          <table:table-cell office:value-type="float" office:value="0.275113368540698" calcext:value-type="float">
            <text:p>0.2751133685</text:p>
          </table:table-cell>
          <table:table-cell office:value-type="float" office:value="0.0765797201401953" calcext:value-type="float">
            <text:p>0.0765797201</text:p>
          </table:table-cell>
          <table:table-cell table:number-columns-repeated="5"/>
          <table:table-cell table:formula="of:=RAND()" office:value-type="float" office:value="0.672849064110778" calcext:value-type="float">
            <text:p>0.6728490641</text:p>
          </table:table-cell>
          <table:table-cell table:formula="of:=RAND()" office:value-type="float" office:value="0.486845849896781" calcext:value-type="float">
            <text:p>0.4868458499</text:p>
          </table:table-cell>
          <table:table-cell/>
          <table:table-cell table:formula="of:=[.Q172]" office:value-type="float" office:value="0.7" calcext:value-type="float">
            <text:p>0.7</text:p>
          </table:table-cell>
          <table:table-cell table:formula="of:=[.N173]/SUM([.$N173:.$O173])" office:value-type="float" office:value="0.580194890900757" calcext:value-type="float">
            <text:p>0.5801948909</text:p>
          </table:table-cell>
          <table:table-cell table:formula="of:=[.O173]/SUM([.$N173:.$O173])" office:value-type="float" office:value="0.419805109099243" calcext:value-type="float">
            <text:p>0.419805109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  <table:table-cell office:value-type="float" office:value="0.132395556869652" calcext:value-type="float">
            <text:p>0.1323955569</text:p>
          </table:table-cell>
          <table:table-cell office:value-type="float" office:value="0.301478612742346" calcext:value-type="float">
            <text:p>0.3014786127</text:p>
          </table:table-cell>
          <table:table-cell office:value-type="float" office:value="0.566125830388002" calcext:value-type="float">
            <text:p>0.5661258304</text:p>
          </table:table-cell>
          <table:table-cell table:number-columns-repeated="5"/>
          <table:table-cell table:formula="of:=RAND()" office:value-type="float" office:value="0.482656797510572" calcext:value-type="float">
            <text:p>0.4826567975</text:p>
          </table:table-cell>
          <table:table-cell table:formula="of:=RAND()" office:value-type="float" office:value="0.480766147258692" calcext:value-type="float">
            <text:p>0.4807661473</text:p>
          </table:table-cell>
          <table:table-cell/>
          <table:table-cell table:formula="of:=[.Q173]+0.05" office:value-type="float" office:value="0.75" calcext:value-type="float">
            <text:p>0.75</text:p>
          </table:table-cell>
          <table:table-cell table:formula="of:=[.N174]/SUM([.$N174:.$O174])" office:value-type="float" office:value="0.500981215084271" calcext:value-type="float">
            <text:p>0.5009812151</text:p>
          </table:table-cell>
          <table:table-cell table:formula="of:=[.O174]/SUM([.$N174:.$O174])" office:value-type="float" office:value="0.499018784915729" calcext:value-type="float">
            <text:p>0.499018784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0.677013031565049" calcext:value-type="float">
            <text:p>0.6770130316</text:p>
          </table:table-cell>
          <table:table-cell office:value-type="float" office:value="0.296073296749387" calcext:value-type="float">
            <text:p>0.2960732967</text:p>
          </table:table-cell>
          <table:table-cell office:value-type="float" office:value="0.0269136716855641" calcext:value-type="float">
            <text:p>0.0269136717</text:p>
          </table:table-cell>
          <table:table-cell table:number-columns-repeated="5"/>
          <table:table-cell table:formula="of:=RAND()" office:value-type="float" office:value="0.0900198925519362" calcext:value-type="float">
            <text:p>0.0900198926</text:p>
          </table:table-cell>
          <table:table-cell table:formula="of:=RAND()" office:value-type="float" office:value="0.881694999872707" calcext:value-type="float">
            <text:p>0.8816949999</text:p>
          </table:table-cell>
          <table:table-cell/>
          <table:table-cell table:formula="of:=[.Q174]" office:value-type="float" office:value="0.75" calcext:value-type="float">
            <text:p>0.75</text:p>
          </table:table-cell>
          <table:table-cell table:formula="of:=[.N175]/SUM([.$N175:.$O175])" office:value-type="float" office:value="0.0926402314647218" calcext:value-type="float">
            <text:p>0.0926402315</text:p>
          </table:table-cell>
          <table:table-cell table:formula="of:=[.O175]/SUM([.$N175:.$O175])" office:value-type="float" office:value="0.907359768535278" calcext:value-type="float">
            <text:p>0.907359768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0.0455240444454725" calcext:value-type="float">
            <text:p>0.0455240444</text:p>
          </table:table-cell>
          <table:table-cell office:value-type="float" office:value="0.165947532757183" calcext:value-type="float">
            <text:p>0.1659475328</text:p>
          </table:table-cell>
          <table:table-cell office:value-type="float" office:value="0.788528422797344" calcext:value-type="float">
            <text:p>0.7885284228</text:p>
          </table:table-cell>
          <table:table-cell table:number-columns-repeated="5"/>
          <table:table-cell table:formula="of:=RAND()" office:value-type="float" office:value="0.943205414456315" calcext:value-type="float">
            <text:p>0.9432054145</text:p>
          </table:table-cell>
          <table:table-cell table:formula="of:=RAND()" office:value-type="float" office:value="0.367432167171501" calcext:value-type="float">
            <text:p>0.3674321672</text:p>
          </table:table-cell>
          <table:table-cell/>
          <table:table-cell table:formula="of:=[.Q175]+0.05" office:value-type="float" office:value="0.8" calcext:value-type="float">
            <text:p>0.8</text:p>
          </table:table-cell>
          <table:table-cell table:formula="of:=[.N176]/SUM([.$N176:.$O176])" office:value-type="float" office:value="0.719653875089444" calcext:value-type="float">
            <text:p>0.7196538751</text:p>
          </table:table-cell>
          <table:table-cell table:formula="of:=[.O176]/SUM([.$N176:.$O176])" office:value-type="float" office:value="0.280346124910556" calcext:value-type="float">
            <text:p>0.280346124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  <table:table-cell office:value-type="float" office:value="0.719273131831834" calcext:value-type="float">
            <text:p>0.7192731318</text:p>
          </table:table-cell>
          <table:table-cell office:value-type="float" office:value="0.176366469227817" calcext:value-type="float">
            <text:p>0.1763664692</text:p>
          </table:table-cell>
          <table:table-cell office:value-type="float" office:value="0.104360398940349" calcext:value-type="float">
            <text:p>0.1043603989</text:p>
          </table:table-cell>
          <table:table-cell table:number-columns-repeated="5"/>
          <table:table-cell table:formula="of:=RAND()" office:value-type="float" office:value="0.877630270901136" calcext:value-type="float">
            <text:p>0.8776302709</text:p>
          </table:table-cell>
          <table:table-cell table:formula="of:=RAND()" office:value-type="float" office:value="0.323017222923227" calcext:value-type="float">
            <text:p>0.3230172229</text:p>
          </table:table-cell>
          <table:table-cell/>
          <table:table-cell table:formula="of:=[.Q176]" office:value-type="float" office:value="0.8" calcext:value-type="float">
            <text:p>0.8</text:p>
          </table:table-cell>
          <table:table-cell table:formula="of:=[.N177]/SUM([.$N177:.$O177])" office:value-type="float" office:value="0.730964146775224" calcext:value-type="float">
            <text:p>0.7309641468</text:p>
          </table:table-cell>
          <table:table-cell table:formula="of:=[.O177]/SUM([.$N177:.$O177])" office:value-type="float" office:value="0.269035853224776" calcext:value-type="float">
            <text:p>0.269035853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  <table:table-cell office:value-type="float" office:value="0.0676182377501724" calcext:value-type="float">
            <text:p>0.0676182378</text:p>
          </table:table-cell>
          <table:table-cell office:value-type="float" office:value="0.12412523544121" calcext:value-type="float">
            <text:p>0.1241252354</text:p>
          </table:table-cell>
          <table:table-cell office:value-type="float" office:value="0.808256526808617" calcext:value-type="float">
            <text:p>0.8082565268</text:p>
          </table:table-cell>
          <table:table-cell table:number-columns-repeated="5"/>
          <table:table-cell table:formula="of:=RAND()" office:value-type="float" office:value="0.873149456339888" calcext:value-type="float">
            <text:p>0.8731494563</text:p>
          </table:table-cell>
          <table:table-cell table:formula="of:=RAND()" office:value-type="float" office:value="0.936515051056631" calcext:value-type="float">
            <text:p>0.9365150511</text:p>
          </table:table-cell>
          <table:table-cell/>
          <table:table-cell table:formula="of:=[.Q177]+0.05" office:value-type="float" office:value="0.85" calcext:value-type="float">
            <text:p>0.85</text:p>
          </table:table-cell>
          <table:table-cell table:formula="of:=[.N178]/SUM([.$N178:.$O178])" office:value-type="float" office:value="0.482492446954186" calcext:value-type="float">
            <text:p>0.482492447</text:p>
          </table:table-cell>
          <table:table-cell table:formula="of:=[.O178]/SUM([.$N178:.$O178])" office:value-type="float" office:value="0.517507553045814" calcext:value-type="float">
            <text:p>0.51750755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0.788175831812286" calcext:value-type="float">
            <text:p>0.7881758318</text:p>
          </table:table-cell>
          <table:table-cell office:value-type="float" office:value="0.198737012027008" calcext:value-type="float">
            <text:p>0.198737012</text:p>
          </table:table-cell>
          <table:table-cell office:value-type="float" office:value="0.013087156160706" calcext:value-type="float">
            <text:p>0.0130871562</text:p>
          </table:table-cell>
          <table:table-cell table:number-columns-repeated="5"/>
          <table:table-cell table:formula="of:=RAND()" office:value-type="float" office:value="0.394656871794723" calcext:value-type="float">
            <text:p>0.3946568718</text:p>
          </table:table-cell>
          <table:table-cell table:formula="of:=RAND()" office:value-type="float" office:value="0.376331198844127" calcext:value-type="float">
            <text:p>0.3763311988</text:p>
          </table:table-cell>
          <table:table-cell/>
          <table:table-cell table:formula="of:=[.Q178]" office:value-type="float" office:value="0.85" calcext:value-type="float">
            <text:p>0.85</text:p>
          </table:table-cell>
          <table:table-cell table:formula="of:=[.N179]/SUM([.$N179:.$O179])" office:value-type="float" office:value="0.51188453728954" calcext:value-type="float">
            <text:p>0.5118845373</text:p>
          </table:table-cell>
          <table:table-cell table:formula="of:=[.O179]/SUM([.$N179:.$O179])" office:value-type="float" office:value="0.48811546271046" calcext:value-type="float">
            <text:p>0.488115462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  <table:table-cell office:value-type="float" office:value="0.0831116306778962" calcext:value-type="float">
            <text:p>0.0831116307</text:p>
          </table:table-cell>
          <table:table-cell office:value-type="float" office:value="0.0459365384146622" calcext:value-type="float">
            <text:p>0.0459365384</text:p>
          </table:table-cell>
          <table:table-cell office:value-type="float" office:value="0.870951830907442" calcext:value-type="float">
            <text:p>0.8709518309</text:p>
          </table:table-cell>
          <table:table-cell table:number-columns-repeated="5"/>
          <table:table-cell table:formula="of:=RAND()" office:value-type="float" office:value="0.742501576547511" calcext:value-type="float">
            <text:p>0.7425015765</text:p>
          </table:table-cell>
          <table:table-cell table:formula="of:=RAND()" office:value-type="float" office:value="0.837393673253246" calcext:value-type="float">
            <text:p>0.8373936733</text:p>
          </table:table-cell>
          <table:table-cell/>
          <table:table-cell table:formula="of:=[.Q179]+0.05" office:value-type="float" office:value="0.9" calcext:value-type="float">
            <text:p>0.9</text:p>
          </table:table-cell>
          <table:table-cell table:formula="of:=[.N180]/SUM([.$N180:.$O180])" office:value-type="float" office:value="0.469968864480825" calcext:value-type="float">
            <text:p>0.4699688645</text:p>
          </table:table-cell>
          <table:table-cell table:formula="of:=[.O180]/SUM([.$N180:.$O180])" office:value-type="float" office:value="0.530031135519175" calcext:value-type="float">
            <text:p>0.530031135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0.887228317521184" calcext:value-type="float">
            <text:p>0.8872283175</text:p>
          </table:table-cell>
          <table:table-cell office:value-type="float" office:value="0.0735501382980391" calcext:value-type="float">
            <text:p>0.0735501383</text:p>
          </table:table-cell>
          <table:table-cell office:value-type="float" office:value="0.0392215441807766" calcext:value-type="float">
            <text:p>0.0392215442</text:p>
          </table:table-cell>
          <table:table-cell table:number-columns-repeated="5"/>
          <table:table-cell table:formula="of:=RAND()" office:value-type="float" office:value="0.868895586696453" calcext:value-type="float">
            <text:p>0.8688955867</text:p>
          </table:table-cell>
          <table:table-cell table:formula="of:=RAND()" office:value-type="float" office:value="0.791850772569887" calcext:value-type="float">
            <text:p>0.7918507726</text:p>
          </table:table-cell>
          <table:table-cell/>
          <table:table-cell table:formula="of:=[.Q180]" office:value-type="float" office:value="0.9" calcext:value-type="float">
            <text:p>0.9</text:p>
          </table:table-cell>
          <table:table-cell table:formula="of:=[.N181]/SUM([.$N181:.$O181])" office:value-type="float" office:value="0.523195840140394" calcext:value-type="float">
            <text:p>0.5231958401</text:p>
          </table:table-cell>
          <table:table-cell table:formula="of:=[.O181]/SUM([.$N181:.$O181])" office:value-type="float" office:value="0.476804159859606" calcext:value-type="float">
            <text:p>0.476804159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0.00390051428652052" calcext:value-type="float">
            <text:p>0.0039005143</text:p>
          </table:table-cell>
          <table:table-cell office:value-type="float" office:value="0.0672271555097769" calcext:value-type="float">
            <text:p>0.0672271555</text:p>
          </table:table-cell>
          <table:table-cell office:value-type="float" office:value="0.928872330203703" calcext:value-type="float">
            <text:p>0.9288723302</text:p>
          </table:table-cell>
          <table:table-cell table:number-columns-repeated="5"/>
          <table:table-cell table:formula="of:=RAND()" office:value-type="float" office:value="0.230656987172551" calcext:value-type="float">
            <text:p>0.2306569872</text:p>
          </table:table-cell>
          <table:table-cell table:formula="of:=RAND()" office:value-type="float" office:value="0.12319984275382" calcext:value-type="float">
            <text:p>0.1231998428</text:p>
          </table:table-cell>
          <table:table-cell/>
          <table:table-cell table:formula="of:=[.Q181]+0.05" office:value-type="float" office:value="0.95" calcext:value-type="float">
            <text:p>0.95</text:p>
          </table:table-cell>
          <table:table-cell table:formula="of:=[.N182]/SUM([.$N182:.$O182])" office:value-type="float" office:value="0.65183703595758" calcext:value-type="float">
            <text:p>0.651837036</text:p>
          </table:table-cell>
          <table:table-cell table:formula="of:=[.O182]/SUM([.$N182:.$O182])" office:value-type="float" office:value="0.34816296404242" calcext:value-type="float">
            <text:p>0.34816296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  <table:table-cell office:value-type="float" office:value="0.937347215893389" calcext:value-type="float">
            <text:p>0.9373472159</text:p>
          </table:table-cell>
          <table:table-cell office:value-type="float" office:value="0.0359900848078838" calcext:value-type="float">
            <text:p>0.0359900848</text:p>
          </table:table-cell>
          <table:table-cell office:value-type="float" office:value="0.0266626992987272" calcext:value-type="float">
            <text:p>0.0266626993</text:p>
          </table:table-cell>
          <table:table-cell table:number-columns-repeated="5"/>
          <table:table-cell table:formula="of:=RAND()" office:value-type="float" office:value="0.800828077713959" calcext:value-type="float">
            <text:p>0.8008280777</text:p>
          </table:table-cell>
          <table:table-cell table:formula="of:=RAND()" office:value-type="float" office:value="0.811844557872973" calcext:value-type="float">
            <text:p>0.8118445579</text:p>
          </table:table-cell>
          <table:table-cell/>
          <table:table-cell table:formula="of:=[.Q182]" office:value-type="float" office:value="0.95" calcext:value-type="float">
            <text:p>0.95</text:p>
          </table:table-cell>
          <table:table-cell table:formula="of:=[.N183]/SUM([.$N183:.$O183])" office:value-type="float" office:value="0.49658440283666" calcext:value-type="float">
            <text:p>0.4965844028</text:p>
          </table:table-cell>
          <table:table-cell table:formula="of:=[.O183]/SUM([.$N183:.$O183])" office:value-type="float" office:value="0.50341559716334" calcext:value-type="float">
            <text:p>0.503415597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RAND()" office:value-type="float" office:value="0.287796895834617" calcext:value-type="float">
            <text:p>0.2877968958</text:p>
          </table:table-cell>
          <table:table-cell table:formula="of:=RAND()" office:value-type="float" office:value="0.645402582013048" calcext:value-type="float">
            <text:p>0.645402582</text:p>
          </table:table-cell>
          <table:table-cell/>
          <table:table-cell table:formula="of:=[.Q183]+0.05" office:value-type="float" office:value="1" calcext:value-type="float">
            <text:p>1</text:p>
          </table:table-cell>
          <table:table-cell table:formula="of:=[.N184]/SUM([.$N184:.$O184])" office:value-type="float" office:value="0.308398046362384" calcext:value-type="float">
            <text:p>0.3083980464</text:p>
          </table:table-cell>
          <table:table-cell table:formula="of:=[.O184]/SUM([.$N184:.$O184])" office:value-type="float" office:value="0.691601953637616" calcext:value-type="float">
            <text:p>0.691601953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461833490873687" calcext:value-type="float">
            <text:p>0.4618334909</text:p>
          </table:table-cell>
          <table:table-cell table:formula="of:=RAND()" office:value-type="float" office:value="0.323010323918425" calcext:value-type="float">
            <text:p>0.3230103239</text:p>
          </table:table-cell>
          <table:table-cell/>
          <table:table-cell table:formula="of:=[.Q184]" office:value-type="float" office:value="1" calcext:value-type="float">
            <text:p>1</text:p>
          </table:table-cell>
          <table:table-cell table:formula="of:=[.N185]/SUM([.$N185:.$O185])" office:value-type="float" office:value="0.588439995537223" calcext:value-type="float">
            <text:p>0.5884399955</text:p>
          </table:table-cell>
          <table:table-cell table:formula="of:=[.O185]/SUM([.$N185:.$O185])" office:value-type="float" office:value="0.411560004462777" calcext:value-type="float">
            <text:p>0.411560004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99999999999999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999999999999999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99999999999999" calcext:value-type="float">
            <text:p>0.05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999999999999999" calcext:value-type="float">
            <text:p>0.1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table:number-columns-repeated="1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1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99999999999999" calcext:value-type="float">
            <text:p>0.05</text:p>
          </table:table-cell>
          <table:table-cell table:number-columns-repeated="5"/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999999999999999" calcext:value-type="float">
            <text:p>0.1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5" calcext:value-type="float">
            <text:p>0.35</text:p>
          </table:table-cell>
          <table:table-cell table:number-columns-repeated="5"/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5" calcext:value-type="float">
            <text:p>0.55</text:p>
          </table:table-cell>
          <table:table-cell table:number-columns-repeated="5"/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5" calcext:value-type="float">
            <text:p>0.65</text:p>
          </table:table-cell>
          <table:table-cell table:number-columns-repeated="5"/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75" calcext:value-type="float">
            <text:p>0.75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85" calcext:value-type="float">
            <text:p>0.85</text:p>
          </table:table-cell>
          <table:table-cell table:number-columns-repeated="5"/>
          <table:table-cell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09">
          <table:table-cell table:number-columns-repeated="20"/>
        </table:table-row>
        <table:table-row table:style-name="ro1" table:number-rows-repeated="18">
          <table:table-cell/>
          <table:table-cell table:style-name="ce6"/>
          <table:table-cell table:style-name="Default" table:number-columns-repeated="11"/>
          <table:table-cell table:number-columns-repeated="7"/>
        </table:table-row>
        <table:table-row table:style-name="ro1">
          <table:table-cell/>
          <table:table-cell table:style-name="ce6"/>
          <table:table-cell table:style-name="Default" table:number-columns-repeated="11"/>
          <table:table-cell table:number-columns-repeated="7"/>
        </table:table-row>
        <calcext:conditional-formats>
          <calcext:conditional-format calcext:target-range-address="cells.I2:cells.I1048557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57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57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57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57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57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57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1:cells.D1048557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1:cells.E1048557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1:cells.F1048557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1:cells.G1048557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1:cells.H1048557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0:22:07.299892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18T10:22:30.039619637</dc:date>
    <dc:creator>Robrecht Cannoodt</dc:creator>
    <meta:editing-duration>PT4H39M17S</meta:editing-duration>
    <meta:editing-cycles>83</meta:editing-cycles>
    <meta:document-statistic meta:table-count="2" meta:cell-count="2084" meta:object-count="0"/>
  </office:meta>
</office:document-meta>
</file>